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98in" text:min-label-width="0.2506in"/>
      </text:list-level-style-number>
      <text:list-level-style-bullet text:level="2" text:style-name="WW_CharLFO1LVL2" text:bullet-char="-">
        <style:list-level-properties text:space-before="0.3652in" text:min-label-width="0.0937in"/>
        <style:text-properties style:font-name="Arial"/>
      </text:list-level-style-bullet>
      <text:list-level-style-bullet text:level="3" text:bullet-char="•">
        <style:list-level-properties text:space-before="0.8159in" text:min-label-width="0.0937in"/>
      </text:list-level-style-bullet>
      <text:list-level-style-bullet text:level="4" text:bullet-char="•">
        <style:list-level-properties text:space-before="0.8576in" text:min-label-width="0.0937in"/>
      </text:list-level-style-bullet>
      <text:list-level-style-bullet text:level="5" text:bullet-char="•">
        <style:list-level-properties text:space-before="1.6645in" text:min-label-width="0.0937in"/>
      </text:list-level-style-bullet>
      <text:list-level-style-bullet text:level="6" text:bullet-char="•">
        <style:list-level-properties text:space-before="2.4715in" text:min-label-width="0.0937in"/>
      </text:list-level-style-bullet>
      <text:list-level-style-bullet text:level="7" text:bullet-char="•">
        <style:list-level-properties text:space-before="3.2784in" text:min-label-width="0.0937in"/>
      </text:list-level-style-bullet>
      <text:list-level-style-bullet text:level="8" text:bullet-char="•">
        <style:list-level-properties text:space-before="4.0861in" text:min-label-width="0.0937in"/>
      </text:list-level-style-bullet>
      <text:list-level-style-bullet text:level="9" text:bullet-char="•">
        <style:list-level-properties text:space-before="4.893in" text:min-label-width="0.0937in"/>
      </text:list-level-style-bullet>
    </text:list-style>
    <style:style style:name="P1" style:parent-style-name="Standard" style:master-page-name="MP0" style:family="paragraph">
      <style:paragraph-properties fo:margin-top="0.0263in" fo:margin-left="0.1041in">
        <style:tab-stops/>
      </style:paragraph-properties>
    </style:style>
    <style:style style:name="T2" style:parent-style-name="Absatz-Standardschriftart" style:family="text">
      <style:text-properties style:font-name="Arial" fo:font-weight="bold" style:font-weight-asian="bold" fo:letter-spacing="-0.0006in" fo:font-size="18pt" style:font-size-asian="18pt" style:text-underline-type="single" style:text-underline-style="solid" style:text-underline-width="bold" style:text-underline-mode="continuous" style:text-underline-color="#000000"/>
    </style:style>
    <style:style style:name="T3" style:parent-style-name="Absatz-Standardschriftart" style:family="text">
      <style:text-properties style:font-name="Arial" fo:font-weight="bold" style:font-weight-asian="bold" fo:letter-spacing="-0.0034in" fo:font-size="18pt" style:font-size-asian="18pt" style:text-underline-type="single" style:text-underline-style="solid" style:text-underline-width="bold" style:text-underline-mode="continuous" style:text-underline-color="#000000"/>
    </style:style>
    <style:style style:name="T4" style:parent-style-name="Absatz-Standardschriftart" style:family="text">
      <style:text-properties style:font-name="Arial" fo:font-weight="bold" style:font-weight-asian="bold" fo:letter-spacing="-0.0048in" fo:font-size="18pt" style:font-size-asian="18pt" style:text-underline-type="single" style:text-underline-style="solid" style:text-underline-width="bold" style:text-underline-mode="continuous" style:text-underline-color="#000000"/>
    </style:style>
    <style:style style:name="T5" style:parent-style-name="Absatz-Standardschriftart" style:family="text">
      <style:text-properties style:font-name="Arial" fo:font-weight="bold" style:font-weight-asian="bold" fo:letter-spacing="-0.0041in" fo:font-size="18pt" style:font-size-asian="18pt" style:text-underline-type="single" style:text-underline-style="solid" style:text-underline-width="bold" style:text-underline-mode="continuous" style:text-underline-color="#000000"/>
    </style:style>
    <style:style style:name="T6" style:parent-style-name="Absatz-Standardschriftart" style:family="text">
      <style:text-properties style:font-name="Arial" fo:font-weight="bold" style:font-weight-asian="bold" fo:letter-spacing="-0.0027in" fo:font-size="18pt" style:font-size-asian="18pt" style:text-underline-type="single" style:text-underline-style="solid" style:text-underline-width="bold" style:text-underline-mode="continuous" style:text-underline-color="#000000"/>
    </style:style>
    <style:style style:name="T7" style:parent-style-name="Absatz-Standardschriftart" style:family="text">
      <style:text-properties style:font-name="Arial" fo:font-weight="bold" style:font-weight-asian="bold" fo:font-size="18pt" style:font-size-asian="18pt" style:text-underline-type="single" style:text-underline-style="solid" style:text-underline-width="bold" style:text-underline-mode="continuous" style:text-underline-color="#000000"/>
    </style:style>
    <style:style style:name="T8" style:parent-style-name="Absatz-Standardschriftart" style:family="text">
      <style:text-properties style:font-name="Arial" fo:font-weight="bold" style:font-weight-asian="bold" fo:letter-spacing="-0.002in" fo:font-size="18pt" style:font-size-asian="18pt" style:text-underline-type="single" style:text-underline-style="solid" style:text-underline-width="bold" style:text-underline-mode="continuous" style:text-underline-color="#000000"/>
    </style:style>
    <style:style style:name="T9" style:parent-style-name="Absatz-Standardschriftart" style:family="text">
      <style:text-properties style:font-name="Arial" fo:font-weight="bold" style:font-weight-asian="bold" fo:letter-spacing="-0.0006in" fo:font-size="12pt" style:font-size-asian="12pt" style:text-underline-type="single" style:text-underline-style="solid" style:text-underline-width="bold" style:text-underline-mode="continuous" style:text-underline-color="#000000"/>
    </style:style>
    <style:style style:name="T10" style:parent-style-name="Absatz-Standardschriftart" style:family="text">
      <style:text-properties style:font-name="Arial" fo:font-weight="bold" style:font-weight-asian="bold" fo:letter-spacing="-0.0041in" fo:font-size="12pt" style:font-size-asian="12pt" style:text-underline-type="single" style:text-underline-style="solid" style:text-underline-width="bold" style:text-underline-mode="continuous" style:text-underline-color="#000000"/>
    </style:style>
    <style:style style:name="T11" style:parent-style-name="Absatz-Standardschriftart" style:family="text">
      <style:text-properties style:font-name="Arial" fo:font-weight="bold" style:font-weight-asian="bold" fo:letter-spacing="-0.0013in" fo:font-size="12pt" style:font-size-asian="12pt" style:text-underline-type="single" style:text-underline-style="solid" style:text-underline-width="bold" style:text-underline-mode="continuous" style:text-underline-color="#000000"/>
    </style:style>
    <style:style style:name="T12" style:parent-style-name="Absatz-Standardschriftart" style:family="text">
      <style:text-properties style:font-name="Arial" fo:font-weight="bold" style:font-weight-asian="bold" fo:letter-spacing="-0.0027in" fo:font-size="12pt" style:font-size-asian="12pt" style:text-underline-type="single" style:text-underline-style="solid" style:text-underline-width="bold" style:text-underline-mode="continuous" style:text-underline-color="#000000"/>
    </style:style>
    <style:style style:name="T13" style:parent-style-name="Absatz-Standardschriftart" style:family="text">
      <style:text-properties style:font-name="Arial" fo:font-weight="bold" style:font-weight-asian="bold" fo:font-size="12pt" style:font-size-asian="12pt" style:text-underline-type="single" style:text-underline-style="solid" style:text-underline-width="bold" style:text-underline-mode="continuous" style:text-underline-color="#000000"/>
    </style:style>
    <style:style style:name="T14" style:parent-style-name="Absatz-Standardschriftart" style:family="text">
      <style:text-properties style:font-name="Arial" fo:font-weight="bold" style:font-weight-asian="bold" fo:letter-spacing="-0.002in" fo:font-size="12pt" style:font-size-asian="12pt" style:text-underline-type="single" style:text-underline-style="solid" style:text-underline-width="bold" style:text-underline-mode="continuous" style:text-underline-color="#000000"/>
    </style:style>
    <style:style style:name="T15" style:parent-style-name="Absatz-Standardschriftart" style:family="text">
      <style:text-properties style:font-name="Arial" fo:font-weight="bold" style:font-weight-asian="bold" fo:letter-spacing="-0.0006in" fo:font-size="12pt" style:font-size-asian="12pt" style:text-underline-type="single" style:text-underline-style="solid" style:text-underline-width="bold" style:text-underline-mode="continuous" style:text-underline-color="#000000"/>
    </style:style>
    <style:style style:name="T16" style:parent-style-name="Absatz-Standardschriftart" style:family="text">
      <style:text-properties style:font-name="Arial" fo:font-weight="bold" style:font-weight-asian="bold" fo:letter-spacing="-0.0048in" fo:font-size="12pt" style:font-size-asian="12pt" style:text-underline-type="single" style:text-underline-style="solid" style:text-underline-width="bold" style:text-underline-mode="continuous" style:text-underline-color="#000000"/>
    </style:style>
    <style:style style:name="T17" style:parent-style-name="Absatz-Standardschriftart" style:family="text">
      <style:text-properties style:font-name="Arial" fo:font-weight="bold" style:font-weight-asian="bold" fo:letter-spacing="-0.0006in" fo:font-size="12pt" style:font-size-asian="12pt" style:text-underline-type="single" style:text-underline-style="solid" style:text-underline-width="bold" style:text-underline-mode="continuous" style:text-underline-color="#000000"/>
    </style:style>
    <style:style style:name="T18" style:parent-style-name="Absatz-Standardschriftart" style:family="text">
      <style:text-properties style:font-name="Arial" fo:font-weight="bold" style:font-weight-asian="bold" fo:letter-spacing="-0.002in" fo:font-size="12pt" style:font-size-asian="12pt" style:text-underline-type="single" style:text-underline-style="solid" style:text-underline-width="bold" style:text-underline-mode="continuous" style:text-underline-color="#000000"/>
    </style:style>
    <style:style style:name="T19" style:parent-style-name="Absatz-Standardschriftart" style:family="text">
      <style:text-properties style:font-name="Arial" fo:font-weight="bold" style:font-weight-asian="bold" fo:letter-spacing="-0.0006in" fo:font-size="12pt" style:font-size-asian="12pt" style:text-underline-type="single" style:text-underline-style="solid" style:text-underline-width="bold" style:text-underline-mode="continuous" style:text-underline-color="#000000"/>
    </style:style>
    <style:style style:name="T20" style:parent-style-name="Absatz-Standardschriftart" style:family="text">
      <style:text-properties style:font-name="Arial" fo:font-weight="bold" style:font-weight-asian="bold" fo:letter-spacing="-0.0027in" fo:font-size="12pt" style:font-size-asian="12pt" style:text-underline-type="single" style:text-underline-style="solid" style:text-underline-width="bold" style:text-underline-mode="continuous" style:text-underline-color="#000000"/>
    </style:style>
    <style:style style:name="T21" style:parent-style-name="Absatz-Standardschriftart" style:family="text">
      <style:text-properties style:font-name="Arial" fo:font-weight="bold" style:font-weight-asian="bold" fo:letter-spacing="-0.0006in" fo:font-size="12pt" style:font-size-asian="12pt" style:text-underline-type="single" style:text-underline-style="solid" style:text-underline-width="bold" style:text-underline-mode="continuous" style:text-underline-color="#000000"/>
    </style:style>
    <style:style style:name="T22" style:parent-style-name="Absatz-Standardschriftart" style:family="text">
      <style:text-properties style:font-name="Arial" fo:font-weight="bold" style:font-weight-asian="bold" fo:letter-spacing="-0.002in" fo:font-size="12pt" style:font-size-asian="12pt" style:text-underline-type="single" style:text-underline-style="solid" style:text-underline-width="bold" style:text-underline-mode="continuous" style:text-underline-color="#000000"/>
    </style:style>
    <style:style style:name="T23" style:parent-style-name="Absatz-Standardschriftart" style:family="text">
      <style:text-properties style:font-name="Arial" fo:font-weight="bold" style:font-weight-asian="bold" fo:font-size="12pt" style:font-size-asian="12pt" style:text-underline-type="single" style:text-underline-style="solid" style:text-underline-width="bold" style:text-underline-mode="continuous" style:text-underline-color="#000000"/>
    </style:style>
    <style:style style:name="P24" style:parent-style-name="Standard" style:family="paragraph">
      <style:paragraph-properties fo:margin-top="0.0062in"/>
      <style:text-properties style:font-name="Arial" style:font-name-asian="Arial" style:font-name-complex="Arial" fo:font-weight="bold" style:font-weight-asian="bold" style:font-weight-complex="bold" fo:font-size="8.5pt" style:font-size-asian="8.5pt" style:font-size-complex="8.5pt"/>
    </style:style>
    <style:style style:name="P25" style:parent-style-name="Überschrift1" style:family="paragraph">
      <style:paragraph-properties fo:text-align="justify" fo:margin-top="0.0479in" fo:margin-right="0.0833in">
        <style:tab-stops>
          <style:tab-stop style:type="left" style:position="0in"/>
        </style:tab-stops>
      </style:paragraph-properties>
    </style:style>
    <style:style style:name="T26" style:parent-style-name="Absatz-Standardschriftart" style:family="text">
      <style:text-properties fo:letter-spacing="-0.0013in"/>
    </style:style>
    <style:style style:name="T27" style:parent-style-name="Absatz-Standardschriftart" style:family="text">
      <style:text-properties fo:letter-spacing="0.0104in"/>
    </style:style>
    <style:style style:name="T28" style:parent-style-name="Absatz-Standardschriftart" style:family="text">
      <style:text-properties fo:letter-spacing="0.0111in"/>
    </style:style>
    <style:style style:name="T29" style:parent-style-name="Absatz-Standardschriftart" style:family="text">
      <style:text-properties fo:letter-spacing="-0.0006in"/>
    </style:style>
    <style:style style:name="T30" style:parent-style-name="Absatz-Standardschriftart" style:family="text">
      <style:text-properties fo:letter-spacing="0.0076in"/>
    </style:style>
    <style:style style:name="T31" style:parent-style-name="Absatz-Standardschriftart" style:family="text">
      <style:text-properties fo:letter-spacing="0.0083in"/>
    </style:style>
    <style:style style:name="T32" style:parent-style-name="Absatz-Standardschriftart" style:family="text">
      <style:text-properties fo:letter-spacing="-0.0006in"/>
    </style:style>
    <style:style style:name="T33" style:parent-style-name="Absatz-Standardschriftart" style:family="text">
      <style:text-properties fo:letter-spacing="0.0111in"/>
    </style:style>
    <style:style style:name="T34" style:parent-style-name="Absatz-Standardschriftart" style:family="text">
      <style:text-properties fo:letter-spacing="-0.0006in"/>
    </style:style>
    <style:style style:name="T35" style:parent-style-name="Absatz-Standardschriftart" style:family="text">
      <style:text-properties fo:letter-spacing="0.0076in"/>
    </style:style>
    <style:style style:name="T36" style:parent-style-name="Absatz-Standardschriftart" style:family="text">
      <style:text-properties fo:letter-spacing="0.0083in"/>
    </style:style>
    <style:style style:name="T37" style:parent-style-name="Absatz-Standardschriftart" style:family="text">
      <style:text-properties fo:letter-spacing="-0.0013in"/>
    </style:style>
    <style:style style:name="T38" style:parent-style-name="Absatz-Standardschriftart" style:family="text">
      <style:text-properties fo:letter-spacing="0.0104in"/>
    </style:style>
    <style:style style:name="T39" style:parent-style-name="Absatz-Standardschriftart" style:family="text">
      <style:text-properties fo:letter-spacing="-0.0006in"/>
    </style:style>
    <style:style style:name="T40" style:parent-style-name="Absatz-Standardschriftart" style:family="text">
      <style:text-properties fo:letter-spacing="0.0111in"/>
    </style:style>
    <style:style style:name="T41" style:parent-style-name="Absatz-Standardschriftart" style:family="text">
      <style:text-properties fo:letter-spacing="-0.0006in"/>
    </style:style>
    <style:style style:name="T42" style:parent-style-name="Absatz-Standardschriftart" style:family="text">
      <style:text-properties fo:letter-spacing="0.0076in"/>
    </style:style>
    <style:style style:name="T43" style:parent-style-name="Absatz-Standardschriftart" style:family="text">
      <style:text-properties fo:letter-spacing="-0.0006in"/>
    </style:style>
    <style:style style:name="T44" style:parent-style-name="Absatz-Standardschriftart" style:family="text">
      <style:text-properties fo:letter-spacing="0.0111in"/>
    </style:style>
    <style:style style:name="T45" style:parent-style-name="Absatz-Standardschriftart" style:family="text">
      <style:text-properties fo:letter-spacing="0.009in"/>
    </style:style>
    <style:style style:name="T46" style:parent-style-name="Absatz-Standardschriftart" style:family="text">
      <style:text-properties fo:letter-spacing="-0.0006in"/>
    </style:style>
    <style:style style:name="T47" style:parent-style-name="Absatz-Standardschriftart" style:family="text">
      <style:text-properties fo:letter-spacing="0.0076in"/>
    </style:style>
    <style:style style:name="T48" style:parent-style-name="Absatz-Standardschriftart" style:family="text">
      <style:text-properties style:font-name="Times New Roman" fo:letter-spacing="0.027in" style:text-scale="99%"/>
    </style:style>
    <style:style style:name="T49" style:parent-style-name="Absatz-Standardschriftart" style:family="text">
      <style:text-properties fo:letter-spacing="-0.0006in"/>
    </style:style>
    <style:style style:name="T50" style:parent-style-name="Absatz-Standardschriftart" style:family="text">
      <style:text-properties fo:letter-spacing="-0.0034in"/>
    </style:style>
    <style:style style:name="T51" style:parent-style-name="Absatz-Standardschriftart" style:family="text">
      <style:text-properties fo:letter-spacing="-0.0006in"/>
    </style:style>
    <style:style style:name="T52" style:parent-style-name="Absatz-Standardschriftart" style:family="text">
      <style:text-properties fo:letter-spacing="-0.0027in"/>
    </style:style>
    <style:style style:name="T53" style:parent-style-name="Absatz-Standardschriftart" style:family="text">
      <style:text-properties fo:letter-spacing="-0.0034in"/>
    </style:style>
    <style:style style:name="T54" style:parent-style-name="Absatz-Standardschriftart" style:family="text">
      <style:text-properties fo:letter-spacing="-0.0013in"/>
    </style:style>
    <style:style style:name="T55" style:parent-style-name="Absatz-Standardschriftart" style:family="text">
      <style:text-properties fo:letter-spacing="-0.0027in"/>
    </style:style>
    <style:style style:name="P56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57" style:parent-style-name="Absatz-Standardschriftart" style:family="text">
      <style:text-properties fo:letter-spacing="-0.0006in"/>
    </style:style>
    <style:style style:name="T58" style:parent-style-name="Absatz-Standardschriftart" style:family="text">
      <style:text-properties fo:letter-spacing="-0.0013in"/>
    </style:style>
    <style:style style:name="T59" style:parent-style-name="Absatz-Standardschriftart" style:family="text">
      <style:text-properties fo:letter-spacing="-0.0006in"/>
    </style:style>
    <style:style style:name="T60" style:parent-style-name="Absatz-Standardschriftart" style:family="text">
      <style:text-properties fo:letter-spacing="-0.0013in"/>
    </style:style>
    <style:style style:name="T61" style:parent-style-name="Absatz-Standardschriftart" style:family="text">
      <style:text-properties fo:letter-spacing="-0.0006in"/>
    </style:style>
    <style:style style:name="T62" style:parent-style-name="Absatz-Standardschriftart" style:family="text">
      <style:text-properties fo:letter-spacing="-0.0034in"/>
    </style:style>
    <style:style style:name="T63" style:parent-style-name="Absatz-Standardschriftart" style:family="text">
      <style:text-properties fo:letter-spacing="-0.0006in"/>
    </style:style>
    <style:style style:name="T64" style:parent-style-name="Absatz-Standardschriftart" style:family="text">
      <style:text-properties fo:letter-spacing="0.0006in"/>
    </style:style>
    <style:style style:name="T65" style:parent-style-name="Absatz-Standardschriftart" style:family="text">
      <style:text-properties fo:letter-spacing="-0.0006in"/>
    </style:style>
    <style:style style:name="T66" style:parent-style-name="Absatz-Standardschriftart" style:family="text">
      <style:text-properties fo:letter-spacing="-0.0034in"/>
    </style:style>
    <style:style style:name="T67" style:parent-style-name="Absatz-Standardschriftart" style:family="text">
      <style:text-properties fo:letter-spacing="0.0006in"/>
    </style:style>
    <style:style style:name="T68" style:parent-style-name="Absatz-Standardschriftart" style:family="text">
      <style:text-properties fo:letter-spacing="-0.0006in"/>
    </style:style>
    <style:style style:name="T69" style:parent-style-name="Absatz-Standardschriftart" style:family="text">
      <style:text-properties fo:letter-spacing="-0.0041in"/>
    </style:style>
    <style:style style:name="T70" style:parent-style-name="Absatz-Standardschriftart" style:family="text">
      <style:text-properties fo:letter-spacing="0.0006in"/>
    </style:style>
    <style:style style:name="T71" style:parent-style-name="Absatz-Standardschriftart" style:family="text">
      <style:text-properties fo:letter-spacing="0.002in"/>
    </style:style>
    <style:style style:name="T72" style:parent-style-name="Absatz-Standardschriftart" style:family="text">
      <style:text-properties fo:letter-spacing="-0.0006in"/>
    </style:style>
    <style:style style:name="T73" style:parent-style-name="Absatz-Standardschriftart" style:family="text">
      <style:text-properties fo:letter-spacing="-0.0041in"/>
    </style:style>
    <style:style style:name="P74" style:parent-style-name="Standard" style:family="paragraph">
      <style:paragraph-properties fo:margin-top="0.0076in"/>
      <style:text-properties style:font-name="Arial" style:font-name-asian="Arial" style:font-name-complex="Arial" fo:font-size="10.5pt" style:font-size-asian="10.5pt" style:font-size-complex="10.5pt"/>
    </style:style>
    <style:style style:name="P75" style:parent-style-name="Textkörper" style:family="paragraph">
      <style:paragraph-properties>
        <style:tab-stops>
          <style:tab-stop style:type="left" style:position="0in"/>
        </style:tab-stops>
      </style:paragraph-properties>
    </style:style>
    <style:style style:name="T76" style:parent-style-name="Absatz-Standardschriftart" style:family="text">
      <style:text-properties fo:letter-spacing="-0.0006in"/>
    </style:style>
    <style:style style:name="T77" style:parent-style-name="Absatz-Standardschriftart" style:family="text">
      <style:text-properties fo:letter-spacing="-0.0013in"/>
    </style:style>
    <style:style style:name="T78" style:parent-style-name="Absatz-Standardschriftart" style:family="text">
      <style:text-properties fo:letter-spacing="-0.0006in"/>
    </style:style>
    <style:style style:name="T79" style:parent-style-name="Absatz-Standardschriftart" style:family="text">
      <style:text-properties fo:letter-spacing="-0.002in"/>
    </style:style>
    <style:style style:name="T80" style:parent-style-name="Absatz-Standardschriftart" style:family="text">
      <style:text-properties fo:letter-spacing="-0.0006in"/>
    </style:style>
    <style:style style:name="T81" style:parent-style-name="Absatz-Standardschriftart" style:family="text">
      <style:text-properties fo:letter-spacing="-0.0006in"/>
    </style:style>
    <style:style style:name="T82" style:parent-style-name="Absatz-Standardschriftart" style:family="text">
      <style:text-properties fo:letter-spacing="-0.0013in"/>
    </style:style>
    <style:style style:name="T83" style:parent-style-name="Absatz-Standardschriftart" style:family="text">
      <style:text-properties fo:letter-spacing="-0.0006in"/>
    </style:style>
    <style:style style:name="P84" style:parent-style-name="Textkörper" style:family="paragraph">
      <style:paragraph-properties fo:margin-top="0.0013in" fo:margin-left="0.4583in">
        <style:tab-stops>
          <style:tab-stop style:type="left" style:position="0.0006in"/>
        </style:tab-stops>
      </style:paragraph-properties>
    </style:style>
    <style:style style:name="T85" style:parent-style-name="Absatz-Standardschriftart" style:family="text">
      <style:text-properties fo:letter-spacing="-0.0006in"/>
    </style:style>
    <style:style style:name="T86" style:parent-style-name="Absatz-Standardschriftart" style:family="text">
      <style:text-properties fo:letter-spacing="-0.002in"/>
    </style:style>
    <style:style style:name="T87" style:parent-style-name="Absatz-Standardschriftart" style:family="text">
      <style:text-properties fo:letter-spacing="-0.0006in"/>
    </style:style>
    <style:style style:name="T88" style:parent-style-name="Absatz-Standardschriftart" style:family="text">
      <style:text-properties fo:letter-spacing="-0.0013in"/>
    </style:style>
    <style:style style:name="T89" style:parent-style-name="Absatz-Standardschriftart" style:family="text">
      <style:text-properties fo:letter-spacing="-0.0006in"/>
    </style:style>
    <style:style style:name="T90" style:parent-style-name="Absatz-Standardschriftart" style:family="text">
      <style:text-properties fo:letter-spacing="-0.0013in"/>
    </style:style>
    <style:style style:name="T91" style:parent-style-name="Absatz-Standardschriftart" style:family="text">
      <style:text-properties fo:letter-spacing="-0.0013in"/>
    </style:style>
    <style:style style:name="T92" style:parent-style-name="Absatz-Standardschriftart" style:family="text">
      <style:text-properties fo:letter-spacing="0.0006in"/>
    </style:style>
    <style:style style:name="P93" style:parent-style-name="Standard" style:family="paragraph">
      <style:paragraph-properties fo:margin-top="0.0076in"/>
      <style:text-properties style:font-name="Arial" style:font-name-asian="Arial" style:font-name-complex="Arial" fo:font-size="10.5pt" style:font-size-asian="10.5pt" style:font-size-complex="10.5pt"/>
    </style:style>
    <style:style style:name="P94" style:parent-style-name="Textkörper" style:family="paragraph">
      <style:paragraph-properties fo:line-height="99%" fo:margin-right="0.1194in"/>
    </style:style>
    <style:style style:name="T95" style:parent-style-name="Absatz-Standardschriftart" style:family="text">
      <style:text-properties fo:letter-spacing="-0.0013in"/>
    </style:style>
    <style:style style:name="T96" style:parent-style-name="Absatz-Standardschriftart" style:family="text">
      <style:text-properties fo:letter-spacing="0.0006in"/>
    </style:style>
    <style:style style:name="T97" style:parent-style-name="Absatz-Standardschriftart" style:family="text">
      <style:text-properties fo:letter-spacing="-0.0013in"/>
    </style:style>
    <style:style style:name="T98" style:parent-style-name="Absatz-Standardschriftart" style:family="text">
      <style:text-properties fo:letter-spacing="0.0006in"/>
    </style:style>
    <style:style style:name="T99" style:parent-style-name="Absatz-Standardschriftart" style:family="text">
      <style:text-properties fo:letter-spacing="-0.0006in"/>
    </style:style>
    <style:style style:name="T100" style:parent-style-name="Absatz-Standardschriftart" style:family="text">
      <style:text-properties fo:letter-spacing="-0.0013in"/>
    </style:style>
    <style:style style:name="T101" style:parent-style-name="Absatz-Standardschriftart" style:family="text">
      <style:text-properties fo:letter-spacing="0.0006in"/>
    </style:style>
    <style:style style:name="T102" style:parent-style-name="Absatz-Standardschriftart" style:family="text">
      <style:text-properties fo:letter-spacing="-0.0013in"/>
    </style:style>
    <style:style style:name="T103" style:parent-style-name="Absatz-Standardschriftart" style:family="text">
      <style:text-properties fo:letter-spacing="-0.0006in"/>
    </style:style>
    <style:style style:name="T104" style:parent-style-name="Absatz-Standardschriftart" style:family="text">
      <style:text-properties fo:letter-spacing="0.0006in"/>
    </style:style>
    <style:style style:name="T105" style:parent-style-name="Absatz-Standardschriftart" style:family="text">
      <style:text-properties fo:letter-spacing="-0.0006in"/>
    </style:style>
    <style:style style:name="T106" style:parent-style-name="Absatz-Standardschriftart" style:family="text">
      <style:text-properties fo:letter-spacing="-0.0027in"/>
    </style:style>
    <style:style style:name="T107" style:parent-style-name="Absatz-Standardschriftart" style:family="text">
      <style:text-properties fo:letter-spacing="-0.0013in"/>
    </style:style>
    <style:style style:name="T108" style:parent-style-name="Absatz-Standardschriftart" style:family="text">
      <style:text-properties fo:letter-spacing="0.0006in"/>
    </style:style>
    <style:style style:name="T109" style:parent-style-name="Absatz-Standardschriftart" style:family="text">
      <style:text-properties fo:letter-spacing="-0.0041in"/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fo:letter-spacing="-0.0013in"/>
    </style:style>
    <style:style style:name="T112" style:parent-style-name="Absatz-Standardschriftart" style:family="text">
      <style:text-properties fo:letter-spacing="-0.0006in"/>
    </style:style>
    <style:style style:name="T113" style:parent-style-name="Absatz-Standardschriftart" style:family="text">
      <style:text-properties fo:letter-spacing="-0.0055in"/>
    </style:style>
    <style:style style:name="T114" style:parent-style-name="Absatz-Standardschriftart" style:family="text">
      <style:text-properties fo:letter-spacing="-0.0006in"/>
    </style:style>
    <style:style style:name="T115" style:parent-style-name="Absatz-Standardschriftart" style:family="text">
      <style:text-properties fo:letter-spacing="0.0006in"/>
    </style:style>
    <style:style style:name="T116" style:parent-style-name="Absatz-Standardschriftart" style:family="text">
      <style:text-properties fo:letter-spacing="-0.0006in"/>
    </style:style>
    <style:style style:name="T117" style:parent-style-name="Absatz-Standardschriftart" style:family="text">
      <style:text-properties style:font-name="Times New Roman" fo:letter-spacing="0.059in"/>
    </style:style>
    <style:style style:name="T118" style:parent-style-name="Absatz-Standardschriftart" style:family="text">
      <style:text-properties fo:letter-spacing="-0.0041in"/>
    </style:style>
    <style:style style:name="T119" style:parent-style-name="Absatz-Standardschriftart" style:family="text">
      <style:text-properties fo:letter-spacing="-0.0097in"/>
    </style:style>
    <style:style style:name="T120" style:parent-style-name="Absatz-Standardschriftart" style:family="text">
      <style:text-properties fo:letter-spacing="-0.009in"/>
    </style:style>
    <style:style style:name="T121" style:parent-style-name="Absatz-Standardschriftart" style:family="text">
      <style:text-properties fo:letter-spacing="-0.0062in"/>
    </style:style>
    <style:style style:name="T122" style:parent-style-name="Absatz-Standardschriftart" style:family="text">
      <style:text-properties fo:letter-spacing="0.0006in"/>
    </style:style>
    <style:style style:name="T123" style:parent-style-name="Absatz-Standardschriftart" style:family="text">
      <style:text-properties fo:letter-spacing="-0.0013in"/>
    </style:style>
    <style:style style:name="T124" style:parent-style-name="Absatz-Standardschriftart" style:family="text">
      <style:text-properties fo:letter-spacing="-0.0006in"/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fo:letter-spacing="-0.0034in"/>
    </style:style>
    <style:style style:name="T127" style:parent-style-name="Absatz-Standardschriftart" style:family="text">
      <style:text-properties fo:letter-spacing="-0.0006in"/>
    </style:style>
    <style:style style:name="T128" style:parent-style-name="Absatz-Standardschriftart" style:family="text">
      <style:text-properties fo:letter-spacing="-0.0013in"/>
    </style:style>
    <style:style style:name="T129" style:parent-style-name="Absatz-Standardschriftart" style:family="text">
      <style:text-properties fo:letter-spacing="-0.0006in"/>
    </style:style>
    <style:style style:name="T130" style:parent-style-name="Absatz-Standardschriftart" style:family="text">
      <style:text-properties fo:letter-spacing="-0.0027in"/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fo:letter-spacing="-0.0013in"/>
    </style:style>
    <style:style style:name="T133" style:parent-style-name="Absatz-Standardschriftart" style:family="text">
      <style:text-properties fo:letter-spacing="-0.0006in"/>
    </style:style>
    <style:style style:name="T134" style:parent-style-name="Absatz-Standardschriftart" style:family="text">
      <style:text-properties fo:letter-spacing="0.0006in"/>
    </style:style>
    <style:style style:name="T135" style:parent-style-name="Absatz-Standardschriftart" style:family="text">
      <style:text-properties fo:letter-spacing="-0.0006in"/>
    </style:style>
    <style:style style:name="T136" style:parent-style-name="Absatz-Standardschriftart" style:family="text">
      <style:text-properties fo:letter-spacing="-0.002in"/>
    </style:style>
    <style:style style:name="T137" style:parent-style-name="Absatz-Standardschriftart" style:family="text">
      <style:text-properties style:font-name="Times New Roman" fo:letter-spacing="0.052in"/>
    </style:style>
    <style:style style:name="T138" style:parent-style-name="Absatz-Standardschriftart" style:family="text">
      <style:text-properties fo:letter-spacing="-0.0041in"/>
    </style:style>
    <style:style style:name="T139" style:parent-style-name="Absatz-Standardschriftart" style:family="text">
      <style:text-properties fo:letter-spacing="-0.0006in"/>
    </style:style>
    <style:style style:name="P140" style:parent-style-name="Standard" style:family="paragraph">
      <style:paragraph-properties fo:margin-top="0.0062in"/>
      <style:text-properties style:font-name="Arial" style:font-name-asian="Arial" style:font-name-complex="Arial" fo:font-size="11.5pt" style:font-size-asian="11.5pt" style:font-size-complex="11.5pt"/>
    </style:style>
    <style:style style:name="P141" style:parent-style-name="Überschrift1" style:family="paragraph">
      <style:paragraph-properties fo:text-align="justify" fo:line-height="101%" fo:margin-left="0.3298in" fo:margin-right="0.0812in" fo:text-indent="-0.25in">
        <style:tab-stops>
          <style:tab-stop style:type="left" style:position="0.0006in"/>
        </style:tab-stops>
      </style:paragraph-properties>
    </style:style>
    <style:style style:name="T142" style:parent-style-name="Absatz-Standardschriftart" style:family="text">
      <style:text-properties fo:letter-spacing="-0.0006in"/>
    </style:style>
    <style:style style:name="T143" style:parent-style-name="Absatz-Standardschriftart" style:family="text">
      <style:text-properties fo:letter-spacing="-0.0097in"/>
    </style:style>
    <style:style style:name="T144" style:parent-style-name="Absatz-Standardschriftart" style:family="text">
      <style:text-properties fo:letter-spacing="-0.0006in"/>
    </style:style>
    <style:style style:name="T145" style:parent-style-name="Absatz-Standardschriftart" style:family="text">
      <style:text-properties fo:letter-spacing="-0.0097in"/>
    </style:style>
    <style:style style:name="T146" style:parent-style-name="Absatz-Standardschriftart" style:family="text">
      <style:text-properties fo:letter-spacing="-0.0006in"/>
    </style:style>
    <style:style style:name="T147" style:parent-style-name="Absatz-Standardschriftart" style:family="text">
      <style:text-properties fo:letter-spacing="-0.0062in"/>
    </style:style>
    <style:style style:name="T148" style:parent-style-name="Absatz-Standardschriftart" style:family="text">
      <style:text-properties fo:letter-spacing="-0.0083in"/>
    </style:style>
    <style:style style:name="T149" style:parent-style-name="Absatz-Standardschriftart" style:family="text">
      <style:text-properties fo:letter-spacing="-0.0013in"/>
    </style:style>
    <style:style style:name="T150" style:parent-style-name="Absatz-Standardschriftart" style:family="text">
      <style:text-properties fo:letter-spacing="-0.0069in"/>
    </style:style>
    <style:style style:name="T151" style:parent-style-name="Absatz-Standardschriftart" style:family="text">
      <style:text-properties fo:letter-spacing="-0.0006in"/>
    </style:style>
    <style:style style:name="T152" style:parent-style-name="Absatz-Standardschriftart" style:family="text">
      <style:text-properties fo:letter-spacing="-0.0097in"/>
    </style:style>
    <style:style style:name="T153" style:parent-style-name="Absatz-Standardschriftart" style:family="text">
      <style:text-properties fo:letter-spacing="-0.0111in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fo:letter-spacing="-0.0062in"/>
    </style:style>
    <style:style style:name="T156" style:parent-style-name="Absatz-Standardschriftart" style:family="text">
      <style:text-properties fo:letter-spacing="-0.009in"/>
    </style:style>
    <style:style style:name="T157" style:parent-style-name="Absatz-Standardschriftart" style:family="text">
      <style:text-properties fo:letter-spacing="-0.0062in"/>
    </style:style>
    <style:style style:name="T158" style:parent-style-name="Absatz-Standardschriftart" style:family="text">
      <style:text-properties fo:letter-spacing="-0.0006in"/>
    </style:style>
    <style:style style:name="T159" style:parent-style-name="Absatz-Standardschriftart" style:family="text">
      <style:text-properties fo:letter-spacing="-0.0118in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-0.0097in"/>
    </style:style>
    <style:style style:name="T162" style:parent-style-name="Absatz-Standardschriftart" style:family="text">
      <style:text-properties fo:letter-spacing="0.0006in"/>
    </style:style>
    <style:style style:name="T163" style:parent-style-name="Absatz-Standardschriftart" style:family="text">
      <style:text-properties style:font-name="Times New Roman" fo:letter-spacing="0.0312in" style:text-scale="99%"/>
    </style:style>
    <style:style style:name="T164" style:parent-style-name="Absatz-Standardschriftart" style:family="text">
      <style:text-properties fo:letter-spacing="-0.0062in"/>
    </style:style>
    <style:style style:name="T165" style:parent-style-name="Absatz-Standardschriftart" style:family="text">
      <style:text-properties fo:letter-spacing="-0.0006in"/>
    </style:style>
    <style:style style:name="P166" style:parent-style-name="Standard" style:family="paragraph">
      <style:paragraph-properties fo:margin-top="0.0069in"/>
      <style:text-properties style:font-name="Arial" style:font-name-asian="Arial" style:font-name-complex="Arial" fo:font-weight="bold" style:font-weight-asian="bold" style:font-weight-complex="bold" fo:font-size="11.5pt" style:font-size-asian="11.5pt" style:font-size-complex="11.5pt"/>
    </style:style>
    <style:style style:name="T167" style:parent-style-name="Absatz-Standardschriftart" style:family="text">
      <style:text-properties fo:letter-spacing="-0.002in"/>
    </style:style>
    <style:style style:name="T168" style:parent-style-name="Absatz-Standardschriftart" style:family="text">
      <style:text-properties fo:letter-spacing="-0.0006in"/>
    </style:style>
    <style:style style:name="T169" style:parent-style-name="Absatz-Standardschriftart" style:family="text">
      <style:text-properties fo:letter-spacing="-0.0013in"/>
    </style:style>
    <style:style style:name="T170" style:parent-style-name="Absatz-Standardschriftart" style:family="text">
      <style:text-properties fo:letter-spacing="-0.0013in"/>
    </style:style>
    <style:style style:name="T171" style:parent-style-name="Absatz-Standardschriftart" style:family="text">
      <style:text-properties fo:letter-spacing="-0.0006in"/>
    </style:style>
    <style:style style:name="P172" style:parent-style-name="Standard" style:family="paragraph">
      <style:paragraph-properties fo:margin-top="0.0076in"/>
      <style:text-properties style:font-name="Arial" style:font-name-asian="Arial" style:font-name-complex="Arial" fo:font-size="10.5pt" style:font-size-asian="10.5pt" style:font-size-complex="10.5pt"/>
    </style:style>
    <style:style style:name="P173" style:parent-style-name="Textkörper" style:family="paragraph">
      <style:paragraph-properties fo:line-height="0.1743in" fo:margin-left="0.9513in">
        <style:tab-stops>
          <style:tab-stop style:type="left" style:position="0.0006in"/>
        </style:tab-stops>
      </style:paragraph-properties>
    </style:style>
    <style:style style:name="T174" style:parent-style-name="Absatz-Standardschriftart" style:family="text">
      <style:text-properties fo:letter-spacing="-0.0006in"/>
    </style:style>
    <style:style style:name="T175" style:parent-style-name="Absatz-Standardschriftart" style:family="text">
      <style:text-properties fo:letter-spacing="-0.0006in"/>
    </style:style>
    <style:style style:name="T176" style:parent-style-name="Absatz-Standardschriftart" style:family="text">
      <style:text-properties fo:letter-spacing="-0.0006in"/>
    </style:style>
    <style:style style:name="T177" style:parent-style-name="Absatz-Standardschriftart" style:family="text">
      <style:text-properties fo:letter-spacing="-0.002in"/>
    </style:style>
    <style:style style:name="T178" style:parent-style-name="Absatz-Standardschriftart" style:family="text">
      <style:text-properties fo:letter-spacing="0.0034in"/>
    </style:style>
    <style:style style:name="T179" style:parent-style-name="Absatz-Standardschriftart" style:family="text">
      <style:text-properties fo:letter-spacing="-0.0006in"/>
    </style:style>
    <style:style style:name="T180" style:parent-style-name="Absatz-Standardschriftart" style:family="text">
      <style:text-properties fo:letter-spacing="-0.0034in"/>
    </style:style>
    <style:style style:name="T181" style:parent-style-name="Absatz-Standardschriftart" style:family="text">
      <style:text-properties fo:letter-spacing="0.0006in"/>
    </style:style>
    <style:style style:name="T182" style:parent-style-name="Absatz-Standardschriftart" style:family="text">
      <style:text-properties fo:letter-spacing="-0.0013in"/>
    </style:style>
    <style:style style:name="T183" style:parent-style-name="Absatz-Standardschriftart" style:family="text">
      <style:text-properties fo:letter-spacing="-0.0006in"/>
    </style:style>
    <style:style style:name="P184" style:parent-style-name="Textkörper" style:family="paragraph">
      <style:paragraph-properties fo:line-height="0.1743in" fo:margin-left="0.8159in">
        <style:tab-stops/>
      </style:paragraph-properties>
    </style:style>
    <style:style style:name="T185" style:parent-style-name="Absatz-Standardschriftart" style:family="text">
      <style:text-properties fo:letter-spacing="-0.0006in"/>
    </style:style>
    <style:style style:name="T186" style:parent-style-name="Absatz-Standardschriftart" style:family="text">
      <style:text-properties fo:letter-spacing="-0.0006in"/>
    </style:style>
    <style:style style:name="T187" style:parent-style-name="Absatz-Standardschriftart" style:family="text">
      <style:text-properties fo:letter-spacing="-0.0013in"/>
    </style:style>
    <style:style style:name="T188" style:parent-style-name="Absatz-Standardschriftart" style:family="text">
      <style:text-properties fo:letter-spacing="0.0006in"/>
    </style:style>
    <style:style style:name="T189" style:parent-style-name="Absatz-Standardschriftart" style:family="text">
      <style:text-properties fo:letter-spacing="-0.0013in"/>
    </style:style>
    <style:style style:name="P190" style:parent-style-name="Standard" style:family="paragraph">
      <style:paragraph-properties fo:margin-top="0.0076in"/>
      <style:text-properties style:font-name="Arial" style:font-name-asian="Arial" style:font-name-complex="Arial" fo:font-size="10.5pt" style:font-size-asian="10.5pt" style:font-size-complex="10.5pt"/>
    </style:style>
    <style:style style:name="P191" style:parent-style-name="Textkörper" style:family="paragraph">
      <style:paragraph-properties fo:line-height="100%" fo:margin-right="0.1194in"/>
    </style:style>
    <style:style style:name="T192" style:parent-style-name="Absatz-Standardschriftart" style:family="text">
      <style:text-properties fo:letter-spacing="0.0006in"/>
    </style:style>
    <style:style style:name="T193" style:parent-style-name="Absatz-Standardschriftart" style:family="text">
      <style:text-properties fo:letter-spacing="-0.0013in"/>
    </style:style>
    <style:style style:name="T194" style:parent-style-name="Absatz-Standardschriftart" style:family="text">
      <style:text-properties fo:letter-spacing="-0.0006in"/>
    </style:style>
    <style:style style:name="T195" style:parent-style-name="Absatz-Standardschriftart" style:family="text">
      <style:text-properties fo:letter-spacing="-0.0013in"/>
    </style:style>
    <style:style style:name="T196" style:parent-style-name="Absatz-Standardschriftart" style:family="text">
      <style:text-properties fo:letter-spacing="-0.0006in"/>
    </style:style>
    <style:style style:name="T197" style:parent-style-name="Absatz-Standardschriftart" style:family="text">
      <style:text-properties fo:letter-spacing="0.0006in"/>
    </style:style>
    <style:style style:name="T198" style:parent-style-name="Absatz-Standardschriftart" style:family="text">
      <style:text-properties fo:letter-spacing="-0.0006in"/>
    </style:style>
    <style:style style:name="T199" style:parent-style-name="Absatz-Standardschriftart" style:family="text">
      <style:text-properties fo:letter-spacing="0.0006in"/>
    </style:style>
    <style:style style:name="T200" style:parent-style-name="Absatz-Standardschriftart" style:family="text">
      <style:text-properties fo:letter-spacing="-0.0006in"/>
    </style:style>
    <style:style style:name="T201" style:parent-style-name="Absatz-Standardschriftart" style:family="text">
      <style:text-properties fo:letter-spacing="-0.0034in"/>
    </style:style>
    <style:style style:name="T202" style:parent-style-name="Absatz-Standardschriftart" style:family="text">
      <style:text-properties fo:letter-spacing="-0.0006in"/>
    </style:style>
    <style:style style:name="T203" style:parent-style-name="Absatz-Standardschriftart" style:family="text">
      <style:text-properties fo:letter-spacing="0.0006in"/>
    </style:style>
    <style:style style:name="T204" style:parent-style-name="Absatz-Standardschriftart" style:family="text">
      <style:text-properties fo:letter-spacing="-0.0006in"/>
    </style:style>
    <style:style style:name="T205" style:parent-style-name="Absatz-Standardschriftart" style:family="text">
      <style:text-properties fo:letter-spacing="-0.002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0.0006in"/>
    </style:style>
    <style:style style:name="T208" style:parent-style-name="Absatz-Standardschriftart" style:family="text">
      <style:text-properties fo:letter-spacing="-0.0006in"/>
    </style:style>
    <style:style style:name="T209" style:parent-style-name="Absatz-Standardschriftart" style:family="text">
      <style:text-properties fo:letter-spacing="0.0006in"/>
    </style:style>
    <style:style style:name="T210" style:parent-style-name="Absatz-Standardschriftart" style:family="text">
      <style:text-properties style:font-name="Times New Roman" fo:letter-spacing="0.0354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-0.0006in"/>
    </style:style>
    <style:style style:name="T213" style:parent-style-name="Absatz-Standardschriftart" style:family="text">
      <style:text-properties fo:letter-spacing="-0.0006in"/>
    </style:style>
    <style:style style:name="T214" style:parent-style-name="Absatz-Standardschriftart" style:family="text">
      <style:text-properties fo:letter-spacing="-0.0034in"/>
    </style:style>
    <style:style style:name="T215" style:parent-style-name="Absatz-Standardschriftart" style:family="text">
      <style:text-properties fo:letter-spacing="-0.0006in"/>
    </style:style>
    <style:style style:name="T216" style:parent-style-name="Absatz-Standardschriftart" style:family="text">
      <style:text-properties fo:letter-spacing="0.0006in"/>
    </style:style>
    <style:style style:name="T217" style:parent-style-name="Absatz-Standardschriftart" style:family="text">
      <style:text-properties fo:letter-spacing="-0.0006in"/>
    </style:style>
    <style:style style:name="T218" style:parent-style-name="Absatz-Standardschriftart" style:family="text">
      <style:text-properties fo:letter-spacing="-0.0041in"/>
    </style:style>
    <style:style style:name="T219" style:parent-style-name="Absatz-Standardschriftart" style:family="text">
      <style:text-properties fo:letter-spacing="0.0006in"/>
    </style:style>
    <style:style style:name="T220" style:parent-style-name="Absatz-Standardschriftart" style:family="text">
      <style:text-properties fo:letter-spacing="-0.0013in"/>
    </style:style>
    <style:style style:name="T221" style:parent-style-name="Absatz-Standardschriftart" style:family="text">
      <style:text-properties fo:letter-spacing="-0.0006in"/>
    </style:style>
    <style:style style:name="P222" style:parent-style-name="Standard" style:family="paragraph">
      <style:paragraph-properties fo:margin-top="0.0048in"/>
      <style:text-properties style:font-name="Arial" style:font-name-asian="Arial" style:font-name-complex="Arial" fo:font-size="11.5pt" style:font-size-asian="11.5pt" style:font-size-complex="11.5pt"/>
    </style:style>
    <style:style style:name="P223" style:parent-style-name="Überschrift1" style:family="paragraph">
      <style:paragraph-properties fo:text-align="justify" fo:margin-left="0.3298in" fo:margin-right="0.075in" fo:text-indent="-0.25in">
        <style:tab-stops>
          <style:tab-stop style:type="left" style:position="0.0006in"/>
        </style:tab-stops>
      </style:paragraph-properties>
    </style:style>
    <style:style style:name="T224" style:parent-style-name="Absatz-Standardschriftart" style:family="text">
      <style:text-properties fo:letter-spacing="0.0152in"/>
    </style:style>
    <style:style style:name="T225" style:parent-style-name="Absatz-Standardschriftart" style:family="text">
      <style:text-properties fo:letter-spacing="0.0173in"/>
    </style:style>
    <style:style style:name="T226" style:parent-style-name="Absatz-Standardschriftart" style:family="text">
      <style:text-properties fo:letter-spacing="-0.0006in"/>
    </style:style>
    <style:style style:name="T227" style:parent-style-name="Absatz-Standardschriftart" style:family="text">
      <style:text-properties fo:letter-spacing="0.0194in"/>
    </style:style>
    <style:style style:name="T228" style:parent-style-name="Absatz-Standardschriftart" style:family="text">
      <style:text-properties fo:letter-spacing="-0.0006in"/>
    </style:style>
    <style:style style:name="T229" style:parent-style-name="Absatz-Standardschriftart" style:family="text">
      <style:text-properties fo:letter-spacing="0.0173in"/>
    </style:style>
    <style:style style:name="T230" style:parent-style-name="Absatz-Standardschriftart" style:family="text">
      <style:text-properties fo:letter-spacing="0.0187in"/>
    </style:style>
    <style:style style:name="T231" style:parent-style-name="Absatz-Standardschriftart" style:family="text">
      <style:text-properties fo:letter-spacing="-0.0006in"/>
    </style:style>
    <style:style style:name="T232" style:parent-style-name="Absatz-Standardschriftart" style:family="text">
      <style:text-properties fo:letter-spacing="0.0194in"/>
    </style:style>
    <style:style style:name="T233" style:parent-style-name="Absatz-Standardschriftart" style:family="text">
      <style:text-properties fo:letter-spacing="0.0166in"/>
    </style:style>
    <style:style style:name="T234" style:parent-style-name="Absatz-Standardschriftart" style:family="text">
      <style:text-properties fo:letter-spacing="-0.0006in"/>
    </style:style>
    <style:style style:name="T235" style:parent-style-name="Absatz-Standardschriftart" style:family="text">
      <style:text-properties fo:letter-spacing="0.0194in"/>
    </style:style>
    <style:style style:name="T236" style:parent-style-name="Absatz-Standardschriftart" style:family="text">
      <style:text-properties fo:letter-spacing="0.0194in"/>
    </style:style>
    <style:style style:name="T237" style:parent-style-name="Absatz-Standardschriftart" style:family="text">
      <style:text-properties fo:letter-spacing="0.0187in"/>
    </style:style>
    <style:style style:name="T238" style:parent-style-name="Absatz-Standardschriftart" style:family="text">
      <style:text-properties fo:letter-spacing="-0.0006in"/>
    </style:style>
    <style:style style:name="T239" style:parent-style-name="Absatz-Standardschriftart" style:family="text">
      <style:text-properties fo:letter-spacing="0.0194in"/>
    </style:style>
    <style:style style:name="T240" style:parent-style-name="Absatz-Standardschriftart" style:family="text">
      <style:text-properties fo:letter-spacing="-0.0013in"/>
    </style:style>
    <style:style style:name="T241" style:parent-style-name="Absatz-Standardschriftart" style:family="text">
      <style:text-properties fo:letter-spacing="0.0187in"/>
    </style:style>
    <style:style style:name="T242" style:parent-style-name="Absatz-Standardschriftart" style:family="text">
      <style:text-properties fo:letter-spacing="-0.0006in"/>
    </style:style>
    <style:style style:name="T243" style:parent-style-name="Absatz-Standardschriftart" style:family="text">
      <style:text-properties fo:letter-spacing="0.0187in"/>
    </style:style>
    <style:style style:name="T244" style:parent-style-name="Absatz-Standardschriftart" style:family="text">
      <style:text-properties fo:letter-spacing="-0.0006in"/>
    </style:style>
    <style:style style:name="T245" style:parent-style-name="Absatz-Standardschriftart" style:family="text">
      <style:text-properties fo:letter-spacing="0.0194in"/>
    </style:style>
    <style:style style:name="T246" style:parent-style-name="Absatz-Standardschriftart" style:family="text">
      <style:text-properties fo:letter-spacing="-0.0006in"/>
    </style:style>
    <style:style style:name="T247" style:parent-style-name="Absatz-Standardschriftart" style:family="text">
      <style:text-properties style:font-name="Times New Roman" fo:letter-spacing="0.0215in"/>
    </style:style>
    <style:style style:name="T248" style:parent-style-name="Absatz-Standardschriftart" style:family="text">
      <style:text-properties fo:letter-spacing="-0.0006in"/>
    </style:style>
    <style:style style:name="T249" style:parent-style-name="Absatz-Standardschriftart" style:family="text">
      <style:text-properties fo:letter-spacing="0.0006in"/>
    </style:style>
    <style:style style:name="T250" style:parent-style-name="Absatz-Standardschriftart" style:family="text">
      <style:text-properties fo:letter-spacing="-0.0006in"/>
    </style:style>
    <style:style style:name="T251" style:parent-style-name="Absatz-Standardschriftart" style:family="text">
      <style:text-properties fo:letter-spacing="-0.0013in"/>
    </style:style>
    <style:style style:name="T252" style:parent-style-name="Absatz-Standardschriftart" style:family="text">
      <style:text-properties fo:letter-spacing="-0.0006in"/>
    </style:style>
    <style:style style:name="T253" style:parent-style-name="Absatz-Standardschriftart" style:family="text">
      <style:text-properties fo:letter-spacing="-0.0006in"/>
    </style:style>
    <style:style style:name="T254" style:parent-style-name="Absatz-Standardschriftart" style:family="text">
      <style:text-properties fo:letter-spacing="-0.0013in"/>
    </style:style>
    <style:style style:name="T255" style:parent-style-name="Absatz-Standardschriftart" style:family="text">
      <style:text-properties fo:letter-spacing="-0.0006in"/>
    </style:style>
    <style:style style:name="T256" style:parent-style-name="Absatz-Standardschriftart" style:family="text">
      <style:text-properties fo:letter-spacing="0.0013in"/>
    </style:style>
    <style:style style:name="T257" style:parent-style-name="Absatz-Standardschriftart" style:family="text">
      <style:text-properties fo:letter-spacing="-0.0006in"/>
    </style:style>
    <style:style style:name="T258" style:parent-style-name="Absatz-Standardschriftart" style:family="text">
      <style:text-properties fo:letter-spacing="-0.0013in"/>
    </style:style>
    <style:style style:name="T259" style:parent-style-name="Absatz-Standardschriftart" style:family="text">
      <style:text-properties fo:letter-spacing="-0.0006in"/>
    </style:style>
    <style:style style:name="T260" style:parent-style-name="Absatz-Standardschriftart" style:family="text">
      <style:text-properties fo:letter-spacing="-0.0013in"/>
    </style:style>
    <style:style style:name="T261" style:parent-style-name="Absatz-Standardschriftart" style:family="text">
      <style:text-properties fo:letter-spacing="-0.0006in"/>
    </style:style>
    <style:style style:name="T262" style:parent-style-name="Absatz-Standardschriftart" style:family="text">
      <style:text-properties fo:letter-spacing="0.0006in"/>
    </style:style>
    <style:style style:name="T263" style:parent-style-name="Absatz-Standardschriftart" style:family="text">
      <style:text-properties fo:letter-spacing="-0.0006in"/>
    </style:style>
    <style:style style:name="T264" style:parent-style-name="Absatz-Standardschriftart" style:family="text">
      <style:text-properties fo:letter-spacing="-0.0013in"/>
    </style:style>
    <style:style style:name="T265" style:parent-style-name="Absatz-Standardschriftart" style:family="text">
      <style:text-properties fo:letter-spacing="0.0013in"/>
    </style:style>
    <style:style style:name="T266" style:parent-style-name="Absatz-Standardschriftart" style:family="text">
      <style:text-properties fo:letter-spacing="0.0006in"/>
    </style:style>
    <style:style style:name="T267" style:parent-style-name="Absatz-Standardschriftart" style:family="text">
      <style:text-properties fo:letter-spacing="-0.0013in"/>
    </style:style>
    <style:style style:name="T268" style:parent-style-name="Absatz-Standardschriftart" style:family="text">
      <style:text-properties style:font-name="Times New Roman" fo:letter-spacing="0.0437in"/>
    </style:style>
    <style:style style:name="T269" style:parent-style-name="Absatz-Standardschriftart" style:family="text">
      <style:text-properties fo:letter-spacing="-0.0097in"/>
    </style:style>
    <style:style style:name="T270" style:parent-style-name="Absatz-Standardschriftart" style:family="text">
      <style:text-properties fo:letter-spacing="-0.0006in"/>
    </style:style>
    <style:style style:name="T271" style:parent-style-name="Absatz-Standardschriftart" style:family="text">
      <style:text-properties fo:letter-spacing="-0.009in"/>
    </style:style>
    <style:style style:name="T272" style:parent-style-name="Absatz-Standardschriftart" style:family="text">
      <style:text-properties fo:letter-spacing="-0.0006in"/>
    </style:style>
    <style:style style:name="T273" style:parent-style-name="Absatz-Standardschriftart" style:family="text">
      <style:text-properties fo:letter-spacing="-0.0076in"/>
    </style:style>
    <style:style style:name="T274" style:parent-style-name="Absatz-Standardschriftart" style:family="text">
      <style:text-properties fo:letter-spacing="-0.0006in"/>
    </style:style>
    <style:style style:name="T275" style:parent-style-name="Absatz-Standardschriftart" style:family="text">
      <style:text-properties fo:letter-spacing="-0.0083in"/>
    </style:style>
    <style:style style:name="T276" style:parent-style-name="Absatz-Standardschriftart" style:family="text">
      <style:text-properties fo:letter-spacing="-0.0006in"/>
    </style:style>
    <style:style style:name="T277" style:parent-style-name="Absatz-Standardschriftart" style:family="text">
      <style:text-properties fo:letter-spacing="-0.009in"/>
    </style:style>
    <style:style style:name="T278" style:parent-style-name="Absatz-Standardschriftart" style:family="text">
      <style:text-properties fo:letter-spacing="-0.0111in"/>
    </style:style>
    <style:style style:name="T279" style:parent-style-name="Absatz-Standardschriftart" style:family="text">
      <style:text-properties fo:letter-spacing="-0.0013in"/>
    </style:style>
    <style:style style:name="T280" style:parent-style-name="Absatz-Standardschriftart" style:family="text">
      <style:text-properties fo:letter-spacing="-0.002in"/>
    </style:style>
    <style:style style:name="T281" style:parent-style-name="Absatz-Standardschriftart" style:family="text">
      <style:text-properties fo:letter-spacing="-0.0118in"/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fo:letter-spacing="-0.009in"/>
    </style:style>
    <style:style style:name="T284" style:parent-style-name="Absatz-Standardschriftart" style:family="text">
      <style:text-properties fo:letter-spacing="-0.009in"/>
    </style:style>
    <style:style style:name="T285" style:parent-style-name="Absatz-Standardschriftart" style:family="text">
      <style:text-properties fo:letter-spacing="-0.009in"/>
    </style:style>
    <style:style style:name="T286" style:parent-style-name="Absatz-Standardschriftart" style:family="text">
      <style:text-properties fo:letter-spacing="-0.0006in"/>
    </style:style>
    <style:style style:name="T287" style:parent-style-name="Absatz-Standardschriftart" style:family="text">
      <style:text-properties fo:letter-spacing="-0.0062in"/>
    </style:style>
    <style:style style:name="T288" style:parent-style-name="Absatz-Standardschriftart" style:family="text">
      <style:text-properties fo:letter-spacing="-0.0006in"/>
    </style:style>
    <style:style style:name="T289" style:parent-style-name="Absatz-Standardschriftart" style:family="text">
      <style:text-properties style:font-name="Times New Roman" fo:letter-spacing="0.0368in" style:text-scale="99%"/>
    </style:style>
    <style:style style:name="T290" style:parent-style-name="Absatz-Standardschriftart" style:family="text">
      <style:text-properties fo:letter-spacing="-0.0013in"/>
    </style:style>
    <style:style style:name="T291" style:parent-style-name="Absatz-Standardschriftart" style:family="text">
      <style:text-properties fo:letter-spacing="-0.0076in"/>
    </style:style>
    <style:style style:name="T292" style:parent-style-name="Absatz-Standardschriftart" style:family="text">
      <style:text-properties fo:letter-spacing="-0.0006in"/>
    </style:style>
    <style:style style:name="T293" style:parent-style-name="Absatz-Standardschriftart" style:family="text">
      <style:text-properties fo:letter-spacing="-0.0055in"/>
    </style:style>
    <style:style style:name="T294" style:parent-style-name="Absatz-Standardschriftart" style:family="text">
      <style:text-properties fo:letter-spacing="-0.0006in"/>
    </style:style>
    <style:style style:name="T295" style:parent-style-name="Absatz-Standardschriftart" style:family="text">
      <style:text-properties fo:letter-spacing="-0.0069in"/>
    </style:style>
    <style:style style:name="T296" style:parent-style-name="Absatz-Standardschriftart" style:family="text">
      <style:text-properties fo:letter-spacing="-0.0055in"/>
    </style:style>
    <style:style style:name="T297" style:parent-style-name="Absatz-Standardschriftart" style:family="text">
      <style:text-properties fo:letter-spacing="-0.0062in"/>
    </style:style>
    <style:style style:name="T298" style:parent-style-name="Absatz-Standardschriftart" style:family="text">
      <style:text-properties fo:letter-spacing="-0.0013in"/>
    </style:style>
    <style:style style:name="T299" style:parent-style-name="Absatz-Standardschriftart" style:family="text">
      <style:text-properties fo:letter-spacing="-0.0048in"/>
    </style:style>
    <style:style style:name="T300" style:parent-style-name="Absatz-Standardschriftart" style:family="text">
      <style:text-properties fo:letter-spacing="-0.0006in"/>
    </style:style>
    <style:style style:name="T301" style:parent-style-name="Absatz-Standardschriftart" style:family="text">
      <style:text-properties fo:letter-spacing="-0.0055in"/>
    </style:style>
    <style:style style:name="T302" style:parent-style-name="Absatz-Standardschriftart" style:family="text">
      <style:text-properties fo:letter-spacing="-0.0006in"/>
    </style:style>
    <style:style style:name="T303" style:parent-style-name="Absatz-Standardschriftart" style:family="text">
      <style:text-properties fo:letter-spacing="-0.0069in"/>
    </style:style>
    <style:style style:name="T304" style:parent-style-name="Absatz-Standardschriftart" style:family="text">
      <style:text-properties fo:letter-spacing="-0.0006in"/>
    </style:style>
    <style:style style:name="T305" style:parent-style-name="Absatz-Standardschriftart" style:family="text">
      <style:text-properties fo:letter-spacing="-0.002in"/>
    </style:style>
    <style:style style:name="T306" style:parent-style-name="Absatz-Standardschriftart" style:family="text">
      <style:text-properties fo:letter-spacing="-0.0013in"/>
    </style:style>
    <style:style style:name="T307" style:parent-style-name="Absatz-Standardschriftart" style:family="text">
      <style:text-properties fo:letter-spacing="-0.0027in"/>
    </style:style>
    <style:style style:name="T308" style:parent-style-name="Absatz-Standardschriftart" style:family="text">
      <style:text-properties fo:letter-spacing="-0.0006in"/>
    </style:style>
    <style:style style:name="T309" style:parent-style-name="Absatz-Standardschriftart" style:family="text">
      <style:text-properties fo:letter-spacing="-0.0055in"/>
    </style:style>
    <style:style style:name="T310" style:parent-style-name="Absatz-Standardschriftart" style:family="text">
      <style:text-properties fo:letter-spacing="0.0013in"/>
    </style:style>
    <style:style style:name="T311" style:parent-style-name="Absatz-Standardschriftart" style:family="text">
      <style:text-properties fo:letter-spacing="-0.0048in"/>
    </style:style>
    <style:style style:name="T312" style:parent-style-name="Absatz-Standardschriftart" style:family="text">
      <style:text-properties fo:letter-spacing="-0.0006in"/>
    </style:style>
    <style:style style:name="T313" style:parent-style-name="Absatz-Standardschriftart" style:family="text">
      <style:text-properties fo:letter-spacing="-0.0076in"/>
    </style:style>
    <style:style style:name="T314" style:parent-style-name="Absatz-Standardschriftart" style:family="text">
      <style:text-properties fo:letter-spacing="-0.0006in"/>
    </style:style>
    <style:style style:name="T315" style:parent-style-name="Absatz-Standardschriftart" style:family="text">
      <style:text-properties fo:letter-spacing="-0.0041in"/>
    </style:style>
    <style:style style:name="T316" style:parent-style-name="Absatz-Standardschriftart" style:family="text">
      <style:text-properties fo:letter-spacing="-0.0006in"/>
    </style:style>
    <style:style style:name="T317" style:parent-style-name="Absatz-Standardschriftart" style:family="text">
      <style:text-properties style:font-name="Times New Roman" fo:letter-spacing="0.0395in"/>
    </style:style>
    <style:style style:name="T318" style:parent-style-name="Absatz-Standardschriftart" style:family="text">
      <style:text-properties fo:letter-spacing="0.0236in"/>
    </style:style>
    <style:style style:name="T319" style:parent-style-name="Absatz-Standardschriftart" style:family="text">
      <style:text-properties fo:letter-spacing="-0.0013in"/>
    </style:style>
    <style:style style:name="T320" style:parent-style-name="Absatz-Standardschriftart" style:family="text">
      <style:text-properties fo:letter-spacing="0.0236in"/>
    </style:style>
    <style:style style:name="T321" style:parent-style-name="Absatz-Standardschriftart" style:family="text">
      <style:text-properties fo:letter-spacing="-0.0006in"/>
    </style:style>
    <style:style style:name="T322" style:parent-style-name="Absatz-Standardschriftart" style:family="text">
      <style:text-properties fo:letter-spacing="0.025in"/>
    </style:style>
    <style:style style:name="T323" style:parent-style-name="Absatz-Standardschriftart" style:family="text">
      <style:text-properties fo:letter-spacing="-0.0006in"/>
    </style:style>
    <style:style style:name="T324" style:parent-style-name="Absatz-Standardschriftart" style:family="text">
      <style:text-properties fo:letter-spacing="0.0236in"/>
    </style:style>
    <style:style style:name="T325" style:parent-style-name="Absatz-Standardschriftart" style:family="text">
      <style:text-properties fo:letter-spacing="0.0229in"/>
    </style:style>
    <style:style style:name="T326" style:parent-style-name="Absatz-Standardschriftart" style:family="text">
      <style:text-properties fo:letter-spacing="0.025in"/>
    </style:style>
    <style:style style:name="T327" style:parent-style-name="Absatz-Standardschriftart" style:family="text">
      <style:text-properties fo:letter-spacing="-0.0006in"/>
    </style:style>
    <style:style style:name="T328" style:parent-style-name="Absatz-Standardschriftart" style:family="text">
      <style:text-properties fo:letter-spacing="0.0236in"/>
    </style:style>
    <style:style style:name="T329" style:parent-style-name="Absatz-Standardschriftart" style:family="text">
      <style:text-properties fo:letter-spacing="-0.0006in"/>
    </style:style>
    <style:style style:name="T330" style:parent-style-name="Absatz-Standardschriftart" style:family="text">
      <style:text-properties fo:letter-spacing="0.025in"/>
    </style:style>
    <style:style style:name="T331" style:parent-style-name="Absatz-Standardschriftart" style:family="text">
      <style:text-properties fo:letter-spacing="-0.0006in"/>
    </style:style>
    <style:style style:name="T332" style:parent-style-name="Absatz-Standardschriftart" style:family="text">
      <style:text-properties fo:letter-spacing="0.025in"/>
    </style:style>
    <style:style style:name="T333" style:parent-style-name="Absatz-Standardschriftart" style:family="text">
      <style:text-properties fo:letter-spacing="-0.0006in"/>
    </style:style>
    <style:style style:name="T334" style:parent-style-name="Absatz-Standardschriftart" style:family="text">
      <style:text-properties fo:letter-spacing="0.025in"/>
    </style:style>
    <style:style style:name="T335" style:parent-style-name="Absatz-Standardschriftart" style:family="text">
      <style:text-properties fo:letter-spacing="-0.0006in"/>
    </style:style>
    <style:style style:name="T336" style:parent-style-name="Absatz-Standardschriftart" style:family="text">
      <style:text-properties style:font-name="Times New Roman" fo:letter-spacing="0.0368in"/>
    </style:style>
    <style:style style:name="T337" style:parent-style-name="Absatz-Standardschriftart" style:family="text">
      <style:text-properties fo:letter-spacing="-0.0006in"/>
    </style:style>
    <style:style style:name="T338" style:parent-style-name="Absatz-Standardschriftart" style:family="text">
      <style:text-properties fo:letter-spacing="-0.0034in"/>
    </style:style>
    <style:style style:name="T339" style:parent-style-name="Absatz-Standardschriftart" style:family="text">
      <style:text-properties fo:letter-spacing="-0.0034in"/>
    </style:style>
    <style:style style:name="T340" style:parent-style-name="Absatz-Standardschriftart" style:family="text">
      <style:text-properties fo:letter-spacing="-0.0006in"/>
    </style:style>
    <style:style style:name="T341" style:parent-style-name="Absatz-Standardschriftart" style:family="text">
      <style:text-properties fo:letter-spacing="-0.0034in"/>
    </style:style>
    <style:style style:name="T342" style:parent-style-name="Absatz-Standardschriftart" style:family="text">
      <style:text-properties fo:letter-spacing="-0.0006in"/>
    </style:style>
    <style:style style:name="T343" style:parent-style-name="Absatz-Standardschriftart" style:family="text">
      <style:text-properties fo:letter-spacing="-0.0027in"/>
    </style:style>
    <style:style style:name="T344" style:parent-style-name="Absatz-Standardschriftart" style:family="text">
      <style:text-properties fo:letter-spacing="-0.0006in"/>
    </style:style>
    <style:style style:name="T345" style:parent-style-name="Absatz-Standardschriftart" style:family="text">
      <style:text-properties fo:letter-spacing="-0.0041in"/>
    </style:style>
    <style:style style:name="T346" style:parent-style-name="Absatz-Standardschriftart" style:family="text">
      <style:text-properties fo:letter-spacing="-0.0006in"/>
    </style:style>
    <style:style style:name="P347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348" style:parent-style-name="Absatz-Standardschriftart" style:family="text">
      <style:text-properties fo:letter-spacing="-0.0006in"/>
    </style:style>
    <style:style style:name="T349" style:parent-style-name="Absatz-Standardschriftart" style:family="text">
      <style:text-properties fo:letter-spacing="-0.0013in"/>
    </style:style>
    <style:style style:name="T350" style:parent-style-name="Absatz-Standardschriftart" style:family="text">
      <style:text-properties fo:letter-spacing="-0.0006in"/>
    </style:style>
    <style:style style:name="P351" style:parent-style-name="Textkörper" style:family="paragraph">
      <style:paragraph-properties fo:margin-top="0.0055in" fo:line-height="0.1736in" fo:margin-right="0.1194in"/>
    </style:style>
    <style:style style:name="T352" style:parent-style-name="Absatz-Standardschriftart" style:family="text">
      <style:text-properties fo:letter-spacing="-0.0013in"/>
    </style:style>
    <style:style style:name="T353" style:parent-style-name="Absatz-Standardschriftart" style:family="text">
      <style:text-properties fo:letter-spacing="-0.002in"/>
    </style:style>
    <style:style style:name="T354" style:parent-style-name="Absatz-Standardschriftart" style:family="text">
      <style:text-properties fo:letter-spacing="0.0006in"/>
    </style:style>
    <style:style style:name="T355" style:parent-style-name="Absatz-Standardschriftart" style:family="text">
      <style:text-properties fo:letter-spacing="-0.0013in"/>
    </style:style>
    <style:style style:name="T356" style:parent-style-name="Absatz-Standardschriftart" style:family="text">
      <style:text-properties fo:letter-spacing="-0.0013in"/>
    </style:style>
    <style:style style:name="T357" style:parent-style-name="Absatz-Standardschriftart" style:family="text">
      <style:text-properties fo:letter-spacing="-0.0006in"/>
    </style:style>
    <style:style style:name="T358" style:parent-style-name="Absatz-Standardschriftart" style:family="text">
      <style:text-properties fo:letter-spacing="-0.0013in"/>
    </style:style>
    <style:style style:name="T359" style:parent-style-name="Absatz-Standardschriftart" style:family="text">
      <style:text-properties fo:letter-spacing="-0.0006in"/>
    </style:style>
    <style:style style:name="T360" style:parent-style-name="Absatz-Standardschriftart" style:family="text">
      <style:text-properties fo:letter-spacing="-0.0013in"/>
    </style:style>
    <style:style style:name="T361" style:parent-style-name="Absatz-Standardschriftart" style:family="text">
      <style:text-properties fo:letter-spacing="-0.0006in"/>
    </style:style>
    <style:style style:name="T362" style:parent-style-name="Absatz-Standardschriftart" style:family="text">
      <style:text-properties fo:letter-spacing="-0.0006in"/>
    </style:style>
    <style:style style:name="T363" style:parent-style-name="Absatz-Standardschriftart" style:family="text">
      <style:text-properties fo:letter-spacing="-0.002in"/>
    </style:style>
    <style:style style:name="T364" style:parent-style-name="Absatz-Standardschriftart" style:family="text">
      <style:text-properties fo:letter-spacing="0.0006in"/>
    </style:style>
    <style:style style:name="T365" style:parent-style-name="Absatz-Standardschriftart" style:family="text">
      <style:text-properties fo:letter-spacing="-0.0013in"/>
    </style:style>
    <style:style style:name="T366" style:parent-style-name="Absatz-Standardschriftart" style:family="text">
      <style:text-properties fo:letter-spacing="-0.002in"/>
    </style:style>
    <style:style style:name="T367" style:parent-style-name="Absatz-Standardschriftart" style:family="text">
      <style:text-properties fo:letter-spacing="-0.0006in"/>
    </style:style>
    <style:style style:name="T368" style:parent-style-name="Absatz-Standardschriftart" style:family="text">
      <style:text-properties fo:letter-spacing="-0.002in"/>
    </style:style>
    <style:style style:name="T369" style:parent-style-name="Absatz-Standardschriftart" style:family="text">
      <style:text-properties fo:letter-spacing="-0.0006in"/>
    </style:style>
    <style:style style:name="T370" style:parent-style-name="Absatz-Standardschriftart" style:family="text">
      <style:text-properties fo:letter-spacing="-0.0013in"/>
    </style:style>
    <style:style style:name="T371" style:parent-style-name="Absatz-Standardschriftart" style:family="text">
      <style:text-properties fo:letter-spacing="0.0006in"/>
    </style:style>
    <style:style style:name="T372" style:parent-style-name="Absatz-Standardschriftart" style:family="text">
      <style:text-properties fo:letter-spacing="-0.0027in"/>
    </style:style>
    <style:style style:name="T373" style:parent-style-name="Absatz-Standardschriftart" style:family="text">
      <style:text-properties fo:letter-spacing="-0.0006in"/>
    </style:style>
    <style:style style:name="T374" style:parent-style-name="Absatz-Standardschriftart" style:family="text">
      <style:text-properties style:font-name="Times New Roman" fo:letter-spacing="0.0534in"/>
    </style:style>
    <style:style style:name="T375" style:parent-style-name="Absatz-Standardschriftart" style:family="text">
      <style:text-properties fo:letter-spacing="-0.0006in"/>
    </style:style>
    <style:style style:name="T376" style:parent-style-name="Absatz-Standardschriftart" style:family="text">
      <style:text-properties fo:letter-spacing="-0.002in"/>
    </style:style>
    <style:style style:name="T377" style:parent-style-name="Absatz-Standardschriftart" style:family="text">
      <style:text-properties fo:letter-spacing="-0.0006in"/>
    </style:style>
    <style:style style:name="T378" style:parent-style-name="Absatz-Standardschriftart" style:family="text">
      <style:text-properties fo:letter-spacing="-0.002in"/>
    </style:style>
    <style:style style:name="T379" style:parent-style-name="Absatz-Standardschriftart" style:family="text">
      <style:text-properties fo:letter-spacing="-0.0006in"/>
    </style:style>
    <style:style style:name="T380" style:parent-style-name="Absatz-Standardschriftart" style:family="text">
      <style:text-properties fo:letter-spacing="-0.0048in"/>
    </style:style>
    <style:style style:name="T381" style:parent-style-name="Absatz-Standardschriftart" style:family="text">
      <style:text-properties fo:letter-spacing="-0.002in"/>
    </style:style>
    <style:style style:name="T382" style:parent-style-name="Absatz-Standardschriftart" style:family="text">
      <style:text-properties fo:letter-spacing="-0.0006in"/>
    </style:style>
    <style:style style:name="P383" style:parent-style-name="Standard" style:family="paragraph">
      <style:paragraph-properties fo:margin-top="0.0006in"/>
      <style:text-properties style:font-name="Arial" style:font-name-asian="Arial" style:font-name-complex="Arial"/>
    </style:style>
    <style:style style:name="P384" style:parent-style-name="Textkörper" style:family="paragraph">
      <style:paragraph-properties fo:line-height="0.175in" fo:margin-left="0.9097in">
        <style:tab-stops>
          <style:tab-stop style:type="left" style:position="0.0006in"/>
        </style:tab-stops>
      </style:paragraph-properties>
    </style:style>
    <style:style style:name="T385" style:parent-style-name="Absatz-Standardschriftart" style:family="text">
      <style:text-properties fo:letter-spacing="-0.0006in"/>
    </style:style>
    <style:style style:name="T386" style:parent-style-name="Absatz-Standardschriftart" style:family="text">
      <style:text-properties fo:letter-spacing="-0.0013in"/>
    </style:style>
    <style:style style:name="T387" style:parent-style-name="Absatz-Standardschriftart" style:family="text">
      <style:text-properties fo:letter-spacing="-0.0013in"/>
    </style:style>
    <style:style style:name="T388" style:parent-style-name="Absatz-Standardschriftart" style:family="text">
      <style:text-properties fo:letter-spacing="-0.0006in"/>
    </style:style>
    <style:style style:name="T389" style:parent-style-name="Absatz-Standardschriftart" style:family="text">
      <style:text-properties fo:letter-spacing="-0.0013in"/>
    </style:style>
    <style:style style:name="T390" style:parent-style-name="Absatz-Standardschriftart" style:family="text">
      <style:text-properties fo:letter-spacing="0.0006in"/>
    </style:style>
    <style:style style:name="T391" style:parent-style-name="Absatz-Standardschriftart" style:family="text">
      <style:text-properties fo:letter-spacing="-0.0006in"/>
    </style:style>
    <style:style style:name="T392" style:parent-style-name="Absatz-Standardschriftart" style:family="text">
      <style:text-properties fo:letter-spacing="-0.0006in"/>
    </style:style>
    <style:style style:name="T393" style:parent-style-name="Absatz-Standardschriftart" style:family="text">
      <style:text-properties fo:letter-spacing="-0.0041in"/>
    </style:style>
    <style:style style:name="P394" style:parent-style-name="Textkörper" style:family="paragraph">
      <style:paragraph-properties fo:line-height="0.175in" fo:margin-left="0.9097in">
        <style:tab-stops>
          <style:tab-stop style:type="left" style:position="0.0006in"/>
        </style:tab-stops>
      </style:paragraph-properties>
    </style:style>
    <style:style style:name="T395" style:parent-style-name="Absatz-Standardschriftart" style:family="text">
      <style:text-properties fo:letter-spacing="-0.0006in"/>
    </style:style>
    <style:style style:name="T396" style:parent-style-name="Absatz-Standardschriftart" style:family="text">
      <style:text-properties fo:letter-spacing="-0.0034in"/>
    </style:style>
    <style:style style:name="T397" style:parent-style-name="Absatz-Standardschriftart" style:family="text">
      <style:text-properties fo:letter-spacing="-0.0006in"/>
    </style:style>
    <style:style style:name="T398" style:parent-style-name="Absatz-Standardschriftart" style:family="text">
      <style:text-properties fo:letter-spacing="-0.0034in"/>
    </style:style>
    <style:style style:name="T399" style:parent-style-name="Absatz-Standardschriftart" style:family="text">
      <style:text-properties fo:letter-spacing="-0.0006in"/>
    </style:style>
    <style:style style:name="T400" style:parent-style-name="Absatz-Standardschriftart" style:family="text">
      <style:text-properties fo:letter-spacing="-0.0041in"/>
    </style:style>
    <style:style style:name="T401" style:parent-style-name="Absatz-Standardschriftart" style:family="text">
      <style:text-properties fo:letter-spacing="-0.002in"/>
    </style:style>
    <style:style style:name="T402" style:parent-style-name="Absatz-Standardschriftart" style:family="text">
      <style:text-properties fo:letter-spacing="-0.0006in"/>
    </style:style>
    <style:style style:name="P403" style:parent-style-name="Textkörper" style:family="paragraph">
      <style:paragraph-properties fo:margin-top="0.0013in" fo:margin-left="0.9097in">
        <style:tab-stops>
          <style:tab-stop style:type="left" style:position="0.0006in"/>
        </style:tab-stops>
      </style:paragraph-properties>
    </style:style>
    <style:style style:name="T404" style:parent-style-name="Absatz-Standardschriftart" style:family="text">
      <style:text-properties fo:letter-spacing="-0.0006in"/>
    </style:style>
    <style:style style:name="T405" style:parent-style-name="Absatz-Standardschriftart" style:family="text">
      <style:text-properties fo:letter-spacing="-0.0027in"/>
    </style:style>
    <style:style style:name="T406" style:parent-style-name="Absatz-Standardschriftart" style:family="text">
      <style:text-properties fo:letter-spacing="-0.0006in"/>
    </style:style>
    <style:style style:name="T407" style:parent-style-name="Absatz-Standardschriftart" style:family="text">
      <style:text-properties fo:letter-spacing="-0.0013in"/>
    </style:style>
    <style:style style:name="T408" style:parent-style-name="Absatz-Standardschriftart" style:family="text">
      <style:text-properties fo:letter-spacing="-0.0006in"/>
    </style:style>
    <style:style style:name="T409" style:parent-style-name="Absatz-Standardschriftart" style:family="text">
      <style:text-properties fo:letter-spacing="-0.002in"/>
    </style:style>
    <style:style style:name="T410" style:parent-style-name="Absatz-Standardschriftart" style:family="text">
      <style:text-properties fo:letter-spacing="-0.0006in"/>
    </style:style>
    <style:style style:name="T411" style:parent-style-name="Absatz-Standardschriftart" style:family="text">
      <style:text-properties fo:letter-spacing="-0.0013in"/>
    </style:style>
    <style:style style:name="T412" style:parent-style-name="Absatz-Standardschriftart" style:family="text">
      <style:text-properties fo:letter-spacing="-0.0006in"/>
    </style:style>
    <style:style style:name="T413" style:parent-style-name="Absatz-Standardschriftart" style:family="text">
      <style:text-properties fo:letter-spacing="-0.0048in"/>
    </style:style>
    <style:style style:name="P414" style:parent-style-name="Standard" style:family="paragraph">
      <style:paragraph-properties fo:margin-top="0.0076in"/>
      <style:text-properties style:font-name="Arial" style:font-name-asian="Arial" style:font-name-complex="Arial" fo:font-size="10.5pt" style:font-size-asian="10.5pt" style:font-size-complex="10.5pt"/>
    </style:style>
    <style:style style:name="P415" style:parent-style-name="Textkörper" style:family="paragraph">
      <style:paragraph-properties fo:line-height="100%" fo:margin-right="0.1194in"/>
    </style:style>
    <style:style style:name="T416" style:parent-style-name="Absatz-Standardschriftart" style:family="text">
      <style:text-properties fo:letter-spacing="-0.0006in"/>
    </style:style>
    <style:style style:name="T417" style:parent-style-name="Absatz-Standardschriftart" style:family="text">
      <style:text-properties fo:letter-spacing="0.0006in"/>
    </style:style>
    <style:style style:name="T418" style:parent-style-name="Absatz-Standardschriftart" style:family="text">
      <style:text-properties fo:letter-spacing="-0.0027in"/>
    </style:style>
    <style:style style:name="T419" style:parent-style-name="Absatz-Standardschriftart" style:family="text">
      <style:text-properties fo:letter-spacing="-0.0006in"/>
    </style:style>
    <style:style style:name="T420" style:parent-style-name="Absatz-Standardschriftart" style:family="text">
      <style:text-properties fo:letter-spacing="-0.0013in"/>
    </style:style>
    <style:style style:name="T421" style:parent-style-name="Absatz-Standardschriftart" style:family="text">
      <style:text-properties fo:letter-spacing="-0.0006in"/>
    </style:style>
    <style:style style:name="T422" style:parent-style-name="Absatz-Standardschriftart" style:family="text">
      <style:text-properties fo:letter-spacing="-0.0006in"/>
    </style:style>
    <style:style style:name="T423" style:parent-style-name="Absatz-Standardschriftart" style:family="text">
      <style:text-properties fo:letter-spacing="-0.002in"/>
    </style:style>
    <style:style style:name="T424" style:parent-style-name="Absatz-Standardschriftart" style:family="text">
      <style:text-properties fo:letter-spacing="0.0006in"/>
    </style:style>
    <style:style style:name="T425" style:parent-style-name="Absatz-Standardschriftart" style:family="text">
      <style:text-properties fo:letter-spacing="-0.0013in"/>
    </style:style>
    <style:style style:name="T426" style:parent-style-name="Absatz-Standardschriftart" style:family="text">
      <style:text-properties fo:letter-spacing="-0.0006in"/>
    </style:style>
    <style:style style:name="T427" style:parent-style-name="Absatz-Standardschriftart" style:family="text">
      <style:text-properties fo:letter-spacing="-0.0013in"/>
    </style:style>
    <style:style style:name="T428" style:parent-style-name="Absatz-Standardschriftart" style:family="text">
      <style:text-properties fo:letter-spacing="-0.0013in"/>
    </style:style>
    <style:style style:name="T429" style:parent-style-name="Absatz-Standardschriftart" style:family="text">
      <style:text-properties fo:letter-spacing="-0.0034in"/>
    </style:style>
    <style:style style:name="T430" style:parent-style-name="Absatz-Standardschriftart" style:family="text">
      <style:text-properties fo:letter-spacing="0.0006in"/>
    </style:style>
    <style:style style:name="T431" style:parent-style-name="Absatz-Standardschriftart" style:family="text">
      <style:text-properties fo:letter-spacing="-0.0013in"/>
    </style:style>
    <style:style style:name="T432" style:parent-style-name="Absatz-Standardschriftart" style:family="text">
      <style:text-properties fo:letter-spacing="-0.0006in"/>
    </style:style>
    <style:style style:name="T433" style:parent-style-name="Absatz-Standardschriftart" style:family="text">
      <style:text-properties fo:letter-spacing="-0.0027in"/>
    </style:style>
    <style:style style:name="T434" style:parent-style-name="Absatz-Standardschriftart" style:family="text">
      <style:text-properties fo:letter-spacing="-0.0062in"/>
    </style:style>
    <style:style style:name="T435" style:parent-style-name="Absatz-Standardschriftart" style:family="text">
      <style:text-properties fo:letter-spacing="0.0006in"/>
    </style:style>
    <style:style style:name="T436" style:parent-style-name="Absatz-Standardschriftart" style:family="text">
      <style:text-properties style:font-name="Times New Roman" fo:letter-spacing="0.0493in"/>
    </style:style>
    <style:style style:name="T437" style:parent-style-name="Absatz-Standardschriftart" style:family="text">
      <style:text-properties fo:letter-spacing="-0.0006in"/>
    </style:style>
    <style:style style:name="T438" style:parent-style-name="Absatz-Standardschriftart" style:family="text">
      <style:text-properties fo:letter-spacing="-0.0013in"/>
    </style:style>
    <style:style style:name="T439" style:parent-style-name="Absatz-Standardschriftart" style:family="text">
      <style:text-properties fo:letter-spacing="-0.0006in"/>
    </style:style>
    <style:style style:name="T440" style:parent-style-name="Absatz-Standardschriftart" style:family="text">
      <style:text-properties fo:letter-spacing="-0.0013in"/>
    </style:style>
    <style:style style:name="T441" style:parent-style-name="Absatz-Standardschriftart" style:family="text">
      <style:text-properties fo:letter-spacing="-0.0006in"/>
    </style:style>
    <style:style style:name="P442" style:parent-style-name="Standard" style:family="paragraph">
      <style:text-properties style:font-name="Arial" style:font-name-asian="Arial" style:font-name-complex="Arial"/>
    </style:style>
    <style:style style:name="P443" style:parent-style-name="Standard" style:family="paragraph">
      <style:text-properties style:font-name="Arial" style:font-name-asian="Arial" style:font-name-complex="Arial"/>
    </style:style>
    <style:style style:name="P444" style:parent-style-name="Standard" style:family="paragraph">
      <style:text-properties style:font-name="Arial" style:font-name-asian="Arial" style:font-name-complex="Arial"/>
    </style:style>
    <style:style style:name="P445" style:parent-style-name="Standard" style:family="paragraph">
      <style:text-properties style:font-name="Arial" style:font-name-asian="Arial" style:font-name-complex="Arial"/>
    </style:style>
    <style:style style:name="P446" style:parent-style-name="Standard" style:family="paragraph">
      <style:text-properties style:font-name="Arial" style:font-name-asian="Arial" style:font-name-complex="Arial"/>
    </style:style>
    <style:style style:name="P447" style:parent-style-name="Standard" style:family="paragraph">
      <style:text-properties style:font-name="Arial" style:font-name-asian="Arial" style:font-name-complex="Arial"/>
    </style:style>
    <style:style style:name="P448" style:parent-style-name="Standard" style:family="paragraph">
      <style:text-properties style:font-name="Arial" style:font-name-asian="Arial" style:font-name-complex="Arial"/>
    </style:style>
    <style:style style:name="P449" style:parent-style-name="Standard" style:family="paragraph">
      <style:text-properties style:font-name="Arial" style:font-name-asian="Arial" style:font-name-complex="Arial"/>
    </style:style>
    <style:style style:name="P450" style:parent-style-name="Überschrift1" style:family="paragraph">
      <style:paragraph-properties fo:text-align="start" fo:margin-top="0.1236in" fo:line-height="0.1909in" fo:margin-left="0.3298in" fo:text-indent="-0.25in">
        <style:tab-stops>
          <style:tab-stop style:type="left" style:position="0.0006in"/>
        </style:tab-stops>
      </style:paragraph-properties>
    </style:style>
    <style:style style:name="T451" style:parent-style-name="Absatz-Standardschriftart" style:family="text">
      <style:text-properties fo:letter-spacing="-0.0006in"/>
    </style:style>
    <style:style style:name="T452" style:parent-style-name="Absatz-Standardschriftart" style:family="text">
      <style:text-properties fo:letter-spacing="0.0006in"/>
    </style:style>
    <style:style style:name="T453" style:parent-style-name="Absatz-Standardschriftart" style:family="text">
      <style:text-properties fo:letter-spacing="-0.0013in"/>
    </style:style>
    <style:style style:name="T454" style:parent-style-name="Absatz-Standardschriftart" style:family="text">
      <style:text-properties fo:letter-spacing="0.0041in"/>
    </style:style>
    <style:style style:name="T455" style:parent-style-name="Absatz-Standardschriftart" style:family="text">
      <style:text-properties fo:letter-spacing="-0.0006in"/>
    </style:style>
    <style:style style:name="T456" style:parent-style-name="Absatz-Standardschriftart" style:family="text">
      <style:text-properties fo:letter-spacing="0.0013in"/>
    </style:style>
    <style:style style:name="T457" style:parent-style-name="Absatz-Standardschriftart" style:family="text">
      <style:text-properties fo:letter-spacing="0.0006in"/>
    </style:style>
    <style:style style:name="T458" style:parent-style-name="Absatz-Standardschriftart" style:family="text">
      <style:text-properties fo:letter-spacing="-0.0013in"/>
    </style:style>
    <style:style style:name="T459" style:parent-style-name="Absatz-Standardschriftart" style:family="text">
      <style:text-properties fo:letter-spacing="0.0006in"/>
    </style:style>
    <style:style style:name="T460" style:parent-style-name="Absatz-Standardschriftart" style:family="text">
      <style:text-properties fo:letter-spacing="0.0006in"/>
    </style:style>
    <style:style style:name="T461" style:parent-style-name="Absatz-Standardschriftart" style:family="text">
      <style:text-properties fo:letter-spacing="-0.0013in"/>
    </style:style>
    <style:style style:name="T462" style:parent-style-name="Absatz-Standardschriftart" style:family="text">
      <style:text-properties fo:letter-spacing="0.0048in"/>
    </style:style>
    <style:style style:name="T463" style:parent-style-name="Absatz-Standardschriftart" style:family="text">
      <style:text-properties fo:letter-spacing="-0.0013in"/>
    </style:style>
    <style:style style:name="T464" style:parent-style-name="Absatz-Standardschriftart" style:family="text">
      <style:text-properties fo:letter-spacing="-0.0006in"/>
    </style:style>
    <style:style style:name="T465" style:parent-style-name="Absatz-Standardschriftart" style:family="text">
      <style:text-properties fo:letter-spacing="0.0006in"/>
    </style:style>
    <style:style style:name="T466" style:parent-style-name="Absatz-Standardschriftart" style:family="text">
      <style:text-properties fo:letter-spacing="0.002in"/>
    </style:style>
    <style:style style:name="T467" style:parent-style-name="Absatz-Standardschriftart" style:family="text">
      <style:text-properties fo:letter-spacing="-0.0006in"/>
    </style:style>
    <style:style style:name="T468" style:parent-style-name="Absatz-Standardschriftart" style:family="text">
      <style:text-properties fo:letter-spacing="0.0041in"/>
    </style:style>
    <style:style style:name="T469" style:parent-style-name="Absatz-Standardschriftart" style:family="text">
      <style:text-properties fo:letter-spacing="-0.0006in"/>
    </style:style>
    <style:style style:name="T470" style:parent-style-name="Absatz-Standardschriftart" style:family="text">
      <style:text-properties fo:letter-spacing="0.0006in"/>
    </style:style>
    <style:style style:name="P471" style:parent-style-name="Standard" style:family="paragraph">
      <style:paragraph-properties fo:line-height="0.1909in" fo:margin-left="0.3298in">
        <style:tab-stops/>
      </style:paragraph-properties>
    </style:style>
    <style:style style:name="T472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473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13in" fo:font-size="12pt" style:font-size-asian="12pt" style:font-size-complex="12pt"/>
    </style:style>
    <style:style style:name="T474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475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2in" fo:font-size="12pt" style:font-size-asian="12pt" style:font-size-complex="12pt"/>
    </style:style>
    <style:style style:name="T476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477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013in" fo:font-size="12pt" style:font-size-asian="12pt" style:font-size-complex="12pt"/>
    </style:style>
    <style:style style:name="T478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479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13in" fo:font-size="12pt" style:font-size-asian="12pt" style:font-size-complex="12pt"/>
    </style:style>
    <style:style style:name="T480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481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13in" fo:font-size="12pt" style:font-size-asian="12pt" style:font-size-complex="12pt"/>
    </style:style>
    <style:style style:name="T482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T483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13in" fo:font-size="12pt" style:font-size-asian="12pt" style:font-size-complex="12pt"/>
    </style:style>
    <style:style style:name="T484" style:parent-style-name="Absatz-Standardschriftart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485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 fo:font-size="12pt" style:font-size-asian="12pt" style:font-size-complex="12pt"/>
    </style:style>
    <style:style style:name="P486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487" style:parent-style-name="Absatz-Standardschriftart" style:family="text">
      <style:text-properties fo:letter-spacing="-0.0006in"/>
    </style:style>
    <style:style style:name="T488" style:parent-style-name="Absatz-Standardschriftart" style:family="text">
      <style:text-properties fo:letter-spacing="-0.0027in"/>
    </style:style>
    <style:style style:name="T489" style:parent-style-name="Absatz-Standardschriftart" style:family="text">
      <style:text-properties fo:letter-spacing="-0.0006in"/>
    </style:style>
    <style:style style:name="P490" style:parent-style-name="Textkörper" style:master-page-name="MP1" style:family="paragraph">
      <style:paragraph-properties fo:break-before="page" fo:margin-top="0.034in" fo:line-height="99%" fo:margin-left="0.5736in" fo:margin-right="0.152in">
        <style:tab-stops/>
      </style:paragraph-properties>
    </style:style>
    <style:style style:name="T491" style:parent-style-name="Absatz-Standardschriftart" style:family="text">
      <style:text-properties fo:letter-spacing="-0.0013in"/>
    </style:style>
    <style:style style:name="T492" style:parent-style-name="Absatz-Standardschriftart" style:family="text">
      <style:text-properties fo:letter-spacing="-0.002in"/>
    </style:style>
    <style:style style:name="T493" style:parent-style-name="Absatz-Standardschriftart" style:family="text">
      <style:text-properties fo:letter-spacing="-0.0006in"/>
    </style:style>
    <style:style style:name="T494" style:parent-style-name="Absatz-Standardschriftart" style:family="text">
      <style:text-properties fo:letter-spacing="-0.0006in"/>
    </style:style>
    <style:style style:name="T495" style:parent-style-name="Absatz-Standardschriftart" style:family="text">
      <style:text-properties fo:letter-spacing="0.0006in"/>
    </style:style>
    <style:style style:name="T496" style:parent-style-name="Absatz-Standardschriftart" style:family="text">
      <style:text-properties fo:letter-spacing="-0.0006in"/>
    </style:style>
    <style:style style:name="T497" style:parent-style-name="Absatz-Standardschriftart" style:family="text">
      <style:text-properties fo:letter-spacing="-0.002in"/>
    </style:style>
    <style:style style:name="T498" style:parent-style-name="Absatz-Standardschriftart" style:family="text">
      <style:text-properties fo:letter-spacing="-0.0006in"/>
    </style:style>
    <style:style style:name="T499" style:parent-style-name="Absatz-Standardschriftart" style:family="text">
      <style:text-properties fo:letter-spacing="-0.002in"/>
    </style:style>
    <style:style style:name="T500" style:parent-style-name="Absatz-Standardschriftart" style:family="text">
      <style:text-properties fo:letter-spacing="-0.0006in"/>
    </style:style>
    <style:style style:name="T501" style:parent-style-name="Absatz-Standardschriftart" style:family="text">
      <style:text-properties fo:letter-spacing="-0.0013in"/>
    </style:style>
    <style:style style:name="T502" style:parent-style-name="Absatz-Standardschriftart" style:family="text">
      <style:text-properties fo:letter-spacing="-0.0006in"/>
    </style:style>
    <style:style style:name="T503" style:parent-style-name="Absatz-Standardschriftart" style:family="text">
      <style:text-properties fo:letter-spacing="-0.0006in"/>
    </style:style>
    <style:style style:name="T504" style:parent-style-name="Absatz-Standardschriftart" style:family="text">
      <style:text-properties fo:letter-spacing="-0.002in"/>
    </style:style>
    <style:style style:name="T505" style:parent-style-name="Absatz-Standardschriftart" style:family="text">
      <style:text-properties fo:letter-spacing="-0.0013in"/>
    </style:style>
    <style:style style:name="T506" style:parent-style-name="Absatz-Standardschriftart" style:family="text">
      <style:text-properties style:font-name="Times New Roman" fo:letter-spacing="0.0437in"/>
    </style:style>
    <style:style style:name="T507" style:parent-style-name="Absatz-Standardschriftart" style:family="text">
      <style:text-properties fo:letter-spacing="-0.0006in"/>
    </style:style>
    <style:style style:name="T508" style:parent-style-name="Absatz-Standardschriftart" style:family="text">
      <style:text-properties fo:letter-spacing="-0.0013in"/>
    </style:style>
    <style:style style:name="T509" style:parent-style-name="Absatz-Standardschriftart" style:family="text">
      <style:text-properties fo:letter-spacing="-0.0006in"/>
    </style:style>
    <style:style style:name="T510" style:parent-style-name="Absatz-Standardschriftart" style:family="text">
      <style:text-properties fo:letter-spacing="-0.0013in"/>
    </style:style>
    <style:style style:name="T511" style:parent-style-name="Absatz-Standardschriftart" style:family="text">
      <style:text-properties fo:letter-spacing="-0.0006in"/>
    </style:style>
    <style:style style:name="T512" style:parent-style-name="Absatz-Standardschriftart" style:family="text">
      <style:text-properties fo:letter-spacing="-0.0013in"/>
    </style:style>
    <style:style style:name="T513" style:parent-style-name="Absatz-Standardschriftart" style:family="text">
      <style:text-properties fo:letter-spacing="-0.0006in"/>
    </style:style>
    <style:style style:name="T514" style:parent-style-name="Absatz-Standardschriftart" style:family="text">
      <style:text-properties fo:letter-spacing="-0.002in"/>
    </style:style>
    <style:style style:name="T515" style:parent-style-name="Absatz-Standardschriftart" style:family="text">
      <style:text-properties fo:letter-spacing="-0.0006in"/>
    </style:style>
    <style:style style:name="T516" style:parent-style-name="Absatz-Standardschriftart" style:family="text">
      <style:text-properties fo:letter-spacing="-0.0013in"/>
    </style:style>
    <style:style style:name="T517" style:parent-style-name="Absatz-Standardschriftart" style:family="text">
      <style:text-properties fo:letter-spacing="-0.0006in"/>
    </style:style>
    <style:style style:name="T518" style:parent-style-name="Absatz-Standardschriftart" style:family="text">
      <style:text-properties fo:letter-spacing="0.0006in"/>
    </style:style>
    <style:style style:name="T519" style:parent-style-name="Absatz-Standardschriftart" style:family="text">
      <style:text-properties fo:letter-spacing="-0.0027in"/>
    </style:style>
    <style:style style:name="T520" style:parent-style-name="Absatz-Standardschriftart" style:family="text">
      <style:text-properties fo:letter-spacing="-0.0006in"/>
    </style:style>
    <style:style style:name="T521" style:parent-style-name="Absatz-Standardschriftart" style:family="text">
      <style:text-properties fo:letter-spacing="-0.002in"/>
    </style:style>
    <style:style style:name="T522" style:parent-style-name="Absatz-Standardschriftart" style:family="text">
      <style:text-properties fo:letter-spacing="-0.002in"/>
    </style:style>
    <style:style style:name="T523" style:parent-style-name="Absatz-Standardschriftart" style:family="text">
      <style:text-properties fo:letter-spacing="-0.0006in"/>
    </style:style>
    <style:style style:name="T524" style:parent-style-name="Absatz-Standardschriftart" style:family="text">
      <style:text-properties fo:letter-spacing="-0.002in"/>
    </style:style>
    <style:style style:name="T525" style:parent-style-name="Absatz-Standardschriftart" style:family="text">
      <style:text-properties fo:letter-spacing="0.0006in"/>
    </style:style>
    <style:style style:name="T526" style:parent-style-name="Absatz-Standardschriftart" style:family="text">
      <style:text-properties style:font-name="Times New Roman" fo:letter-spacing="0.0583in"/>
    </style:style>
    <style:style style:name="T527" style:parent-style-name="Absatz-Standardschriftart" style:family="text">
      <style:text-properties fo:letter-spacing="-0.0006in"/>
    </style:style>
    <style:style style:name="T528" style:parent-style-name="Absatz-Standardschriftart" style:family="text">
      <style:text-properties fo:letter-spacing="-0.0006in"/>
    </style:style>
    <style:style style:name="T529" style:parent-style-name="Absatz-Standardschriftart" style:family="text">
      <style:text-properties fo:letter-spacing="0.0006in"/>
    </style:style>
    <style:style style:name="T530" style:parent-style-name="Absatz-Standardschriftart" style:family="text">
      <style:text-properties fo:letter-spacing="-0.0013in"/>
    </style:style>
    <style:style style:name="T531" style:parent-style-name="Absatz-Standardschriftart" style:family="text">
      <style:text-properties fo:letter-spacing="-0.0041in"/>
    </style:style>
    <style:style style:name="T532" style:parent-style-name="Absatz-Standardschriftart" style:family="text">
      <style:text-properties fo:letter-spacing="-0.0048in"/>
    </style:style>
    <style:style style:name="T533" style:parent-style-name="Absatz-Standardschriftart" style:family="text">
      <style:text-properties fo:letter-spacing="0.0006in"/>
    </style:style>
    <style:style style:name="T534" style:parent-style-name="Absatz-Standardschriftart" style:family="text">
      <style:text-properties fo:letter-spacing="-0.0006in"/>
    </style:style>
    <style:style style:name="T535" style:parent-style-name="Absatz-Standardschriftart" style:family="text">
      <style:text-properties fo:letter-spacing="-0.002in"/>
    </style:style>
    <style:style style:name="T536" style:parent-style-name="Absatz-Standardschriftart" style:family="text">
      <style:text-properties fo:letter-spacing="-0.0006in"/>
    </style:style>
    <style:style style:name="P537" style:parent-style-name="Standard" style:family="paragraph">
      <style:paragraph-properties fo:margin-top="0.0076in"/>
      <style:text-properties style:font-name="Arial" style:font-name-asian="Arial" style:font-name-complex="Arial" fo:font-size="10.5pt" style:font-size-asian="10.5pt" style:font-size-complex="10.5pt"/>
    </style:style>
    <style:style style:name="P538" style:parent-style-name="Textkörper" style:family="paragraph">
      <style:paragraph-properties fo:line-height="100%" fo:margin-left="0.5736in" fo:margin-right="0.152in">
        <style:tab-stops/>
      </style:paragraph-properties>
    </style:style>
    <style:style style:name="T539" style:parent-style-name="Absatz-Standardschriftart" style:family="text">
      <style:text-properties fo:letter-spacing="0.0006in"/>
    </style:style>
    <style:style style:name="T540" style:parent-style-name="Absatz-Standardschriftart" style:family="text">
      <style:text-properties fo:letter-spacing="-0.0006in"/>
    </style:style>
    <style:style style:name="T541" style:parent-style-name="Absatz-Standardschriftart" style:family="text">
      <style:text-properties fo:letter-spacing="-0.0027in"/>
    </style:style>
    <style:style style:name="T542" style:parent-style-name="Absatz-Standardschriftart" style:family="text">
      <style:text-properties fo:letter-spacing="0.0006in"/>
    </style:style>
    <style:style style:name="T543" style:parent-style-name="Absatz-Standardschriftart" style:family="text">
      <style:text-properties fo:letter-spacing="-0.0006in"/>
    </style:style>
    <style:style style:name="T544" style:parent-style-name="Absatz-Standardschriftart" style:family="text">
      <style:text-properties fo:letter-spacing="0.0006in"/>
    </style:style>
    <style:style style:name="T545" style:parent-style-name="Absatz-Standardschriftart" style:family="text">
      <style:text-properties fo:letter-spacing="-0.0006in"/>
    </style:style>
    <style:style style:name="T546" style:parent-style-name="Absatz-Standardschriftart" style:family="text">
      <style:text-properties fo:letter-spacing="-0.0027in"/>
    </style:style>
    <style:style style:name="T547" style:parent-style-name="Absatz-Standardschriftart" style:family="text">
      <style:text-properties fo:letter-spacing="0.0006in"/>
    </style:style>
    <style:style style:name="T548" style:parent-style-name="Absatz-Standardschriftart" style:family="text">
      <style:text-properties fo:letter-spacing="-0.0006in"/>
    </style:style>
    <style:style style:name="T549" style:parent-style-name="Absatz-Standardschriftart" style:family="text">
      <style:text-properties fo:letter-spacing="-0.0055in"/>
    </style:style>
    <style:style style:name="T550" style:parent-style-name="Absatz-Standardschriftart" style:family="text">
      <style:text-properties fo:letter-spacing="-0.0006in"/>
    </style:style>
    <style:style style:name="T551" style:parent-style-name="Absatz-Standardschriftart" style:family="text">
      <style:text-properties fo:letter-spacing="0.0006in"/>
    </style:style>
    <style:style style:name="T552" style:parent-style-name="Absatz-Standardschriftart" style:family="text">
      <style:text-properties fo:letter-spacing="-0.0006in"/>
    </style:style>
    <style:style style:name="T553" style:parent-style-name="Absatz-Standardschriftart" style:family="text">
      <style:text-properties fo:letter-spacing="-0.0013in"/>
    </style:style>
    <style:style style:name="T554" style:parent-style-name="Absatz-Standardschriftart" style:family="text">
      <style:text-properties fo:letter-spacing="-0.0006in"/>
    </style:style>
    <style:style style:name="T555" style:parent-style-name="Absatz-Standardschriftart" style:family="text">
      <style:text-properties fo:letter-spacing="-0.0041in"/>
    </style:style>
    <style:style style:name="T556" style:parent-style-name="Absatz-Standardschriftart" style:family="text">
      <style:text-properties fo:letter-spacing="0.0006in"/>
    </style:style>
    <style:style style:name="T557" style:parent-style-name="Absatz-Standardschriftart" style:family="text">
      <style:text-properties fo:letter-spacing="-0.0006in"/>
    </style:style>
    <style:style style:name="T558" style:parent-style-name="Absatz-Standardschriftart" style:family="text">
      <style:text-properties style:font-name="Times New Roman" fo:letter-spacing="0.0354in"/>
    </style:style>
    <style:style style:name="T559" style:parent-style-name="Absatz-Standardschriftart" style:family="text">
      <style:text-properties fo:letter-spacing="-0.0013in"/>
    </style:style>
    <style:style style:name="T560" style:parent-style-name="Absatz-Standardschriftart" style:family="text">
      <style:text-properties fo:letter-spacing="-0.0013in"/>
    </style:style>
    <style:style style:name="T561" style:parent-style-name="Absatz-Standardschriftart" style:family="text">
      <style:text-properties fo:letter-spacing="-0.0006in"/>
    </style:style>
    <style:style style:name="T562" style:parent-style-name="Absatz-Standardschriftart" style:family="text">
      <style:text-properties fo:letter-spacing="-0.0013in"/>
    </style:style>
    <style:style style:name="T563" style:parent-style-name="Absatz-Standardschriftart" style:family="text">
      <style:text-properties fo:letter-spacing="-0.0006in"/>
    </style:style>
    <style:style style:name="P564" style:parent-style-name="Standard" style:family="paragraph">
      <style:paragraph-properties fo:margin-top="0.0048in"/>
      <style:text-properties style:font-name="Arial" style:font-name-asian="Arial" style:font-name-complex="Arial" fo:font-size="11.5pt" style:font-size-asian="11.5pt" style:font-size-complex="11.5pt"/>
    </style:style>
    <style:style style:name="P565" style:parent-style-name="Überschrift1" style:family="paragraph">
      <style:paragraph-properties fo:text-align="justify" fo:margin-left="0.5805in" fo:margin-right="0.084in">
        <style:tab-stops>
          <style:tab-stop style:type="left" style:position="0.0006in"/>
        </style:tab-stops>
      </style:paragraph-properties>
    </style:style>
    <style:style style:name="T566" style:parent-style-name="Absatz-Standardschriftart" style:family="text">
      <style:text-properties fo:letter-spacing="0.0111in"/>
    </style:style>
    <style:style style:name="T567" style:parent-style-name="Absatz-Standardschriftart" style:family="text">
      <style:text-properties fo:letter-spacing="-0.0006in"/>
    </style:style>
    <style:style style:name="T568" style:parent-style-name="Absatz-Standardschriftart" style:family="text">
      <style:text-properties fo:letter-spacing="0.0118in"/>
    </style:style>
    <style:style style:name="T569" style:parent-style-name="Absatz-Standardschriftart" style:family="text">
      <style:text-properties fo:letter-spacing="0.0097in"/>
    </style:style>
    <style:style style:name="T570" style:parent-style-name="Absatz-Standardschriftart" style:family="text">
      <style:text-properties fo:letter-spacing="-0.0013in"/>
    </style:style>
    <style:style style:name="T571" style:parent-style-name="Absatz-Standardschriftart" style:family="text">
      <style:text-properties fo:letter-spacing="0.0111in"/>
    </style:style>
    <style:style style:name="T572" style:parent-style-name="Absatz-Standardschriftart" style:family="text">
      <style:text-properties fo:letter-spacing="-0.0006in"/>
    </style:style>
    <style:style style:name="T573" style:parent-style-name="Absatz-Standardschriftart" style:family="text">
      <style:text-properties fo:letter-spacing="0.0118in"/>
    </style:style>
    <style:style style:name="T574" style:parent-style-name="Absatz-Standardschriftart" style:family="text">
      <style:text-properties fo:letter-spacing="-0.0006in"/>
    </style:style>
    <style:style style:name="T575" style:parent-style-name="Absatz-Standardschriftart" style:family="text">
      <style:text-properties fo:letter-spacing="0.0118in"/>
    </style:style>
    <style:style style:name="T576" style:parent-style-name="Absatz-Standardschriftart" style:family="text">
      <style:text-properties fo:letter-spacing="0.0097in"/>
    </style:style>
    <style:style style:name="T577" style:parent-style-name="Absatz-Standardschriftart" style:family="text">
      <style:text-properties fo:letter-spacing="-0.0013in"/>
    </style:style>
    <style:style style:name="T578" style:parent-style-name="Absatz-Standardschriftart" style:family="text">
      <style:text-properties fo:letter-spacing="0.0145in"/>
    </style:style>
    <style:style style:name="T579" style:parent-style-name="Absatz-Standardschriftart" style:family="text">
      <style:text-properties fo:letter-spacing="0.0118in"/>
    </style:style>
    <style:style style:name="T580" style:parent-style-name="Absatz-Standardschriftart" style:family="text">
      <style:text-properties fo:letter-spacing="-0.0013in"/>
    </style:style>
    <style:style style:name="T581" style:parent-style-name="Absatz-Standardschriftart" style:family="text">
      <style:text-properties fo:letter-spacing="0.0118in"/>
    </style:style>
    <style:style style:name="T582" style:parent-style-name="Absatz-Standardschriftart" style:family="text">
      <style:text-properties fo:letter-spacing="-0.0006in"/>
    </style:style>
    <style:style style:name="T583" style:parent-style-name="Absatz-Standardschriftart" style:family="text">
      <style:text-properties fo:letter-spacing="0.0111in"/>
    </style:style>
    <style:style style:name="T584" style:parent-style-name="Absatz-Standardschriftart" style:family="text">
      <style:text-properties fo:letter-spacing="-0.0006in"/>
    </style:style>
    <style:style style:name="T585" style:parent-style-name="Absatz-Standardschriftart" style:family="text">
      <style:text-properties fo:letter-spacing="0.0118in"/>
    </style:style>
    <style:style style:name="T586" style:parent-style-name="Absatz-Standardschriftart" style:family="text">
      <style:text-properties fo:letter-spacing="-0.0006in"/>
    </style:style>
    <style:style style:name="T587" style:parent-style-name="Absatz-Standardschriftart" style:family="text">
      <style:text-properties fo:letter-spacing="0.0118in"/>
    </style:style>
    <style:style style:name="T588" style:parent-style-name="Absatz-Standardschriftart" style:family="text">
      <style:text-properties fo:letter-spacing="-0.0013in"/>
    </style:style>
    <style:style style:name="T589" style:parent-style-name="Absatz-Standardschriftart" style:family="text">
      <style:text-properties style:font-name="Times New Roman" fo:letter-spacing="0.0368in"/>
    </style:style>
    <style:style style:name="T590" style:parent-style-name="Absatz-Standardschriftart" style:family="text">
      <style:text-properties fo:letter-spacing="-0.0006in"/>
    </style:style>
    <style:style style:name="T591" style:parent-style-name="Absatz-Standardschriftart" style:family="text">
      <style:text-properties fo:letter-spacing="-0.0055in"/>
    </style:style>
    <style:style style:name="T592" style:parent-style-name="Absatz-Standardschriftart" style:family="text">
      <style:text-properties fo:letter-spacing="-0.0006in"/>
    </style:style>
    <style:style style:name="T593" style:parent-style-name="Absatz-Standardschriftart" style:family="text">
      <style:text-properties fo:letter-spacing="-0.0034in"/>
    </style:style>
    <style:style style:name="T594" style:parent-style-name="Absatz-Standardschriftart" style:family="text">
      <style:text-properties fo:letter-spacing="-0.0013in"/>
    </style:style>
    <style:style style:name="T595" style:parent-style-name="Absatz-Standardschriftart" style:family="text">
      <style:text-properties fo:letter-spacing="-0.0006in"/>
    </style:style>
    <style:style style:name="T596" style:parent-style-name="Absatz-Standardschriftart" style:family="text">
      <style:text-properties fo:letter-spacing="-0.0034in"/>
    </style:style>
    <style:style style:name="T597" style:parent-style-name="Absatz-Standardschriftart" style:family="text">
      <style:text-properties fo:letter-spacing="-0.0006in"/>
    </style:style>
    <style:style style:name="T598" style:parent-style-name="Absatz-Standardschriftart" style:family="text">
      <style:text-properties fo:letter-spacing="-0.0027in"/>
    </style:style>
    <style:style style:name="T599" style:parent-style-name="Absatz-Standardschriftart" style:family="text">
      <style:text-properties fo:letter-spacing="-0.0006in"/>
    </style:style>
    <style:style style:name="T600" style:parent-style-name="Absatz-Standardschriftart" style:family="text">
      <style:text-properties fo:letter-spacing="0.0006in"/>
    </style:style>
    <style:style style:name="T601" style:parent-style-name="Absatz-Standardschriftart" style:family="text">
      <style:text-properties fo:letter-spacing="-0.0006in"/>
    </style:style>
    <style:style style:name="T602" style:parent-style-name="Absatz-Standardschriftart" style:family="text">
      <style:text-properties fo:letter-spacing="-0.0034in"/>
    </style:style>
    <style:style style:name="P603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604" style:parent-style-name="Textkörper" style:family="paragraph">
      <style:paragraph-properties fo:margin-left="0.0798in">
        <style:tab-stops/>
      </style:paragraph-properties>
    </style:style>
    <style:style style:name="T605" style:parent-style-name="Absatz-Standardschriftart" style:family="text">
      <style:text-properties fo:letter-spacing="-0.0034in"/>
    </style:style>
    <style:style style:name="T606" style:parent-style-name="Absatz-Standardschriftart" style:family="text">
      <style:text-properties fo:letter-spacing="0.0006in"/>
    </style:style>
    <style:style style:name="T607" style:parent-style-name="Absatz-Standardschriftart" style:family="text">
      <style:text-properties fo:letter-spacing="-0.0027in"/>
    </style:style>
    <style:style style:name="T608" style:parent-style-name="Absatz-Standardschriftart" style:family="text">
      <style:text-properties fo:letter-spacing="-0.0041in"/>
    </style:style>
    <style:style style:name="T609" style:parent-style-name="Absatz-Standardschriftart" style:family="text">
      <style:text-properties fo:letter-spacing="-0.0006in"/>
    </style:style>
    <style:style style:name="T610" style:parent-style-name="Absatz-Standardschriftart" style:family="text">
      <style:text-properties fo:letter-spacing="-0.0013in"/>
    </style:style>
    <style:style style:name="T611" style:parent-style-name="Absatz-Standardschriftart" style:family="text">
      <style:text-properties fo:letter-spacing="0.0006in"/>
    </style:style>
    <style:style style:name="T612" style:parent-style-name="Absatz-Standardschriftart" style:family="text">
      <style:text-properties fo:letter-spacing="-0.0006in"/>
    </style:style>
    <style:style style:name="T613" style:parent-style-name="Absatz-Standardschriftart" style:family="text">
      <style:text-properties fo:letter-spacing="0.0006in"/>
    </style:style>
    <style:style style:name="T614" style:parent-style-name="Absatz-Standardschriftart" style:family="text">
      <style:text-properties fo:letter-spacing="-0.0006in"/>
    </style:style>
    <style:style style:name="T615" style:parent-style-name="Absatz-Standardschriftart" style:family="text">
      <style:text-properties fo:letter-spacing="-0.0013in"/>
    </style:style>
    <style:style style:name="T616" style:parent-style-name="Absatz-Standardschriftart" style:family="text">
      <style:text-properties fo:letter-spacing="-0.0006in"/>
    </style:style>
    <style:style style:name="T617" style:parent-style-name="Absatz-Standardschriftart" style:family="text">
      <style:text-properties fo:letter-spacing="-0.0013in"/>
    </style:style>
    <style:style style:name="T618" style:parent-style-name="Absatz-Standardschriftart" style:family="text">
      <style:text-properties fo:letter-spacing="0.0006in"/>
    </style:style>
    <style:style style:name="T619" style:parent-style-name="Absatz-Standardschriftart" style:family="text">
      <style:text-properties fo:letter-spacing="-0.0013in"/>
    </style:style>
    <style:style style:name="T620" style:parent-style-name="Absatz-Standardschriftart" style:family="text">
      <style:text-properties fo:letter-spacing="0.0006in"/>
    </style:style>
    <style:style style:name="T621" style:parent-style-name="Absatz-Standardschriftart" style:family="text">
      <style:text-properties fo:letter-spacing="-0.0006in"/>
    </style:style>
    <style:style style:name="P622" style:parent-style-name="Textkörper" style:family="paragraph">
      <style:paragraph-properties fo:margin-top="0.0013in" fo:line-height="100%" fo:margin-left="0.6152in" fo:text-indent="-0.0416in">
        <style:tab-stops/>
      </style:paragraph-properties>
    </style:style>
    <style:style style:name="T623" style:parent-style-name="Absatz-Standardschriftart" style:family="text">
      <style:text-properties fo:letter-spacing="-0.0013in"/>
    </style:style>
    <style:style style:name="T624" style:parent-style-name="Absatz-Standardschriftart" style:family="text">
      <style:text-properties fo:letter-spacing="0.0006in"/>
    </style:style>
    <style:style style:name="T625" style:parent-style-name="Absatz-Standardschriftart" style:family="text">
      <style:text-properties fo:letter-spacing="-0.0006in"/>
    </style:style>
    <style:style style:name="T626" style:parent-style-name="Absatz-Standardschriftart" style:family="text">
      <style:text-properties fo:letter-spacing="-0.0013in"/>
    </style:style>
    <style:style style:name="T627" style:parent-style-name="Absatz-Standardschriftart" style:family="text">
      <style:text-properties fo:letter-spacing="-0.0013in"/>
    </style:style>
    <style:style style:name="T628" style:parent-style-name="Absatz-Standardschriftart" style:family="text">
      <style:text-properties fo:letter-spacing="-0.0027in"/>
    </style:style>
    <style:style style:name="T629" style:parent-style-name="Absatz-Standardschriftart" style:family="text">
      <style:text-properties fo:letter-spacing="-0.0006in"/>
    </style:style>
    <style:style style:name="T630" style:parent-style-name="Absatz-Standardschriftart" style:family="text">
      <style:text-properties fo:letter-spacing="-0.0006in"/>
    </style:style>
    <style:style style:name="T631" style:parent-style-name="Absatz-Standardschriftart" style:family="text">
      <style:text-properties fo:letter-spacing="0.0006in"/>
    </style:style>
    <style:style style:name="T632" style:parent-style-name="Absatz-Standardschriftart" style:family="text">
      <style:text-properties fo:letter-spacing="-0.0013in"/>
    </style:style>
    <style:style style:name="T633" style:parent-style-name="Absatz-Standardschriftart" style:family="text">
      <style:text-properties fo:letter-spacing="0.0006in"/>
    </style:style>
    <style:style style:name="T634" style:parent-style-name="Absatz-Standardschriftart" style:family="text">
      <style:text-properties fo:letter-spacing="-0.0013in"/>
    </style:style>
    <style:style style:name="T635" style:parent-style-name="Absatz-Standardschriftart" style:family="text">
      <style:text-properties fo:letter-spacing="0.0006in"/>
    </style:style>
    <style:style style:name="T636" style:parent-style-name="Absatz-Standardschriftart" style:family="text">
      <style:text-properties fo:letter-spacing="-0.0006in"/>
    </style:style>
    <style:style style:name="T637" style:parent-style-name="Absatz-Standardschriftart" style:family="text">
      <style:text-properties fo:letter-spacing="-0.0013in"/>
    </style:style>
    <style:style style:name="T638" style:parent-style-name="Absatz-Standardschriftart" style:family="text">
      <style:text-properties fo:letter-spacing="-0.0006in"/>
    </style:style>
    <style:style style:name="T639" style:parent-style-name="Absatz-Standardschriftart" style:family="text">
      <style:text-properties fo:letter-spacing="-0.0013in"/>
    </style:style>
    <style:style style:name="T640" style:parent-style-name="Absatz-Standardschriftart" style:family="text">
      <style:text-properties fo:letter-spacing="-0.0013in"/>
    </style:style>
    <style:style style:name="T641" style:parent-style-name="Absatz-Standardschriftart" style:family="text">
      <style:text-properties fo:letter-spacing="-0.0006in"/>
    </style:style>
    <style:style style:name="T642" style:parent-style-name="Absatz-Standardschriftart" style:family="text">
      <style:text-properties style:font-name="Times New Roman" fo:letter-spacing="0.0465in" style:text-scale="99%"/>
    </style:style>
    <style:style style:name="T643" style:parent-style-name="Absatz-Standardschriftart" style:family="text">
      <style:text-properties fo:letter-spacing="-0.0006in"/>
    </style:style>
    <style:style style:name="T644" style:parent-style-name="Absatz-Standardschriftart" style:family="text">
      <style:text-properties fo:letter-spacing="-0.002in"/>
    </style:style>
    <style:style style:name="T645" style:parent-style-name="Absatz-Standardschriftart" style:family="text">
      <style:text-properties fo:letter-spacing="-0.0006in"/>
    </style:style>
    <style:style style:name="T646" style:parent-style-name="Absatz-Standardschriftart" style:family="text">
      <style:text-properties fo:letter-spacing="-0.002in"/>
    </style:style>
    <style:style style:name="T647" style:parent-style-name="Absatz-Standardschriftart" style:family="text">
      <style:text-properties fo:letter-spacing="-0.0006in"/>
    </style:style>
    <style:style style:name="T648" style:parent-style-name="Absatz-Standardschriftart" style:family="text">
      <style:text-properties fo:letter-spacing="-0.002in"/>
    </style:style>
    <style:style style:name="T649" style:parent-style-name="Absatz-Standardschriftart" style:family="text">
      <style:text-properties fo:letter-spacing="-0.0013in"/>
    </style:style>
    <style:style style:name="T650" style:parent-style-name="Absatz-Standardschriftart" style:family="text">
      <style:text-properties fo:letter-spacing="-0.0006in"/>
    </style:style>
    <style:style style:name="T651" style:parent-style-name="Absatz-Standardschriftart" style:family="text">
      <style:text-properties fo:letter-spacing="-0.0013in"/>
    </style:style>
    <style:style style:name="T652" style:parent-style-name="Absatz-Standardschriftart" style:family="text">
      <style:text-properties fo:letter-spacing="-0.0013in"/>
    </style:style>
    <style:style style:name="T653" style:parent-style-name="Absatz-Standardschriftart" style:family="text">
      <style:text-properties fo:letter-spacing="0.0006in"/>
    </style:style>
    <style:style style:name="T654" style:parent-style-name="Absatz-Standardschriftart" style:family="text">
      <style:text-properties fo:letter-spacing="-0.002in"/>
    </style:style>
    <style:style style:name="P655" style:parent-style-name="Standard" style:family="paragraph">
      <style:paragraph-properties fo:margin-top="0.002in"/>
      <style:text-properties style:font-name="Arial" style:font-name-asian="Arial" style:font-name-complex="Arial"/>
    </style:style>
    <style:style style:name="P656" style:parent-style-name="Textkörper" style:family="paragraph">
      <style:paragraph-properties fo:line-height="0.1736in" fo:margin-left="0.5736in" fo:margin-right="0.7in">
        <style:tab-stops/>
      </style:paragraph-properties>
    </style:style>
    <style:style style:name="T657" style:parent-style-name="Absatz-Standardschriftart" style:family="text">
      <style:text-properties fo:letter-spacing="0.0006in"/>
    </style:style>
    <style:style style:name="T658" style:parent-style-name="Absatz-Standardschriftart" style:family="text">
      <style:text-properties fo:letter-spacing="-0.0006in"/>
    </style:style>
    <style:style style:name="T659" style:parent-style-name="Absatz-Standardschriftart" style:family="text">
      <style:text-properties fo:letter-spacing="-0.0013in"/>
    </style:style>
    <style:style style:name="T660" style:parent-style-name="Absatz-Standardschriftart" style:family="text">
      <style:text-properties fo:letter-spacing="-0.0006in"/>
    </style:style>
    <style:style style:name="T661" style:parent-style-name="Absatz-Standardschriftart" style:family="text">
      <style:text-properties fo:letter-spacing="-0.0006in"/>
    </style:style>
    <style:style style:name="T662" style:parent-style-name="Absatz-Standardschriftart" style:family="text">
      <style:text-properties fo:letter-spacing="-0.0041in"/>
    </style:style>
    <style:style style:name="T663" style:parent-style-name="Absatz-Standardschriftart" style:family="text">
      <style:text-properties fo:letter-spacing="-0.0006in"/>
    </style:style>
    <style:style style:name="T664" style:parent-style-name="Absatz-Standardschriftart" style:family="text">
      <style:text-properties fo:letter-spacing="-0.002in"/>
    </style:style>
    <style:style style:name="T665" style:parent-style-name="Absatz-Standardschriftart" style:family="text">
      <style:text-properties fo:letter-spacing="-0.0006in"/>
    </style:style>
    <style:style style:name="T666" style:parent-style-name="Absatz-Standardschriftart" style:family="text">
      <style:text-properties fo:letter-spacing="-0.0034in"/>
    </style:style>
    <style:style style:name="T667" style:parent-style-name="Absatz-Standardschriftart" style:family="text">
      <style:text-properties fo:letter-spacing="-0.0006in"/>
    </style:style>
    <style:style style:name="T668" style:parent-style-name="Absatz-Standardschriftart" style:family="text">
      <style:text-properties fo:letter-spacing="0.0006in"/>
    </style:style>
    <style:style style:name="T669" style:parent-style-name="Absatz-Standardschriftart" style:family="text">
      <style:text-properties fo:letter-spacing="-0.0006in"/>
    </style:style>
    <style:style style:name="T670" style:parent-style-name="Absatz-Standardschriftart" style:family="text">
      <style:text-properties style:font-name="Times New Roman" fo:letter-spacing="0.0451in"/>
    </style:style>
    <style:style style:name="T671" style:parent-style-name="Absatz-Standardschriftart" style:family="text">
      <style:text-properties fo:letter-spacing="-0.0006in"/>
    </style:style>
    <style:style style:name="T672" style:parent-style-name="Absatz-Standardschriftart" style:family="text">
      <style:text-properties fo:letter-spacing="-0.002in"/>
    </style:style>
    <style:style style:name="T673" style:parent-style-name="Absatz-Standardschriftart" style:family="text">
      <style:text-properties fo:letter-spacing="-0.0013in"/>
    </style:style>
    <style:style style:name="T674" style:parent-style-name="Absatz-Standardschriftart" style:family="text">
      <style:text-properties fo:letter-spacing="-0.0062in"/>
    </style:style>
    <style:style style:name="T675" style:parent-style-name="Absatz-Standardschriftart" style:family="text">
      <style:text-properties fo:letter-spacing="-0.0006in"/>
    </style:style>
    <style:style style:name="P676" style:parent-style-name="Standard" style:family="paragraph">
      <style:paragraph-properties fo:margin-top="0.0076in"/>
      <style:text-properties style:font-name="Arial" style:font-name-asian="Arial" style:font-name-complex="Arial" fo:font-size="11.5pt" style:font-size-asian="11.5pt" style:font-size-complex="11.5pt"/>
    </style:style>
    <style:style style:name="P677" style:parent-style-name="Überschrift1" style:family="paragraph">
      <style:paragraph-properties fo:text-align="justify" fo:margin-left="0.5805in" fo:margin-right="0.0833in">
        <style:tab-stops>
          <style:tab-stop style:type="left" style:position="0.0006in"/>
        </style:tab-stops>
      </style:paragraph-properties>
    </style:style>
    <style:style style:name="T678" style:parent-style-name="Absatz-Standardschriftart" style:family="text">
      <style:text-properties fo:letter-spacing="-0.0013in"/>
    </style:style>
    <style:style style:name="T679" style:parent-style-name="Absatz-Standardschriftart" style:family="text">
      <style:text-properties fo:letter-spacing="-0.0131in"/>
    </style:style>
    <style:style style:name="T680" style:parent-style-name="Absatz-Standardschriftart" style:family="text">
      <style:text-properties fo:letter-spacing="-0.0131in"/>
    </style:style>
    <style:style style:name="T681" style:parent-style-name="Absatz-Standardschriftart" style:family="text">
      <style:text-properties fo:letter-spacing="-0.0145in"/>
    </style:style>
    <style:style style:name="T682" style:parent-style-name="Absatz-Standardschriftart" style:family="text">
      <style:text-properties fo:letter-spacing="-0.0131in"/>
    </style:style>
    <style:style style:name="T683" style:parent-style-name="Absatz-Standardschriftart" style:family="text">
      <style:text-properties fo:letter-spacing="-0.0006in"/>
    </style:style>
    <style:style style:name="T684" style:parent-style-name="Absatz-Standardschriftart" style:family="text">
      <style:text-properties fo:letter-spacing="-0.0131in"/>
    </style:style>
    <style:style style:name="T685" style:parent-style-name="Absatz-Standardschriftart" style:family="text">
      <style:text-properties fo:letter-spacing="-0.0006in"/>
    </style:style>
    <style:style style:name="T686" style:parent-style-name="Absatz-Standardschriftart" style:family="text">
      <style:text-properties fo:letter-spacing="-0.0125in"/>
    </style:style>
    <style:style style:name="T687" style:parent-style-name="Absatz-Standardschriftart" style:family="text">
      <style:text-properties fo:letter-spacing="-0.0006in"/>
    </style:style>
    <style:style style:name="T688" style:parent-style-name="Absatz-Standardschriftart" style:family="text">
      <style:text-properties fo:letter-spacing="-0.0152in"/>
    </style:style>
    <style:style style:name="T689" style:parent-style-name="Absatz-Standardschriftart" style:family="text">
      <style:text-properties fo:letter-spacing="-0.0125in"/>
    </style:style>
    <style:style style:name="T690" style:parent-style-name="Absatz-Standardschriftart" style:family="text">
      <style:text-properties fo:letter-spacing="-0.0152in"/>
    </style:style>
    <style:style style:name="T691" style:parent-style-name="Absatz-Standardschriftart" style:family="text">
      <style:text-properties fo:letter-spacing="-0.0006in"/>
    </style:style>
    <style:style style:name="T692" style:parent-style-name="Absatz-Standardschriftart" style:family="text">
      <style:text-properties fo:letter-spacing="-0.0145in"/>
    </style:style>
    <style:style style:name="T693" style:parent-style-name="Absatz-Standardschriftart" style:family="text">
      <style:text-properties fo:letter-spacing="-0.0131in"/>
    </style:style>
    <style:style style:name="T694" style:parent-style-name="Absatz-Standardschriftart" style:family="text">
      <style:text-properties fo:letter-spacing="-0.0006in"/>
    </style:style>
    <style:style style:name="T695" style:parent-style-name="Absatz-Standardschriftart" style:family="text">
      <style:text-properties style:font-name="Times New Roman" fo:letter-spacing="0.0423in"/>
    </style:style>
    <style:style style:name="T696" style:parent-style-name="Absatz-Standardschriftart" style:family="text">
      <style:text-properties fo:letter-spacing="-0.0006in"/>
    </style:style>
    <style:style style:name="T697" style:parent-style-name="Absatz-Standardschriftart" style:family="text">
      <style:text-properties fo:letter-spacing="-0.0034in"/>
    </style:style>
    <style:style style:name="T698" style:parent-style-name="Absatz-Standardschriftart" style:family="text">
      <style:text-properties fo:letter-spacing="-0.0013in"/>
    </style:style>
    <style:style style:name="T699" style:parent-style-name="Absatz-Standardschriftart" style:family="text">
      <style:text-properties fo:letter-spacing="-0.0006in"/>
    </style:style>
    <style:style style:name="T700" style:parent-style-name="Absatz-Standardschriftart" style:family="text">
      <style:text-properties fo:letter-spacing="-0.0027in"/>
    </style:style>
    <style:style style:name="T701" style:parent-style-name="Absatz-Standardschriftart" style:family="text">
      <style:text-properties fo:letter-spacing="-0.0006in"/>
    </style:style>
    <style:style style:name="T702" style:parent-style-name="Absatz-Standardschriftart" style:family="text">
      <style:text-properties fo:letter-spacing="-0.0034in"/>
    </style:style>
    <style:style style:name="T703" style:parent-style-name="Absatz-Standardschriftart" style:family="text">
      <style:text-properties fo:letter-spacing="-0.0027in"/>
    </style:style>
    <style:style style:name="T704" style:parent-style-name="Absatz-Standardschriftart" style:family="text">
      <style:text-properties fo:letter-spacing="-0.0006in"/>
    </style:style>
    <style:style style:name="T705" style:parent-style-name="Absatz-Standardschriftart" style:family="text">
      <style:text-properties fo:letter-spacing="-0.0055in"/>
    </style:style>
    <style:style style:name="T706" style:parent-style-name="Absatz-Standardschriftart" style:family="text">
      <style:text-properties fo:letter-spacing="-0.002in"/>
    </style:style>
    <style:style style:name="P707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708" style:parent-style-name="Textkörper" style:family="paragraph">
      <style:paragraph-properties fo:margin-left="0.5736in">
        <style:tab-stops/>
      </style:paragraph-properties>
    </style:style>
    <style:style style:name="T709" style:parent-style-name="Absatz-Standardschriftart" style:family="text">
      <style:text-properties fo:letter-spacing="-0.0055in"/>
    </style:style>
    <style:style style:name="T710" style:parent-style-name="Absatz-Standardschriftart" style:family="text">
      <style:text-properties fo:letter-spacing="-0.0006in"/>
    </style:style>
    <style:style style:name="T711" style:parent-style-name="Absatz-Standardschriftart" style:family="text">
      <style:text-properties fo:letter-spacing="-0.0013in"/>
    </style:style>
    <style:style style:name="T712" style:parent-style-name="Absatz-Standardschriftart" style:family="text">
      <style:text-properties fo:letter-spacing="-0.0006in"/>
    </style:style>
    <style:style style:name="T713" style:parent-style-name="Absatz-Standardschriftart" style:family="text">
      <style:text-properties fo:letter-spacing="-0.0041in"/>
    </style:style>
    <style:style style:name="T714" style:parent-style-name="Absatz-Standardschriftart" style:family="text">
      <style:text-properties fo:letter-spacing="-0.0006in"/>
    </style:style>
    <style:style style:name="P715" style:parent-style-name="Standard" style:family="paragraph">
      <style:paragraph-properties fo:margin-top="0.0034in"/>
      <style:text-properties style:font-name="Arial" style:font-name-asian="Arial" style:font-name-complex="Arial"/>
    </style:style>
    <style:style style:name="P716" style:parent-style-name="Textkörper" style:family="paragraph">
      <style:paragraph-properties fo:line-height="0.1736in" fo:margin-left="0.5736in" fo:margin-right="0.152in">
        <style:tab-stops/>
      </style:paragraph-properties>
    </style:style>
    <style:style style:name="T717" style:parent-style-name="Absatz-Standardschriftart" style:family="text">
      <style:text-properties fo:letter-spacing="-0.0041in"/>
    </style:style>
    <style:style style:name="T718" style:parent-style-name="Absatz-Standardschriftart" style:family="text">
      <style:text-properties fo:letter-spacing="-0.0006in"/>
    </style:style>
    <style:style style:name="T719" style:parent-style-name="Absatz-Standardschriftart" style:family="text">
      <style:text-properties fo:letter-spacing="-0.0027in"/>
    </style:style>
    <style:style style:name="T720" style:parent-style-name="Absatz-Standardschriftart" style:family="text">
      <style:text-properties fo:letter-spacing="0.0006in"/>
    </style:style>
    <style:style style:name="T721" style:parent-style-name="Absatz-Standardschriftart" style:family="text">
      <style:text-properties fo:letter-spacing="-0.0034in"/>
    </style:style>
    <style:style style:name="T722" style:parent-style-name="Absatz-Standardschriftart" style:family="text">
      <style:text-properties fo:letter-spacing="-0.0048in"/>
    </style:style>
    <style:style style:name="T723" style:parent-style-name="Absatz-Standardschriftart" style:family="text">
      <style:text-properties fo:letter-spacing="-0.0006in"/>
    </style:style>
    <style:style style:name="T724" style:parent-style-name="Absatz-Standardschriftart" style:family="text">
      <style:text-properties fo:letter-spacing="-0.0006in"/>
    </style:style>
    <style:style style:name="T725" style:parent-style-name="Absatz-Standardschriftart" style:family="text">
      <style:text-properties fo:letter-spacing="-0.0034in"/>
    </style:style>
    <style:style style:name="T726" style:parent-style-name="Absatz-Standardschriftart" style:family="text">
      <style:text-properties fo:letter-spacing="0.0006in"/>
    </style:style>
    <style:style style:name="T727" style:parent-style-name="Absatz-Standardschriftart" style:family="text">
      <style:text-properties fo:letter-spacing="-0.0013in"/>
    </style:style>
    <style:style style:name="T728" style:parent-style-name="Absatz-Standardschriftart" style:family="text">
      <style:text-properties fo:letter-spacing="-0.0006in"/>
    </style:style>
    <style:style style:name="T729" style:parent-style-name="Absatz-Standardschriftart" style:family="text">
      <style:text-properties fo:letter-spacing="-0.0013in"/>
    </style:style>
    <style:style style:name="T730" style:parent-style-name="Absatz-Standardschriftart" style:family="text">
      <style:text-properties fo:letter-spacing="-0.0006in"/>
    </style:style>
    <style:style style:name="T731" style:parent-style-name="Absatz-Standardschriftart" style:family="text">
      <style:text-properties style:font-name="Times New Roman" fo:letter-spacing="0.0479in"/>
    </style:style>
    <style:style style:name="T732" style:parent-style-name="Absatz-Standardschriftart" style:family="text">
      <style:text-properties fo:letter-spacing="-0.0006in"/>
    </style:style>
    <style:style style:name="T733" style:parent-style-name="Absatz-Standardschriftart" style:family="text">
      <style:text-properties fo:letter-spacing="-0.0006in"/>
    </style:style>
    <style:style style:name="T734" style:parent-style-name="Absatz-Standardschriftart" style:family="text">
      <style:text-properties fo:letter-spacing="-0.0006in"/>
    </style:style>
    <style:style style:name="T735" style:parent-style-name="Absatz-Standardschriftart" style:family="text">
      <style:text-properties fo:letter-spacing="-0.0013in"/>
    </style:style>
    <style:style style:name="T736" style:parent-style-name="Absatz-Standardschriftart" style:family="text">
      <style:text-properties fo:letter-spacing="-0.0006in"/>
    </style:style>
    <style:style style:name="T737" style:parent-style-name="Absatz-Standardschriftart" style:family="text">
      <style:text-properties fo:letter-spacing="-0.0013in"/>
    </style:style>
    <style:style style:name="T738" style:parent-style-name="Absatz-Standardschriftart" style:family="text">
      <style:text-properties fo:letter-spacing="-0.0006in"/>
    </style:style>
    <style:style style:name="T739" style:parent-style-name="Absatz-Standardschriftart" style:family="text">
      <style:text-properties fo:letter-spacing="-0.0013in"/>
    </style:style>
    <style:style style:name="T740" style:parent-style-name="Absatz-Standardschriftart" style:family="text">
      <style:text-properties fo:letter-spacing="-0.0013in"/>
    </style:style>
    <style:style style:name="T741" style:parent-style-name="Absatz-Standardschriftart" style:family="text">
      <style:text-properties fo:letter-spacing="-0.0006in"/>
    </style:style>
    <style:style style:name="T742" style:parent-style-name="Absatz-Standardschriftart" style:family="text">
      <style:text-properties fo:letter-spacing="0.0006in"/>
    </style:style>
    <style:style style:name="T743" style:parent-style-name="Absatz-Standardschriftart" style:family="text">
      <style:text-properties fo:letter-spacing="-0.0013in"/>
    </style:style>
    <style:style style:name="T744" style:parent-style-name="Absatz-Standardschriftart" style:family="text">
      <style:text-properties fo:letter-spacing="-0.0006in"/>
    </style:style>
    <style:style style:name="P745" style:parent-style-name="Textkörper" style:family="paragraph">
      <style:paragraph-properties fo:line-height="0.175in" fo:margin-left="0.5736in">
        <style:tab-stops/>
      </style:paragraph-properties>
    </style:style>
    <style:style style:name="T746" style:parent-style-name="Absatz-Standardschriftart" style:family="text">
      <style:text-properties fo:letter-spacing="0.0006in"/>
    </style:style>
    <style:style style:name="T747" style:parent-style-name="Absatz-Standardschriftart" style:family="text">
      <style:text-properties fo:letter-spacing="-0.0055in"/>
    </style:style>
    <style:style style:name="T748" style:parent-style-name="Absatz-Standardschriftart" style:family="text">
      <style:text-properties fo:letter-spacing="-0.0006in"/>
    </style:style>
    <style:style style:name="P749" style:parent-style-name="Standard" style:family="paragraph">
      <style:paragraph-properties fo:margin-top="0.0076in"/>
      <style:text-properties style:font-name="Arial" style:font-name-asian="Arial" style:font-name-complex="Arial" fo:font-size="10.5pt" style:font-size-asian="10.5pt" style:font-size-complex="10.5pt"/>
    </style:style>
    <style:style style:name="P750" style:parent-style-name="Textkörper" style:family="paragraph">
      <style:paragraph-properties fo:line-height="100%" fo:margin-left="0.5736in" fo:margin-right="0.7in">
        <style:tab-stops/>
      </style:paragraph-properties>
    </style:style>
    <style:style style:name="T751" style:parent-style-name="Absatz-Standardschriftart" style:family="text">
      <style:text-properties fo:letter-spacing="-0.0006in"/>
    </style:style>
    <style:style style:name="T752" style:parent-style-name="Absatz-Standardschriftart" style:family="text">
      <style:text-properties fo:letter-spacing="0.0006in"/>
    </style:style>
    <style:style style:name="T753" style:parent-style-name="Absatz-Standardschriftart" style:family="text">
      <style:text-properties fo:letter-spacing="-0.0006in"/>
    </style:style>
    <style:style style:name="T754" style:parent-style-name="Absatz-Standardschriftart" style:family="text">
      <style:text-properties fo:letter-spacing="-0.002in"/>
    </style:style>
    <style:style style:name="T755" style:parent-style-name="Absatz-Standardschriftart" style:family="text">
      <style:text-properties fo:letter-spacing="-0.0006in"/>
    </style:style>
    <style:style style:name="T756" style:parent-style-name="Absatz-Standardschriftart" style:family="text">
      <style:text-properties fo:letter-spacing="-0.002in"/>
    </style:style>
    <style:style style:name="T757" style:parent-style-name="Absatz-Standardschriftart" style:family="text">
      <style:text-properties fo:letter-spacing="-0.0006in"/>
    </style:style>
    <style:style style:name="T758" style:parent-style-name="Absatz-Standardschriftart" style:family="text">
      <style:text-properties fo:letter-spacing="-0.0013in"/>
    </style:style>
    <style:style style:name="T759" style:parent-style-name="Absatz-Standardschriftart" style:family="text">
      <style:text-properties fo:letter-spacing="-0.0006in"/>
    </style:style>
    <style:style style:name="T760" style:parent-style-name="Absatz-Standardschriftart" style:family="text">
      <style:text-properties fo:letter-spacing="-0.0013in"/>
    </style:style>
    <style:style style:name="T761" style:parent-style-name="Absatz-Standardschriftart" style:family="text">
      <style:text-properties fo:letter-spacing="-0.0006in"/>
    </style:style>
    <style:style style:name="T762" style:parent-style-name="Absatz-Standardschriftart" style:family="text">
      <style:text-properties fo:letter-spacing="-0.002in"/>
    </style:style>
    <style:style style:name="T763" style:parent-style-name="Absatz-Standardschriftart" style:family="text">
      <style:text-properties fo:letter-spacing="-0.002in"/>
    </style:style>
    <style:style style:name="T764" style:parent-style-name="Absatz-Standardschriftart" style:family="text">
      <style:text-properties fo:letter-spacing="-0.0041in"/>
    </style:style>
    <style:style style:name="T765" style:parent-style-name="Absatz-Standardschriftart" style:family="text">
      <style:text-properties fo:letter-spacing="-0.0006in"/>
    </style:style>
    <style:style style:name="T766" style:parent-style-name="Absatz-Standardschriftart" style:family="text">
      <style:text-properties fo:letter-spacing="-0.002in"/>
    </style:style>
    <style:style style:name="T767" style:parent-style-name="Absatz-Standardschriftart" style:family="text">
      <style:text-properties fo:letter-spacing="0.0006in"/>
    </style:style>
    <style:style style:name="T768" style:parent-style-name="Absatz-Standardschriftart" style:family="text">
      <style:text-properties fo:letter-spacing="-0.002in"/>
    </style:style>
    <style:style style:name="T769" style:parent-style-name="Absatz-Standardschriftart" style:family="text">
      <style:text-properties fo:letter-spacing="-0.0006in"/>
    </style:style>
    <style:style style:name="T770" style:parent-style-name="Absatz-Standardschriftart" style:family="text">
      <style:text-properties style:font-name="Times New Roman" fo:letter-spacing="0.043in"/>
    </style:style>
    <style:style style:name="T771" style:parent-style-name="Absatz-Standardschriftart" style:family="text">
      <style:text-properties fo:letter-spacing="-0.0034in"/>
    </style:style>
    <style:style style:name="T772" style:parent-style-name="Absatz-Standardschriftart" style:family="text">
      <style:text-properties fo:letter-spacing="-0.0006in"/>
    </style:style>
    <style:style style:name="T773" style:parent-style-name="Absatz-Standardschriftart" style:family="text">
      <style:text-properties fo:letter-spacing="0.0006in"/>
    </style:style>
    <style:style style:name="T774" style:parent-style-name="Absatz-Standardschriftart" style:family="text">
      <style:text-properties fo:letter-spacing="-0.0013in"/>
    </style:style>
    <style:style style:name="T775" style:parent-style-name="Absatz-Standardschriftart" style:family="text">
      <style:text-properties fo:letter-spacing="0.0006in"/>
    </style:style>
    <style:style style:name="T776" style:parent-style-name="Absatz-Standardschriftart" style:family="text">
      <style:text-properties fo:letter-spacing="-0.0006in"/>
    </style:style>
    <style:style style:name="P777" style:parent-style-name="Standard" style:family="paragraph">
      <style:paragraph-properties fo:margin-top="0.0048in"/>
      <style:text-properties style:font-name="Arial" style:font-name-asian="Arial" style:font-name-complex="Arial" fo:font-size="11.5pt" style:font-size-asian="11.5pt" style:font-size-complex="11.5pt"/>
    </style:style>
    <style:style style:name="P778" style:parent-style-name="Überschrift1" style:family="paragraph">
      <style:paragraph-properties fo:text-align="justify" fo:margin-left="0.5805in" fo:margin-right="0.0784in">
        <style:tab-stops>
          <style:tab-stop style:type="left" style:position="0in"/>
        </style:tab-stops>
      </style:paragraph-properties>
    </style:style>
    <style:style style:name="T779" style:parent-style-name="Absatz-Standardschriftart" style:family="text">
      <style:text-properties fo:letter-spacing="-0.0006in"/>
    </style:style>
    <style:style style:name="T780" style:parent-style-name="Absatz-Standardschriftart" style:family="text">
      <style:text-properties fo:letter-spacing="-0.0097in"/>
    </style:style>
    <style:style style:name="T781" style:parent-style-name="Absatz-Standardschriftart" style:family="text">
      <style:text-properties fo:letter-spacing="-0.0006in"/>
    </style:style>
    <style:style style:name="T782" style:parent-style-name="Absatz-Standardschriftart" style:family="text">
      <style:text-properties fo:letter-spacing="-0.009in"/>
    </style:style>
    <style:style style:name="T783" style:parent-style-name="Absatz-Standardschriftart" style:family="text">
      <style:text-properties fo:letter-spacing="-0.0118in"/>
    </style:style>
    <style:style style:name="T784" style:parent-style-name="Absatz-Standardschriftart" style:family="text">
      <style:text-properties fo:letter-spacing="-0.0006in"/>
    </style:style>
    <style:style style:name="T785" style:parent-style-name="Absatz-Standardschriftart" style:family="text">
      <style:text-properties fo:letter-spacing="-0.0111in"/>
    </style:style>
    <style:style style:name="T786" style:parent-style-name="Absatz-Standardschriftart" style:family="text">
      <style:text-properties fo:letter-spacing="-0.0076in"/>
    </style:style>
    <style:style style:name="T787" style:parent-style-name="Absatz-Standardschriftart" style:family="text">
      <style:text-properties fo:letter-spacing="-0.0006in"/>
    </style:style>
    <style:style style:name="T788" style:parent-style-name="Absatz-Standardschriftart" style:family="text">
      <style:text-properties fo:letter-spacing="-0.0118in"/>
    </style:style>
    <style:style style:name="T789" style:parent-style-name="Absatz-Standardschriftart" style:family="text">
      <style:text-properties fo:letter-spacing="-0.0111in"/>
    </style:style>
    <style:style style:name="T790" style:parent-style-name="Absatz-Standardschriftart" style:family="text">
      <style:text-properties fo:letter-spacing="-0.0006in"/>
    </style:style>
    <style:style style:name="T791" style:parent-style-name="Absatz-Standardschriftart" style:family="text">
      <style:text-properties fo:letter-spacing="-0.0076in"/>
    </style:style>
    <style:style style:name="T792" style:parent-style-name="Absatz-Standardschriftart" style:family="text">
      <style:text-properties fo:letter-spacing="-0.0006in"/>
    </style:style>
    <style:style style:name="T793" style:parent-style-name="Absatz-Standardschriftart" style:family="text">
      <style:text-properties fo:letter-spacing="-0.0097in"/>
    </style:style>
    <style:style style:name="T794" style:parent-style-name="Absatz-Standardschriftart" style:family="text">
      <style:text-properties fo:letter-spacing="-0.009in"/>
    </style:style>
    <style:style style:name="T795" style:parent-style-name="Absatz-Standardschriftart" style:family="text">
      <style:text-properties fo:letter-spacing="-0.0013in"/>
    </style:style>
    <style:style style:name="T796" style:parent-style-name="Absatz-Standardschriftart" style:family="text">
      <style:text-properties fo:letter-spacing="-0.0097in"/>
    </style:style>
    <style:style style:name="T797" style:parent-style-name="Absatz-Standardschriftart" style:family="text">
      <style:text-properties fo:letter-spacing="-0.0006in"/>
    </style:style>
    <style:style style:name="T798" style:parent-style-name="Absatz-Standardschriftart" style:family="text">
      <style:text-properties fo:letter-spacing="-0.009in"/>
    </style:style>
    <style:style style:name="T799" style:parent-style-name="Absatz-Standardschriftart" style:family="text">
      <style:text-properties fo:letter-spacing="-0.0006in"/>
    </style:style>
    <style:style style:name="T800" style:parent-style-name="Absatz-Standardschriftart" style:family="text">
      <style:text-properties fo:letter-spacing="-0.0111in"/>
    </style:style>
    <style:style style:name="T801" style:parent-style-name="Absatz-Standardschriftart" style:family="text">
      <style:text-properties fo:letter-spacing="-0.0013in"/>
    </style:style>
    <style:style style:name="T802" style:parent-style-name="Absatz-Standardschriftart" style:family="text">
      <style:text-properties style:font-name="Times New Roman" fo:letter-spacing="0.0493in"/>
    </style:style>
    <style:style style:name="T803" style:parent-style-name="Absatz-Standardschriftart" style:family="text">
      <style:text-properties fo:letter-spacing="-0.0013in"/>
    </style:style>
    <style:style style:name="T804" style:parent-style-name="Absatz-Standardschriftart" style:family="text">
      <style:text-properties fo:letter-spacing="0.0236in"/>
    </style:style>
    <style:style style:name="T805" style:parent-style-name="Absatz-Standardschriftart" style:family="text">
      <style:text-properties fo:letter-spacing="0.0243in"/>
    </style:style>
    <style:style style:name="T806" style:parent-style-name="Absatz-Standardschriftart" style:family="text">
      <style:text-properties fo:letter-spacing="0.025in"/>
    </style:style>
    <style:style style:name="T807" style:parent-style-name="Absatz-Standardschriftart" style:family="text">
      <style:text-properties fo:letter-spacing="-0.0006in"/>
    </style:style>
    <style:style style:name="T808" style:parent-style-name="Absatz-Standardschriftart" style:family="text">
      <style:text-properties fo:letter-spacing="0.0243in"/>
    </style:style>
    <style:style style:name="T809" style:parent-style-name="Absatz-Standardschriftart" style:family="text">
      <style:text-properties fo:letter-spacing="-0.0006in"/>
    </style:style>
    <style:style style:name="T810" style:parent-style-name="Absatz-Standardschriftart" style:family="text">
      <style:text-properties fo:letter-spacing="0.0229in"/>
    </style:style>
    <style:style style:name="T811" style:parent-style-name="Absatz-Standardschriftart" style:family="text">
      <style:text-properties fo:letter-spacing="0.025in"/>
    </style:style>
    <style:style style:name="T812" style:parent-style-name="Absatz-Standardschriftart" style:family="text">
      <style:text-properties fo:letter-spacing="-0.0006in"/>
    </style:style>
    <style:style style:name="T813" style:parent-style-name="Absatz-Standardschriftart" style:family="text">
      <style:text-properties fo:letter-spacing="0.0277in"/>
    </style:style>
    <style:style style:name="T814" style:parent-style-name="Absatz-Standardschriftart" style:family="text">
      <style:text-properties fo:letter-spacing="-0.0006in"/>
    </style:style>
    <style:style style:name="T815" style:parent-style-name="Absatz-Standardschriftart" style:family="text">
      <style:text-properties fo:letter-spacing="0.0222in"/>
    </style:style>
    <style:style style:name="T816" style:parent-style-name="Absatz-Standardschriftart" style:family="text">
      <style:text-properties fo:letter-spacing="-0.0006in"/>
    </style:style>
    <style:style style:name="T817" style:parent-style-name="Absatz-Standardschriftart" style:family="text">
      <style:text-properties fo:letter-spacing="0.0243in"/>
    </style:style>
    <style:style style:name="T818" style:parent-style-name="Absatz-Standardschriftart" style:family="text">
      <style:text-properties fo:letter-spacing="0.0229in"/>
    </style:style>
    <style:style style:name="T819" style:parent-style-name="Absatz-Standardschriftart" style:family="text">
      <style:text-properties style:font-name="Times New Roman" fo:letter-spacing="0.034in" style:text-scale="99%"/>
    </style:style>
    <style:style style:name="T820" style:parent-style-name="Absatz-Standardschriftart" style:family="text">
      <style:text-properties fo:letter-spacing="-0.0006in"/>
    </style:style>
    <style:style style:name="T821" style:parent-style-name="Absatz-Standardschriftart" style:family="text">
      <style:text-properties fo:letter-spacing="-0.0013in"/>
    </style:style>
    <style:style style:name="T822" style:parent-style-name="Absatz-Standardschriftart" style:family="text">
      <style:text-properties fo:letter-spacing="-0.0006in"/>
    </style:style>
    <style:style style:name="T823" style:parent-style-name="Absatz-Standardschriftart" style:family="text">
      <style:text-properties fo:letter-spacing="-0.0013in"/>
    </style:style>
    <style:style style:name="T824" style:parent-style-name="Absatz-Standardschriftart" style:family="text">
      <style:text-properties fo:letter-spacing="0.0006in"/>
    </style:style>
    <style:style style:name="T825" style:parent-style-name="Absatz-Standardschriftart" style:family="text">
      <style:text-properties fo:letter-spacing="-0.0006in"/>
    </style:style>
    <style:style style:name="T826" style:parent-style-name="Absatz-Standardschriftart" style:family="text">
      <style:text-properties fo:letter-spacing="-0.0013in"/>
    </style:style>
    <style:style style:name="T827" style:parent-style-name="Absatz-Standardschriftart" style:family="text">
      <style:text-properties fo:letter-spacing="-0.0034in"/>
    </style:style>
    <style:style style:name="T828" style:parent-style-name="Absatz-Standardschriftart" style:family="text">
      <style:text-properties fo:letter-spacing="-0.002in"/>
    </style:style>
    <style:style style:name="T829" style:parent-style-name="Absatz-Standardschriftart" style:family="text">
      <style:text-properties fo:letter-spacing="-0.0006in"/>
    </style:style>
    <style:style style:name="T830" style:parent-style-name="Absatz-Standardschriftart" style:family="text">
      <style:text-properties fo:letter-spacing="-0.0027in"/>
    </style:style>
    <style:style style:name="T831" style:parent-style-name="Absatz-Standardschriftart" style:family="text">
      <style:text-properties fo:letter-spacing="0.0006in"/>
    </style:style>
    <style:style style:name="T832" style:parent-style-name="Absatz-Standardschriftart" style:family="text">
      <style:text-properties fo:letter-spacing="-0.0027in"/>
    </style:style>
    <style:style style:name="T833" style:parent-style-name="Absatz-Standardschriftart" style:family="text">
      <style:text-properties fo:letter-spacing="-0.002in"/>
    </style:style>
    <style:style style:name="T834" style:parent-style-name="Absatz-Standardschriftart" style:family="text">
      <style:text-properties fo:letter-spacing="-0.0006in"/>
    </style:style>
    <style:style style:name="T835" style:parent-style-name="Absatz-Standardschriftart" style:family="text">
      <style:text-properties fo:letter-spacing="-0.0027in"/>
    </style:style>
    <style:style style:name="T836" style:parent-style-name="Absatz-Standardschriftart" style:family="text">
      <style:text-properties fo:letter-spacing="-0.0006in"/>
    </style:style>
    <style:style style:name="T837" style:parent-style-name="Absatz-Standardschriftart" style:family="text">
      <style:text-properties fo:letter-spacing="-0.002in"/>
    </style:style>
    <style:style style:name="T838" style:parent-style-name="Absatz-Standardschriftart" style:family="text">
      <style:text-properties fo:letter-spacing="-0.0006in"/>
    </style:style>
    <style:style style:name="T839" style:parent-style-name="Absatz-Standardschriftart" style:family="text">
      <style:text-properties fo:letter-spacing="-0.0027in"/>
    </style:style>
    <style:style style:name="T840" style:parent-style-name="Absatz-Standardschriftart" style:family="text">
      <style:text-properties fo:letter-spacing="-0.0006in"/>
    </style:style>
    <style:style style:name="T841" style:parent-style-name="Absatz-Standardschriftart" style:family="text">
      <style:text-properties style:font-name="Times New Roman" fo:letter-spacing="0.0479in" style:text-scale="99%"/>
    </style:style>
    <style:style style:name="T842" style:parent-style-name="Absatz-Standardschriftart" style:family="text">
      <style:text-properties fo:letter-spacing="-0.0006in"/>
    </style:style>
    <style:style style:name="T843" style:parent-style-name="Absatz-Standardschriftart" style:family="text">
      <style:text-properties fo:letter-spacing="0.0388in"/>
    </style:style>
    <style:style style:name="T844" style:parent-style-name="Absatz-Standardschriftart" style:family="text">
      <style:text-properties fo:letter-spacing="0.0368in"/>
    </style:style>
    <style:style style:name="T845" style:parent-style-name="Absatz-Standardschriftart" style:family="text">
      <style:text-properties fo:letter-spacing="-0.0006in"/>
    </style:style>
    <style:style style:name="T846" style:parent-style-name="Absatz-Standardschriftart" style:family="text">
      <style:text-properties fo:letter-spacing="0.0388in"/>
    </style:style>
    <style:style style:name="T847" style:parent-style-name="Absatz-Standardschriftart" style:family="text">
      <style:text-properties fo:letter-spacing="0.0368in"/>
    </style:style>
    <style:style style:name="T848" style:parent-style-name="Absatz-Standardschriftart" style:family="text">
      <style:text-properties fo:letter-spacing="-0.0006in"/>
    </style:style>
    <style:style style:name="T849" style:parent-style-name="Absatz-Standardschriftart" style:family="text">
      <style:text-properties fo:letter-spacing="0.034in"/>
    </style:style>
    <style:style style:name="T850" style:parent-style-name="Absatz-Standardschriftart" style:family="text">
      <style:text-properties fo:letter-spacing="-0.0006in"/>
    </style:style>
    <style:style style:name="T851" style:parent-style-name="Absatz-Standardschriftart" style:family="text">
      <style:text-properties fo:letter-spacing="0.0388in"/>
    </style:style>
    <style:style style:name="T852" style:parent-style-name="Absatz-Standardschriftart" style:family="text">
      <style:text-properties fo:letter-spacing="-0.0006in"/>
    </style:style>
    <style:style style:name="T853" style:parent-style-name="Absatz-Standardschriftart" style:family="text">
      <style:text-properties fo:letter-spacing="0.0388in"/>
    </style:style>
    <style:style style:name="T854" style:parent-style-name="Absatz-Standardschriftart" style:family="text">
      <style:text-properties fo:letter-spacing="0.0368in"/>
    </style:style>
    <style:style style:name="T855" style:parent-style-name="Absatz-Standardschriftart" style:family="text">
      <style:text-properties fo:letter-spacing="-0.0006in"/>
    </style:style>
    <style:style style:name="T856" style:parent-style-name="Absatz-Standardschriftart" style:family="text">
      <style:text-properties fo:letter-spacing="0.0395in"/>
    </style:style>
    <style:style style:name="T857" style:parent-style-name="Absatz-Standardschriftart" style:family="text">
      <style:text-properties fo:letter-spacing="-0.0006in"/>
    </style:style>
    <style:style style:name="T858" style:parent-style-name="Absatz-Standardschriftart" style:family="text">
      <style:text-properties fo:letter-spacing="0.0368in"/>
    </style:style>
    <style:style style:name="T859" style:parent-style-name="Absatz-Standardschriftart" style:family="text">
      <style:text-properties fo:letter-spacing="-0.0013in"/>
    </style:style>
    <style:style style:name="T860" style:parent-style-name="Absatz-Standardschriftart" style:family="text">
      <style:text-properties style:font-name="Times New Roman" fo:letter-spacing="0.0381in" style:text-scale="99%"/>
    </style:style>
    <style:style style:name="T861" style:parent-style-name="Absatz-Standardschriftart" style:family="text">
      <style:text-properties fo:letter-spacing="-0.0006in"/>
    </style:style>
    <style:style style:name="T862" style:parent-style-name="Absatz-Standardschriftart" style:family="text">
      <style:text-properties fo:letter-spacing="-0.0041in"/>
    </style:style>
    <style:style style:name="T863" style:parent-style-name="Absatz-Standardschriftart" style:family="text">
      <style:text-properties fo:letter-spacing="-0.0006in"/>
    </style:style>
    <style:style style:name="T864" style:parent-style-name="Absatz-Standardschriftart" style:family="text">
      <style:text-properties fo:letter-spacing="-0.0041in"/>
    </style:style>
    <style:style style:name="T865" style:parent-style-name="Absatz-Standardschriftart" style:family="text">
      <style:text-properties fo:letter-spacing="-0.0006in"/>
    </style:style>
    <style:style style:name="T866" style:parent-style-name="Absatz-Standardschriftart" style:family="text">
      <style:text-properties fo:letter-spacing="-0.0034in"/>
    </style:style>
    <style:style style:name="T867" style:parent-style-name="Absatz-Standardschriftart" style:family="text">
      <style:text-properties fo:letter-spacing="-0.0006in"/>
    </style:style>
    <style:style style:name="T868" style:parent-style-name="Absatz-Standardschriftart" style:family="text">
      <style:text-properties fo:letter-spacing="-0.0041in"/>
    </style:style>
    <style:style style:name="T869" style:parent-style-name="Absatz-Standardschriftart" style:family="text">
      <style:text-properties fo:letter-spacing="-0.0006in"/>
    </style:style>
    <style:style style:name="T870" style:parent-style-name="Absatz-Standardschriftart" style:family="text">
      <style:text-properties fo:letter-spacing="-0.0034in"/>
    </style:style>
    <style:style style:name="T871" style:parent-style-name="Absatz-Standardschriftart" style:family="text">
      <style:text-properties fo:letter-spacing="-0.0006in"/>
    </style:style>
    <style:style style:name="T872" style:parent-style-name="Absatz-Standardschriftart" style:family="text">
      <style:text-properties fo:letter-spacing="-0.0041in"/>
    </style:style>
    <style:style style:name="T873" style:parent-style-name="Absatz-Standardschriftart" style:family="text">
      <style:text-properties fo:letter-spacing="-0.0006in"/>
    </style:style>
    <style:style style:name="T874" style:parent-style-name="Absatz-Standardschriftart" style:family="text">
      <style:text-properties fo:letter-spacing="-0.0034in"/>
    </style:style>
    <style:style style:name="T875" style:parent-style-name="Absatz-Standardschriftart" style:family="text">
      <style:text-properties fo:letter-spacing="-0.0041in"/>
    </style:style>
    <style:style style:name="T876" style:parent-style-name="Absatz-Standardschriftart" style:family="text">
      <style:text-properties fo:letter-spacing="-0.0006in"/>
    </style:style>
    <style:style style:name="P877" style:parent-style-name="Standard" style:family="paragraph">
      <style:paragraph-properties fo:margin-top="0.0006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878" style:parent-style-name="Textkörper" style:family="paragraph">
      <style:paragraph-properties fo:margin-left="0.0798in">
        <style:tab-stops/>
      </style:paragraph-properties>
    </style:style>
    <style:style style:name="T879" style:parent-style-name="Absatz-Standardschriftart" style:family="text">
      <style:text-properties fo:letter-spacing="-0.0006in"/>
    </style:style>
    <style:style style:name="T880" style:parent-style-name="Absatz-Standardschriftart" style:family="text">
      <style:text-properties fo:letter-spacing="-0.0013in"/>
    </style:style>
    <style:style style:name="T881" style:parent-style-name="Absatz-Standardschriftart" style:family="text">
      <style:text-properties fo:letter-spacing="0.0006in"/>
    </style:style>
    <style:style style:name="T882" style:parent-style-name="Absatz-Standardschriftart" style:family="text">
      <style:text-properties fo:letter-spacing="-0.0034in"/>
    </style:style>
    <style:style style:name="T883" style:parent-style-name="Absatz-Standardschriftart" style:family="text">
      <style:text-properties fo:letter-spacing="0.0006in"/>
    </style:style>
    <style:style style:name="T884" style:parent-style-name="Absatz-Standardschriftart" style:family="text">
      <style:text-properties fo:letter-spacing="0.0013in"/>
    </style:style>
    <style:style style:name="T885" style:parent-style-name="Absatz-Standardschriftart" style:family="text">
      <style:text-properties fo:letter-spacing="-0.0006in"/>
    </style:style>
    <style:style style:name="T886" style:parent-style-name="Absatz-Standardschriftart" style:family="text">
      <style:text-properties fo:letter-spacing="-0.0006in"/>
    </style:style>
    <style:style style:name="T887" style:parent-style-name="Absatz-Standardschriftart" style:family="text">
      <style:text-properties fo:letter-spacing="-0.0006in"/>
    </style:style>
    <style:style style:name="P888" style:parent-style-name="Standard" style:family="paragraph">
      <style:paragraph-properties fo:margin-top="0.0076in"/>
      <style:text-properties style:font-name="Arial" style:font-name-asian="Arial" style:font-name-complex="Arial" fo:font-size="10.5pt" style:font-size-asian="10.5pt" style:font-size-complex="10.5pt"/>
    </style:style>
    <style:style style:name="P889" style:parent-style-name="Textkörper" style:family="paragraph">
      <style:paragraph-properties fo:line-height="100%" fo:margin-left="0.5736in" fo:margin-right="0.152in">
        <style:tab-stops/>
      </style:paragraph-properties>
    </style:style>
    <style:style style:name="T890" style:parent-style-name="Absatz-Standardschriftart" style:family="text">
      <style:text-properties fo:letter-spacing="-0.0006in"/>
    </style:style>
    <style:style style:name="T891" style:parent-style-name="Absatz-Standardschriftart" style:family="text">
      <style:text-properties fo:letter-spacing="-0.0013in"/>
    </style:style>
    <style:style style:name="T892" style:parent-style-name="Absatz-Standardschriftart" style:family="text">
      <style:text-properties fo:letter-spacing="-0.0006in"/>
    </style:style>
    <style:style style:name="T893" style:parent-style-name="Absatz-Standardschriftart" style:family="text">
      <style:text-properties fo:letter-spacing="-0.0027in"/>
    </style:style>
    <style:style style:name="T894" style:parent-style-name="Absatz-Standardschriftart" style:family="text">
      <style:text-properties fo:letter-spacing="-0.0006in"/>
    </style:style>
    <style:style style:name="T895" style:parent-style-name="Absatz-Standardschriftart" style:family="text">
      <style:text-properties fo:letter-spacing="-0.0006in"/>
    </style:style>
    <style:style style:name="T896" style:parent-style-name="Absatz-Standardschriftart" style:family="text">
      <style:text-properties fo:letter-spacing="-0.0027in"/>
    </style:style>
    <style:style style:name="T897" style:parent-style-name="Absatz-Standardschriftart" style:family="text">
      <style:text-properties fo:letter-spacing="0.0006in"/>
    </style:style>
    <style:style style:name="T898" style:parent-style-name="Absatz-Standardschriftart" style:family="text">
      <style:text-properties fo:letter-spacing="-0.0013in"/>
    </style:style>
    <style:style style:name="T899" style:parent-style-name="Absatz-Standardschriftart" style:family="text">
      <style:text-properties fo:letter-spacing="-0.0006in"/>
    </style:style>
    <style:style style:name="T900" style:parent-style-name="Absatz-Standardschriftart" style:family="text">
      <style:text-properties fo:letter-spacing="0.0006in"/>
    </style:style>
    <style:style style:name="T901" style:parent-style-name="Absatz-Standardschriftart" style:family="text">
      <style:text-properties fo:letter-spacing="-0.0013in"/>
    </style:style>
    <style:style style:name="T902" style:parent-style-name="Absatz-Standardschriftart" style:family="text">
      <style:text-properties fo:letter-spacing="-0.0006in"/>
    </style:style>
    <style:style style:name="T903" style:parent-style-name="Absatz-Standardschriftart" style:family="text">
      <style:text-properties fo:letter-spacing="-0.0013in"/>
    </style:style>
    <style:style style:name="T904" style:parent-style-name="Absatz-Standardschriftart" style:family="text">
      <style:text-properties style:font-name="Times New Roman" fo:letter-spacing="0.0576in"/>
    </style:style>
    <style:style style:name="T905" style:parent-style-name="Absatz-Standardschriftart" style:family="text">
      <style:text-properties fo:letter-spacing="-0.0006in"/>
    </style:style>
    <style:style style:name="T906" style:parent-style-name="Absatz-Standardschriftart" style:family="text">
      <style:text-properties fo:letter-spacing="-0.0013in"/>
    </style:style>
    <style:style style:name="T907" style:parent-style-name="Absatz-Standardschriftart" style:family="text">
      <style:text-properties fo:letter-spacing="-0.0006in"/>
    </style:style>
    <style:style style:name="T908" style:parent-style-name="Absatz-Standardschriftart" style:family="text">
      <style:text-properties fo:letter-spacing="0.0006in"/>
    </style:style>
    <style:style style:name="T909" style:parent-style-name="Absatz-Standardschriftart" style:family="text">
      <style:text-properties fo:letter-spacing="-0.0034in"/>
    </style:style>
    <style:style style:name="T910" style:parent-style-name="Absatz-Standardschriftart" style:family="text">
      <style:text-properties fo:letter-spacing="-0.0006in"/>
    </style:style>
    <style:style style:name="T911" style:parent-style-name="Absatz-Standardschriftart" style:family="text">
      <style:text-properties fo:letter-spacing="0.0006in"/>
    </style:style>
    <style:style style:name="T912" style:parent-style-name="Absatz-Standardschriftart" style:family="text">
      <style:text-properties fo:letter-spacing="-0.0027in"/>
    </style:style>
    <style:style style:name="T913" style:parent-style-name="Absatz-Standardschriftart" style:family="text">
      <style:text-properties fo:letter-spacing="-0.0097in"/>
    </style:style>
    <style:style style:name="T914" style:parent-style-name="Absatz-Standardschriftart" style:family="text">
      <style:text-properties fo:letter-spacing="-0.0006in"/>
    </style:style>
    <style:style style:name="T915" style:parent-style-name="Absatz-Standardschriftart" style:family="text">
      <style:text-properties fo:letter-spacing="-0.0027in"/>
    </style:style>
    <style:style style:name="T916" style:parent-style-name="Absatz-Standardschriftart" style:family="text">
      <style:text-properties fo:letter-spacing="-0.0006in"/>
    </style:style>
    <style:style style:name="T917" style:parent-style-name="Absatz-Standardschriftart" style:family="text">
      <style:text-properties fo:letter-spacing="-0.0006in"/>
    </style:style>
    <style:style style:name="P918" style:parent-style-name="Textkörper" style:family="paragraph">
      <style:paragraph-properties fo:line-height="100%" fo:margin-left="0.5729in" fo:margin-right="0.1736in">
        <style:tab-stops/>
      </style:paragraph-properties>
    </style:style>
    <style:style style:name="T919" style:parent-style-name="Absatz-Standardschriftart" style:family="text">
      <style:text-properties fo:letter-spacing="-0.0006in"/>
    </style:style>
    <style:style style:name="T920" style:parent-style-name="Absatz-Standardschriftart" style:family="text">
      <style:text-properties fo:letter-spacing="-0.0006in"/>
    </style:style>
    <style:style style:name="T921" style:parent-style-name="Absatz-Standardschriftart" style:family="text">
      <style:text-properties fo:letter-spacing="-0.002in"/>
    </style:style>
    <style:style style:name="T922" style:parent-style-name="Absatz-Standardschriftart" style:family="text">
      <style:text-properties fo:letter-spacing="-0.0006in"/>
    </style:style>
    <style:style style:name="T923" style:parent-style-name="Absatz-Standardschriftart" style:family="text">
      <style:text-properties fo:letter-spacing="-0.0006in"/>
    </style:style>
    <style:style style:name="T924" style:parent-style-name="Absatz-Standardschriftart" style:family="text">
      <style:text-properties fo:letter-spacing="-0.0006in"/>
    </style:style>
    <style:style style:name="T925" style:parent-style-name="Absatz-Standardschriftart" style:family="text">
      <style:text-properties fo:letter-spacing="0.0006in"/>
    </style:style>
    <style:style style:name="T926" style:parent-style-name="Absatz-Standardschriftart" style:family="text">
      <style:text-properties fo:letter-spacing="-0.0006in"/>
    </style:style>
    <style:style style:name="T927" style:parent-style-name="Absatz-Standardschriftart" style:family="text">
      <style:text-properties fo:letter-spacing="-0.0013in"/>
    </style:style>
    <style:style style:name="T928" style:parent-style-name="Absatz-Standardschriftart" style:family="text">
      <style:text-properties fo:letter-spacing="0.0006in"/>
    </style:style>
    <style:style style:name="T929" style:parent-style-name="Absatz-Standardschriftart" style:family="text">
      <style:text-properties fo:letter-spacing="-0.0006in"/>
    </style:style>
    <style:style style:name="T930" style:parent-style-name="Absatz-Standardschriftart" style:family="text">
      <style:text-properties fo:letter-spacing="-0.0013in"/>
    </style:style>
    <style:style style:name="T931" style:parent-style-name="Absatz-Standardschriftart" style:family="text">
      <style:text-properties fo:letter-spacing="-0.0013in"/>
    </style:style>
    <style:style style:name="T932" style:parent-style-name="Absatz-Standardschriftart" style:family="text">
      <style:text-properties fo:letter-spacing="0.0006in"/>
    </style:style>
    <style:style style:name="T933" style:parent-style-name="Absatz-Standardschriftart" style:family="text">
      <style:text-properties fo:letter-spacing="-0.0013in"/>
    </style:style>
    <style:style style:name="T934" style:parent-style-name="Absatz-Standardschriftart" style:family="text">
      <style:text-properties style:font-name="Times New Roman" fo:letter-spacing="0.0368in"/>
    </style:style>
    <style:style style:name="T935" style:parent-style-name="Absatz-Standardschriftart" style:family="text">
      <style:text-properties fo:letter-spacing="-0.0013in"/>
    </style:style>
    <style:style style:name="T936" style:parent-style-name="Absatz-Standardschriftart" style:family="text">
      <style:text-properties fo:letter-spacing="-0.0006in"/>
    </style:style>
    <style:style style:name="T937" style:parent-style-name="Absatz-Standardschriftart" style:family="text">
      <style:text-properties fo:letter-spacing="-0.0041in"/>
    </style:style>
    <style:style style:name="T938" style:parent-style-name="Absatz-Standardschriftart" style:family="text">
      <style:text-properties fo:letter-spacing="0.0006in"/>
    </style:style>
    <style:style style:name="T939" style:parent-style-name="Absatz-Standardschriftart" style:family="text">
      <style:text-properties fo:letter-spacing="-0.0013in"/>
    </style:style>
    <style:style style:name="T940" style:parent-style-name="Absatz-Standardschriftart" style:family="text">
      <style:text-properties fo:letter-spacing="-0.0013in"/>
    </style:style>
    <style:style style:name="T941" style:parent-style-name="Absatz-Standardschriftart" style:family="text">
      <style:text-properties fo:letter-spacing="0.0006in"/>
    </style:style>
    <style:style style:name="T942" style:parent-style-name="Absatz-Standardschriftart" style:family="text">
      <style:text-properties fo:letter-spacing="-0.0006in"/>
    </style:style>
    <style:style style:name="P943" style:parent-style-name="Standard" style:family="paragraph">
      <style:paragraph-properties fo:margin-top="0.0055in"/>
      <style:text-properties style:font-name="Arial" style:font-name-asian="Arial" style:font-name-complex="Arial" fo:font-size="10.5pt" style:font-size-asian="10.5pt" style:font-size-complex="10.5pt"/>
    </style:style>
    <style:style style:name="P944" style:parent-style-name="Textkörper" style:family="paragraph">
      <style:paragraph-properties fo:line-height="100%" fo:margin-left="0.5729in" fo:margin-right="0.1736in">
        <style:tab-stops/>
      </style:paragraph-properties>
    </style:style>
    <style:style style:name="T945" style:parent-style-name="Absatz-Standardschriftart" style:family="text">
      <style:text-properties fo:letter-spacing="0.0006in"/>
    </style:style>
    <style:style style:name="T946" style:parent-style-name="Absatz-Standardschriftart" style:family="text">
      <style:text-properties fo:letter-spacing="-0.0013in"/>
    </style:style>
    <style:style style:name="T947" style:parent-style-name="Absatz-Standardschriftart" style:family="text">
      <style:text-properties fo:letter-spacing="-0.0006in"/>
    </style:style>
    <style:style style:name="T948" style:parent-style-name="Absatz-Standardschriftart" style:family="text">
      <style:text-properties fo:letter-spacing="-0.0006in"/>
    </style:style>
    <style:style style:name="T949" style:parent-style-name="Absatz-Standardschriftart" style:family="text">
      <style:text-properties fo:letter-spacing="-0.0006in"/>
    </style:style>
    <style:style style:name="T950" style:parent-style-name="Absatz-Standardschriftart" style:family="text">
      <style:text-properties fo:letter-spacing="-0.0013in"/>
    </style:style>
    <style:style style:name="T951" style:parent-style-name="Absatz-Standardschriftart" style:family="text">
      <style:text-properties fo:letter-spacing="-0.0041in"/>
    </style:style>
    <style:style style:name="T952" style:parent-style-name="Absatz-Standardschriftart" style:family="text">
      <style:text-properties fo:letter-spacing="0.0006in"/>
    </style:style>
    <style:style style:name="T953" style:parent-style-name="Absatz-Standardschriftart" style:family="text">
      <style:text-properties fo:letter-spacing="-0.0041in"/>
    </style:style>
    <style:style style:name="T954" style:parent-style-name="Absatz-Standardschriftart" style:family="text">
      <style:text-properties fo:letter-spacing="-0.002in"/>
    </style:style>
    <style:style style:name="T955" style:parent-style-name="Absatz-Standardschriftart" style:family="text">
      <style:text-properties fo:letter-spacing="-0.0006in"/>
    </style:style>
    <style:style style:name="T956" style:parent-style-name="Absatz-Standardschriftart" style:family="text">
      <style:text-properties fo:letter-spacing="-0.0006in"/>
    </style:style>
    <style:style style:name="T957" style:parent-style-name="Absatz-Standardschriftart" style:family="text">
      <style:text-properties fo:letter-spacing="-0.0034in"/>
    </style:style>
    <style:style style:name="T958" style:parent-style-name="Absatz-Standardschriftart" style:family="text">
      <style:text-properties style:font-name="Times New Roman" fo:letter-spacing="0.0284in"/>
    </style:style>
    <style:style style:name="T959" style:parent-style-name="Absatz-Standardschriftart" style:family="text">
      <style:text-properties fo:letter-spacing="-0.0006in"/>
    </style:style>
    <style:style style:name="T960" style:parent-style-name="Absatz-Standardschriftart" style:family="text">
      <style:text-properties fo:letter-spacing="-0.0013in"/>
    </style:style>
    <style:style style:name="T961" style:parent-style-name="Absatz-Standardschriftart" style:family="text">
      <style:text-properties fo:letter-spacing="-0.0006in"/>
    </style:style>
    <style:style style:name="T962" style:parent-style-name="Absatz-Standardschriftart" style:family="text">
      <style:text-properties fo:letter-spacing="-0.0006in"/>
    </style:style>
    <style:style style:name="T963" style:parent-style-name="Absatz-Standardschriftart" style:family="text">
      <style:text-properties fo:letter-spacing="0.0006in"/>
    </style:style>
    <style:style style:name="T964" style:parent-style-name="Absatz-Standardschriftart" style:family="text">
      <style:text-properties fo:letter-spacing="-0.0048in"/>
    </style:style>
    <style:style style:name="T965" style:parent-style-name="Absatz-Standardschriftart" style:family="text">
      <style:text-properties fo:letter-spacing="0.0006in"/>
    </style:style>
    <style:style style:name="T966" style:parent-style-name="Absatz-Standardschriftart" style:family="text">
      <style:text-properties fo:letter-spacing="-0.0006in"/>
    </style:style>
    <style:style style:name="T967" style:parent-style-name="Absatz-Standardschriftart" style:family="text">
      <style:text-properties fo:letter-spacing="-0.002in"/>
    </style:style>
    <style:style style:name="T968" style:parent-style-name="Absatz-Standardschriftart" style:family="text">
      <style:text-properties fo:letter-spacing="-0.0006in"/>
    </style:style>
    <style:style style:name="P969" style:parent-style-name="Standard" style:family="paragraph">
      <style:text-properties style:font-name="Arial" style:font-name-asian="Arial" style:font-name-complex="Arial"/>
    </style:style>
    <style:style style:name="P970" style:parent-style-name="Standard" style:family="paragraph">
      <style:text-properties style:font-name="Arial" style:font-name-asian="Arial" style:font-name-complex="Arial"/>
    </style:style>
    <style:style style:name="P971" style:parent-style-name="Standard" style:family="paragraph">
      <style:paragraph-properties fo:margin-top="0.0027in"/>
      <style:text-properties style:font-name="Arial" style:font-name-asian="Arial" style:font-name-complex="Arial" fo:font-size="13.5pt" style:font-size-asian="13.5pt" style:font-size-complex="13.5pt"/>
    </style:style>
    <style:style style:name="P972" style:parent-style-name="Überschrift1" style:family="paragraph">
      <style:paragraph-properties fo:text-align="start" fo:margin-left="0.5805in">
        <style:tab-stops>
          <style:tab-stop style:type="left" style:position="0in"/>
        </style:tab-stops>
      </style:paragraph-properties>
    </style:style>
    <style:style style:name="T973" style:parent-style-name="Absatz-Standardschriftart" style:family="text">
      <style:text-properties fo:letter-spacing="-0.0006in"/>
    </style:style>
    <style:style style:name="T974" style:parent-style-name="Absatz-Standardschriftart" style:family="text">
      <style:text-properties fo:letter-spacing="-0.0027in"/>
    </style:style>
    <style:style style:name="T975" style:parent-style-name="Absatz-Standardschriftart" style:family="text">
      <style:text-properties fo:letter-spacing="-0.0006in"/>
    </style:style>
    <style:style style:name="T976" style:parent-style-name="Absatz-Standardschriftart" style:family="text">
      <style:text-properties fo:letter-spacing="-0.0027in"/>
    </style:style>
    <style:style style:name="T977" style:parent-style-name="Absatz-Standardschriftart" style:family="text">
      <style:text-properties fo:letter-spacing="-0.0006in"/>
    </style:style>
    <style:style style:name="P978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TableColumn980" style:family="table-column">
      <style:table-column-properties style:column-width="2.2229in" style:use-optimal-column-width="false"/>
    </style:style>
    <style:style style:name="TableColumn981" style:family="table-column">
      <style:table-column-properties style:column-width="2.2368in" style:use-optimal-column-width="false"/>
    </style:style>
    <style:style style:name="TableColumn982" style:family="table-column">
      <style:table-column-properties style:column-width="2.2305in" style:use-optimal-column-width="false"/>
    </style:style>
    <style:style style:name="Table979" style:family="table">
      <style:table-properties style:width="6.6902in" fo:margin-left="0.0826in" table:align="left"/>
    </style:style>
    <style:style style:name="TableRow983" style:family="table-row">
      <style:table-row-properties style:row-height="0.2715in" style:use-optimal-row-height="false"/>
    </style:style>
    <style:style style:name="TableCell984" style:family="table-cell">
      <style:table-cell-properties fo:border="0.0069in solid #000000" fo:background-color="#989898" fo:padding-top="0in" fo:padding-left="0in" fo:padding-bottom="0in" fo:padding-right="0in"/>
    </style:style>
    <style:style style:name="P985" style:parent-style-name="TableParagraph" style:family="paragraph">
      <style:paragraph-properties fo:margin-top="0.0375in" fo:margin-left="0.6243in">
        <style:tab-stops/>
      </style:paragraph-properties>
    </style:style>
    <style:style style:name="T986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987" style:parent-style-name="Absatz-Standardschriftart" style:family="text">
      <style:text-properties style:font-name="Arial" fo:font-weight="bold" style:font-weight-asian="bold" fo:letter-spacing="-0.0062in" fo:font-size="12pt" style:font-size-asian="12pt"/>
    </style:style>
    <style:style style:name="T988" style:parent-style-name="Absatz-Standardschriftart" style:family="text">
      <style:text-properties style:font-name="Arial" fo:font-weight="bold" style:font-weight-asian="bold" fo:letter-spacing="-0.0006in" fo:font-size="12pt" style:font-size-asian="12pt"/>
    </style:style>
    <style:style style:name="TableCell989" style:family="table-cell">
      <style:table-cell-properties fo:border="0.0069in solid #000000" fo:background-color="#B1B1B1" fo:padding-top="0in" fo:padding-left="0in" fo:padding-bottom="0in" fo:padding-right="0in"/>
    </style:style>
    <style:style style:name="P990" style:parent-style-name="TableParagraph" style:family="paragraph">
      <style:paragraph-properties fo:margin-top="0.0375in" fo:margin-left="0.0375in">
        <style:tab-stops/>
      </style:paragraph-properties>
    </style:style>
    <style:style style:name="T991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992" style:parent-style-name="Absatz-Standardschriftart" style:family="text">
      <style:text-properties style:font-name="Arial" fo:font-weight="bold" style:font-weight-asian="bold" fo:letter-spacing="-0.0027in" fo:font-size="12pt" style:font-size-asian="12pt"/>
    </style:style>
    <style:style style:name="T993" style:parent-style-name="Absatz-Standardschriftart" style:family="text">
      <style:text-properties style:font-name="Arial" fo:font-weight="bold" style:font-weight-asian="bold" fo:font-size="12pt" style:font-size-asian="12pt"/>
    </style:style>
    <style:style style:name="T994" style:parent-style-name="Absatz-Standardschriftart" style:family="text">
      <style:text-properties style:font-name="Arial" fo:font-weight="bold" style:font-weight-asian="bold" fo:letter-spacing="-0.0048in" fo:font-size="12pt" style:font-size-asian="12pt"/>
    </style:style>
    <style:style style:name="T995" style:parent-style-name="Absatz-Standardschriftart" style:family="text">
      <style:text-properties style:font-name="Arial" fo:font-weight="bold" style:font-weight-asian="bold" fo:letter-spacing="-0.0006in" fo:font-size="12pt" style:font-size-asian="12pt"/>
    </style:style>
    <style:style style:name="TableCell996" style:family="table-cell">
      <style:table-cell-properties fo:border="0.0069in solid #000000" fo:background-color="#B1B1B1" fo:padding-top="0in" fo:padding-left="0in" fo:padding-bottom="0in" fo:padding-right="0in"/>
    </style:style>
    <style:style style:name="P997" style:parent-style-name="TableParagraph" style:family="paragraph">
      <style:paragraph-properties fo:margin-top="0.0375in" fo:margin-left="0.0375in">
        <style:tab-stops/>
      </style:paragraph-properties>
    </style:style>
    <style:style style:name="T998" style:parent-style-name="Absatz-Standardschriftart" style:family="text">
      <style:text-properties style:font-name="Arial" fo:font-weight="bold" style:font-weight-asian="bold" fo:letter-spacing="-0.0006in" fo:font-size="12pt" style:font-size-asian="12pt"/>
    </style:style>
    <style:style style:name="T999" style:parent-style-name="Absatz-Standardschriftart" style:family="text">
      <style:text-properties style:font-name="Arial" fo:font-weight="bold" style:font-weight-asian="bold" fo:letter-spacing="-0.0076in" fo:font-size="12pt" style:font-size-asian="12pt"/>
    </style:style>
    <style:style style:name="T1000" style:parent-style-name="Absatz-Standardschriftart" style:family="text">
      <style:text-properties style:font-name="Arial" fo:font-weight="bold" style:font-weight-asian="bold" fo:letter-spacing="-0.0006in" fo:font-size="12pt" style:font-size-asian="12pt"/>
    </style:style>
    <style:style style:name="TableRow1001" style:family="table-row">
      <style:table-row-properties style:row-height="0.6493in" style:use-optimal-row-height="false"/>
    </style:style>
    <style:style style:name="TableCell1002" style:family="table-cell">
      <style:table-cell-properties fo:border="0.0069in solid #000000" fo:padding-top="0in" fo:padding-left="0in" fo:padding-bottom="0in" fo:padding-right="0in"/>
    </style:style>
    <style:style style:name="P1003" style:parent-style-name="TableParagraph" style:family="paragraph">
      <style:paragraph-properties fo:margin-top="0.0333in" fo:margin-left="0.0375in" fo:margin-right="0.0326in">
        <style:tab-stops/>
      </style:paragraph-properties>
    </style:style>
    <style:style style:name="T1004" style:parent-style-name="Absatz-Standardschriftart" style:family="text">
      <style:text-properties style:font-name="Arial" fo:font-size="12pt" style:font-size-asian="12pt"/>
    </style:style>
    <style:style style:name="T1005" style:parent-style-name="Absatz-Standardschriftart" style:family="text">
      <style:text-properties style:font-name="Arial" fo:letter-spacing="0.0381in" fo:font-size="12pt" style:font-size-asian="12pt"/>
    </style:style>
    <style:style style:name="T1006" style:parent-style-name="Absatz-Standardschriftart" style:family="text">
      <style:text-properties style:font-name="Arial" fo:font-size="12pt" style:font-size-asian="12pt"/>
    </style:style>
    <style:style style:name="T1007" style:parent-style-name="Absatz-Standardschriftart" style:family="text">
      <style:text-properties style:font-name="Arial" fo:letter-spacing="0.0375in" fo:font-size="12pt" style:font-size-asian="12pt"/>
    </style:style>
    <style:style style:name="T1008" style:parent-style-name="Absatz-Standardschriftart" style:family="text">
      <style:text-properties style:font-name="Arial" fo:font-size="12pt" style:font-size-asian="12pt"/>
    </style:style>
    <style:style style:name="T1009" style:parent-style-name="Absatz-Standardschriftart" style:family="text">
      <style:text-properties style:font-name="Arial" fo:letter-spacing="0.0375in" fo:font-size="12pt" style:font-size-asian="12pt"/>
    </style:style>
    <style:style style:name="T1010" style:parent-style-name="Absatz-Standardschriftart" style:family="text">
      <style:text-properties style:font-name="Arial" fo:font-size="12pt" style:font-size-asian="12pt"/>
    </style:style>
    <style:style style:name="T1011" style:parent-style-name="Absatz-Standardschriftart" style:family="text">
      <style:text-properties style:font-name="Times New Roman" fo:letter-spacing="0.018in" fo:font-size="12pt" style:font-size-asian="12pt"/>
    </style:style>
    <style:style style:name="T1012" style:parent-style-name="Absatz-Standardschriftart" style:family="text">
      <style:text-properties style:font-name="Arial" fo:font-size="12pt" style:font-size-asian="12pt"/>
    </style:style>
    <style:style style:name="TableCell1013" style:family="table-cell">
      <style:table-cell-properties fo:border="0.0069in solid #000000" fo:padding-top="0in" fo:padding-left="0in" fo:padding-bottom="0in" fo:padding-right="0in"/>
    </style:style>
    <style:style style:name="P1014" style:parent-style-name="TableParagraph" style:family="paragraph">
      <style:paragraph-properties fo:margin-top="0.0333in" fo:margin-left="0.0375in" fo:margin-right="0.1645in">
        <style:tab-stops/>
      </style:paragraph-properties>
    </style:style>
    <style:style style:name="T1015" style:parent-style-name="Absatz-Standardschriftart" style:family="text">
      <style:text-properties style:font-name="Arial" fo:letter-spacing="-0.0006in" fo:font-size="12pt" style:font-size-asian="12pt"/>
    </style:style>
    <style:style style:name="T1016" style:parent-style-name="Absatz-Standardschriftart" style:family="text">
      <style:text-properties style:font-name="Arial" fo:font-size="12pt" style:font-size-asian="12pt"/>
    </style:style>
    <style:style style:name="T1017" style:parent-style-name="Absatz-Standardschriftart" style:family="text">
      <style:text-properties style:font-name="Arial" fo:letter-spacing="-0.0006in" fo:font-size="12pt" style:font-size-asian="12pt"/>
    </style:style>
    <style:style style:name="T1018" style:parent-style-name="Absatz-Standardschriftart" style:family="text">
      <style:text-properties style:font-name="Arial" fo:letter-spacing="-0.0013in" fo:font-size="12pt" style:font-size-asian="12pt"/>
    </style:style>
    <style:style style:name="T1019" style:parent-style-name="Absatz-Standardschriftart" style:family="text">
      <style:text-properties style:font-name="Arial" fo:font-size="12pt" style:font-size-asian="12pt"/>
    </style:style>
    <style:style style:name="T1020" style:parent-style-name="Absatz-Standardschriftart" style:family="text">
      <style:text-properties style:font-name="Times New Roman" fo:letter-spacing="0.0236in" fo:font-size="12pt" style:font-size-asian="12pt"/>
    </style:style>
    <style:style style:name="T1021" style:parent-style-name="Absatz-Standardschriftart" style:family="text">
      <style:text-properties style:font-name="Arial" fo:font-size="12pt" style:font-size-asian="12pt"/>
    </style:style>
    <style:style style:name="T1022" style:parent-style-name="Absatz-Standardschriftart" style:family="text">
      <style:text-properties style:font-name="Arial" fo:letter-spacing="-0.002in" fo:font-size="12pt" style:font-size-asian="12pt"/>
    </style:style>
    <style:style style:name="T1023" style:parent-style-name="Absatz-Standardschriftart" style:family="text">
      <style:text-properties style:font-name="Arial" fo:font-size="12pt" style:font-size-asian="12pt"/>
    </style:style>
    <style:style style:name="T1024" style:parent-style-name="Absatz-Standardschriftart" style:family="text">
      <style:text-properties style:font-name="Arial" fo:letter-spacing="-0.0006in" fo:font-size="12pt" style:font-size-asian="12pt"/>
    </style:style>
    <style:style style:name="T1025" style:parent-style-name="Absatz-Standardschriftart" style:family="text">
      <style:text-properties style:font-name="Arial" fo:font-size="12pt" style:font-size-asian="12pt"/>
    </style:style>
    <style:style style:name="T1026" style:parent-style-name="Absatz-Standardschriftart" style:family="text">
      <style:text-properties style:font-name="Arial" fo:letter-spacing="-0.0027in" fo:font-size="12pt" style:font-size-asian="12pt"/>
    </style:style>
    <style:style style:name="T1027" style:parent-style-name="Absatz-Standardschriftart" style:family="text">
      <style:text-properties style:font-name="Arial" fo:letter-spacing="-0.0006in" fo:font-size="12pt" style:font-size-asian="12pt"/>
    </style:style>
    <style:style style:name="T1028" style:parent-style-name="Absatz-Standardschriftart" style:family="text">
      <style:text-properties style:font-name="Arial" fo:letter-spacing="-0.0013in" fo:font-size="12pt" style:font-size-asian="12pt"/>
    </style:style>
    <style:style style:name="T1029" style:parent-style-name="Absatz-Standardschriftart" style:family="text">
      <style:text-properties style:font-name="Arial" fo:font-size="12pt" style:font-size-asian="12pt"/>
    </style:style>
    <style:style style:name="TableCell1030" style:family="table-cell">
      <style:table-cell-properties fo:border="0.0069in solid #000000" fo:padding-top="0in" fo:padding-left="0in" fo:padding-bottom="0in" fo:padding-right="0in"/>
    </style:style>
    <style:style style:name="P1031" style:parent-style-name="TableParagraph" style:family="paragraph">
      <style:paragraph-properties fo:margin-top="0.0333in" fo:margin-left="0.0375in" fo:margin-right="0.05in">
        <style:tab-stops/>
      </style:paragraph-properties>
    </style:style>
    <style:style style:name="T1032" style:parent-style-name="Absatz-Standardschriftart" style:family="text">
      <style:text-properties style:font-name="Arial" fo:font-size="12pt" style:font-size-asian="12pt"/>
    </style:style>
    <style:style style:name="T1033" style:parent-style-name="Absatz-Standardschriftart" style:family="text">
      <style:text-properties style:font-name="Arial" fo:letter-spacing="-0.0013in" fo:font-size="12pt" style:font-size-asian="12pt"/>
    </style:style>
    <style:style style:name="T1034" style:parent-style-name="Absatz-Standardschriftart" style:family="text">
      <style:text-properties style:font-name="Arial" fo:letter-spacing="-0.0006in" fo:font-size="12pt" style:font-size-asian="12pt"/>
    </style:style>
    <style:style style:name="T1035" style:parent-style-name="Absatz-Standardschriftart" style:family="text">
      <style:text-properties style:font-name="Times New Roman" fo:letter-spacing="0.0138in" style:text-scale="99%" fo:font-size="12pt" style:font-size-asian="12pt"/>
    </style:style>
    <style:style style:name="T1036" style:parent-style-name="Absatz-Standardschriftart" style:family="text">
      <style:text-properties style:font-name="Arial" fo:font-size="12pt" style:font-size-asian="12pt"/>
    </style:style>
    <style:style style:name="T1037" style:parent-style-name="Absatz-Standardschriftart" style:family="text">
      <style:text-properties style:font-name="Arial" fo:letter-spacing="-0.0013in" fo:font-size="12pt" style:font-size-asian="12pt"/>
    </style:style>
    <style:style style:name="T1038" style:parent-style-name="Absatz-Standardschriftart" style:family="text">
      <style:text-properties style:font-name="Arial" fo:font-size="12pt" style:font-size-asian="12pt"/>
    </style:style>
    <style:style style:name="T1039" style:parent-style-name="Absatz-Standardschriftart" style:family="text">
      <style:text-properties style:font-name="Arial" fo:letter-spacing="-0.0006in" fo:font-size="12pt" style:font-size-asian="12pt"/>
    </style:style>
    <style:style style:name="T1040" style:parent-style-name="Absatz-Standardschriftart" style:family="text">
      <style:text-properties style:font-name="Arial" fo:font-size="12pt" style:font-size-asian="12pt"/>
    </style:style>
    <style:style style:name="T1041" style:parent-style-name="Absatz-Standardschriftart" style:family="text">
      <style:text-properties style:font-name="Arial" fo:letter-spacing="-0.0006in" fo:font-size="12pt" style:font-size-asian="12pt"/>
    </style:style>
    <style:style style:name="T1042" style:parent-style-name="Absatz-Standardschriftart" style:family="text">
      <style:text-properties style:font-name="Arial" fo:font-size="12pt" style:font-size-asian="12pt"/>
    </style:style>
    <style:style style:name="T1043" style:parent-style-name="Absatz-Standardschriftart" style:family="text">
      <style:text-properties style:font-name="Arial" fo:letter-spacing="-0.0027in" fo:font-size="12pt" style:font-size-asian="12pt"/>
    </style:style>
    <style:style style:name="T1044" style:parent-style-name="Absatz-Standardschriftart" style:family="text">
      <style:text-properties style:font-name="Arial" fo:letter-spacing="-0.0006in" fo:font-size="12pt" style:font-size-asian="12pt"/>
    </style:style>
    <style:style style:name="T1045" style:parent-style-name="Absatz-Standardschriftart" style:family="text">
      <style:text-properties style:font-name="Arial" fo:font-size="12pt" style:font-size-asian="12pt"/>
    </style:style>
    <style:style style:name="T1046" style:parent-style-name="Absatz-Standardschriftart" style:family="text">
      <style:text-properties style:font-name="Arial" fo:letter-spacing="-0.0006in" fo:font-size="12pt" style:font-size-asian="12pt"/>
    </style:style>
    <style:style style:name="T1047" style:parent-style-name="Absatz-Standardschriftart" style:family="text">
      <style:text-properties style:font-name="Arial" fo:font-size="12pt" style:font-size-asian="12pt"/>
    </style:style>
    <style:style style:name="T1048" style:parent-style-name="Absatz-Standardschriftart" style:family="text">
      <style:text-properties style:font-name="Times New Roman" fo:letter-spacing="0.0187in" fo:font-size="12pt" style:font-size-asian="12pt"/>
    </style:style>
    <style:style style:name="T1049" style:parent-style-name="Absatz-Standardschriftart" style:family="text">
      <style:text-properties style:font-name="Arial" fo:font-size="12pt" style:font-size-asian="12pt"/>
    </style:style>
    <style:style style:name="T1050" style:parent-style-name="Absatz-Standardschriftart" style:family="text">
      <style:text-properties style:font-name="Arial" fo:letter-spacing="-0.0013in" fo:font-size="12pt" style:font-size-asian="12pt"/>
    </style:style>
    <style:style style:name="T1051" style:parent-style-name="Absatz-Standardschriftart" style:family="text">
      <style:text-properties style:font-name="Arial" fo:font-size="12pt" style:font-size-asian="12pt"/>
    </style:style>
    <style:style style:name="T1052" style:parent-style-name="Absatz-Standardschriftart" style:family="text">
      <style:text-properties style:font-name="Arial" fo:letter-spacing="-0.0006in" fo:font-size="12pt" style:font-size-asian="12pt"/>
    </style:style>
    <style:style style:name="P1053" style:parent-style-name="Standard" style:master-page-name="MP2" style:family="paragraph">
      <style:paragraph-properties fo:break-before="page" fo:margin-top="0.0006in"/>
      <style:text-properties style:font-name="Times New Roman" style:font-name-asian="Times New Roman" style:font-name-complex="Times New Roman" fo:font-size="3pt" style:font-size-asian="3pt" style:font-size-complex="3pt"/>
    </style:style>
    <style:style style:name="TableColumn1055" style:family="table-column">
      <style:table-column-properties style:column-width="2.2229in" style:use-optimal-column-width="false"/>
    </style:style>
    <style:style style:name="TableColumn1056" style:family="table-column">
      <style:table-column-properties style:column-width="2.2368in" style:use-optimal-column-width="false"/>
    </style:style>
    <style:style style:name="TableColumn1057" style:family="table-column">
      <style:table-column-properties style:column-width="2.2305in" style:use-optimal-column-width="false"/>
    </style:style>
    <style:style style:name="Table1054" style:family="table">
      <style:table-properties style:width="6.6902in" fo:margin-left="0.0687in" table:align="left"/>
    </style:style>
    <style:style style:name="TableRow1058" style:family="table-row">
      <style:table-row-properties style:row-height="0.4618in" style:use-optimal-row-height="false"/>
    </style:style>
    <style:style style:name="TableCell1059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Cell1060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1061" style:parent-style-name="TableParagraph" style:family="paragraph">
      <style:paragraph-properties fo:margin-top="0.0395in" fo:margin-left="0.0375in" fo:margin-right="0.5854in">
        <style:tab-stops/>
      </style:paragraph-properties>
    </style:style>
    <style:style style:name="T1062" style:parent-style-name="Absatz-Standardschriftart" style:family="text">
      <style:text-properties style:font-name="Arial" fo:font-size="12pt" style:font-size-asian="12pt"/>
    </style:style>
    <style:style style:name="T1063" style:parent-style-name="Absatz-Standardschriftart" style:family="text">
      <style:text-properties style:font-name="Arial" fo:letter-spacing="-0.0034in" fo:font-size="12pt" style:font-size-asian="12pt"/>
    </style:style>
    <style:style style:name="T1064" style:parent-style-name="Absatz-Standardschriftart" style:family="text">
      <style:text-properties style:font-name="Arial" fo:font-size="12pt" style:font-size-asian="12pt"/>
    </style:style>
    <style:style style:name="T1065" style:parent-style-name="Absatz-Standardschriftart" style:family="text">
      <style:text-properties style:font-name="Arial" fo:letter-spacing="-0.002in" fo:font-size="12pt" style:font-size-asian="12pt"/>
    </style:style>
    <style:style style:name="T1066" style:parent-style-name="Absatz-Standardschriftart" style:family="text">
      <style:text-properties style:font-name="Arial" fo:letter-spacing="-0.0006in" fo:font-size="12pt" style:font-size-asian="12pt"/>
    </style:style>
    <style:style style:name="T1067" style:parent-style-name="Absatz-Standardschriftart" style:family="text">
      <style:text-properties style:font-name="Times New Roman" fo:letter-spacing="0.018in" style:text-scale="99%" fo:font-size="12pt" style:font-size-asian="12pt"/>
    </style:style>
    <style:style style:name="T1068" style:parent-style-name="Absatz-Standardschriftart" style:family="text">
      <style:text-properties style:font-name="Arial" fo:letter-spacing="-0.0006in" fo:font-size="12pt" style:font-size-asian="12pt"/>
    </style:style>
    <style:style style:name="TableCell1069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Row1070" style:family="table-row">
      <style:table-row-properties style:row-height="0.6527in" style:use-optimal-row-height="false"/>
    </style:style>
    <style:style style:name="TableCell1071" style:family="table-cell">
      <style:table-cell-properties fo:border="0.0069in solid #000000" fo:padding-top="0in" fo:padding-left="0in" fo:padding-bottom="0in" fo:padding-right="0in"/>
    </style:style>
    <style:style style:name="P1072" style:parent-style-name="TableParagraph" style:family="paragraph">
      <style:paragraph-properties fo:margin-top="0.034in" fo:margin-left="0.0375in">
        <style:tab-stops/>
      </style:paragraph-properties>
    </style:style>
    <style:style style:name="T1073" style:parent-style-name="Absatz-Standardschriftart" style:family="text">
      <style:text-properties style:font-name="Arial" fo:font-size="12pt" style:font-size-asian="12pt"/>
    </style:style>
    <style:style style:name="T1074" style:parent-style-name="Absatz-Standardschriftart" style:family="text">
      <style:text-properties style:font-name="Arial" fo:letter-spacing="-0.0027in" fo:font-size="12pt" style:font-size-asian="12pt"/>
    </style:style>
    <style:style style:name="T1075" style:parent-style-name="Absatz-Standardschriftart" style:family="text">
      <style:text-properties style:font-name="Arial" fo:font-size="12pt" style:font-size-asian="12pt"/>
    </style:style>
    <style:style style:name="TableCell1076" style:family="table-cell">
      <style:table-cell-properties fo:border="0.0069in solid #000000" fo:padding-top="0in" fo:padding-left="0in" fo:padding-bottom="0in" fo:padding-right="0in"/>
    </style:style>
    <style:style style:name="P1077" style:parent-style-name="TableParagraph" style:family="paragraph">
      <style:paragraph-properties fo:margin-top="0.034in" fo:line-height="100%" fo:margin-left="0.0375in" fo:margin-right="0.0965in">
        <style:tab-stops/>
      </style:paragraph-properties>
    </style:style>
    <style:style style:name="T1078" style:parent-style-name="Absatz-Standardschriftart" style:family="text">
      <style:text-properties style:font-name="Arial" fo:font-size="12pt" style:font-size-asian="12pt"/>
    </style:style>
    <style:style style:name="T1079" style:parent-style-name="Absatz-Standardschriftart" style:family="text">
      <style:text-properties style:font-name="Arial" fo:letter-spacing="-0.002in" fo:font-size="12pt" style:font-size-asian="12pt"/>
    </style:style>
    <style:style style:name="T1080" style:parent-style-name="Absatz-Standardschriftart" style:family="text">
      <style:text-properties style:font-name="Arial" fo:font-size="12pt" style:font-size-asian="12pt"/>
    </style:style>
    <style:style style:name="T1081" style:parent-style-name="Absatz-Standardschriftart" style:family="text">
      <style:text-properties style:font-name="Arial" fo:letter-spacing="-0.0006in" fo:font-size="12pt" style:font-size-asian="12pt"/>
    </style:style>
    <style:style style:name="T1082" style:parent-style-name="Absatz-Standardschriftart" style:family="text">
      <style:text-properties style:font-name="Arial" fo:font-size="12pt" style:font-size-asian="12pt"/>
    </style:style>
    <style:style style:name="T1083" style:parent-style-name="Absatz-Standardschriftart" style:family="text">
      <style:text-properties style:font-name="Arial" fo:letter-spacing="-0.002in" fo:font-size="12pt" style:font-size-asian="12pt"/>
    </style:style>
    <style:style style:name="T1084" style:parent-style-name="Absatz-Standardschriftart" style:family="text">
      <style:text-properties style:font-name="Arial" fo:letter-spacing="-0.0006in" fo:font-size="12pt" style:font-size-asian="12pt"/>
    </style:style>
    <style:style style:name="T1085" style:parent-style-name="Absatz-Standardschriftart" style:family="text">
      <style:text-properties style:font-name="Times New Roman" fo:letter-spacing="0.0201in" style:text-scale="99%" fo:font-size="12pt" style:font-size-asian="12pt"/>
    </style:style>
    <style:style style:name="T1086" style:parent-style-name="Absatz-Standardschriftart" style:family="text">
      <style:text-properties style:font-name="Arial" fo:font-size="12pt" style:font-size-asian="12pt"/>
    </style:style>
    <style:style style:name="T1087" style:parent-style-name="Absatz-Standardschriftart" style:family="text">
      <style:text-properties style:font-name="Arial" fo:letter-spacing="-0.002in" fo:font-size="12pt" style:font-size-asian="12pt"/>
    </style:style>
    <style:style style:name="T1088" style:parent-style-name="Absatz-Standardschriftart" style:family="text">
      <style:text-properties style:font-name="Arial" fo:letter-spacing="-0.0006in" fo:font-size="12pt" style:font-size-asian="12pt"/>
    </style:style>
    <style:style style:name="T1089" style:parent-style-name="Absatz-Standardschriftart" style:family="text">
      <style:text-properties style:font-name="Arial" fo:letter-spacing="-0.0034in" fo:font-size="12pt" style:font-size-asian="12pt"/>
    </style:style>
    <style:style style:name="T1090" style:parent-style-name="Absatz-Standardschriftart" style:family="text">
      <style:text-properties style:font-name="Arial" fo:font-size="12pt" style:font-size-asian="12pt"/>
    </style:style>
    <style:style style:name="T1091" style:parent-style-name="Absatz-Standardschriftart" style:family="text">
      <style:text-properties style:font-name="Times New Roman" fo:letter-spacing="0.0152in" fo:font-size="12pt" style:font-size-asian="12pt"/>
    </style:style>
    <style:style style:name="T1092" style:parent-style-name="Absatz-Standardschriftart" style:family="text">
      <style:text-properties style:font-name="Arial" fo:font-size="12pt" style:font-size-asian="12pt"/>
    </style:style>
    <style:style style:name="T1093" style:parent-style-name="Absatz-Standardschriftart" style:family="text">
      <style:text-properties style:font-name="Arial" fo:letter-spacing="-0.0013in" fo:font-size="12pt" style:font-size-asian="12pt"/>
    </style:style>
    <style:style style:name="T1094" style:parent-style-name="Absatz-Standardschriftart" style:family="text">
      <style:text-properties style:font-name="Arial" fo:font-size="12pt" style:font-size-asian="12pt"/>
    </style:style>
    <style:style style:name="T1095" style:parent-style-name="Absatz-Standardschriftart" style:family="text">
      <style:text-properties style:font-name="Arial" fo:letter-spacing="-0.0013in" fo:font-size="12pt" style:font-size-asian="12pt"/>
    </style:style>
    <style:style style:name="T1096" style:parent-style-name="Absatz-Standardschriftart" style:family="text">
      <style:text-properties style:font-name="Arial" fo:letter-spacing="-0.0006in" fo:font-size="12pt" style:font-size-asian="12pt"/>
    </style:style>
    <style:style style:name="T1097" style:parent-style-name="Absatz-Standardschriftart" style:family="text">
      <style:text-properties style:font-name="Arial" fo:letter-spacing="-0.0013in" fo:font-size="12pt" style:font-size-asian="12pt"/>
    </style:style>
    <style:style style:name="T1098" style:parent-style-name="Absatz-Standardschriftart" style:family="text">
      <style:text-properties style:font-name="Arial" fo:font-size="12pt" style:font-size-asian="12pt"/>
    </style:style>
    <style:style style:name="T1099" style:parent-style-name="Absatz-Standardschriftart" style:family="text">
      <style:text-properties style:font-name="Arial" fo:letter-spacing="-0.0006in" fo:font-size="12pt" style:font-size-asian="12pt"/>
    </style:style>
    <style:style style:name="TableCell1100" style:family="table-cell">
      <style:table-cell-properties fo:border="0.0069in solid #000000" fo:padding-top="0in" fo:padding-left="0in" fo:padding-bottom="0in" fo:padding-right="0in"/>
    </style:style>
    <style:style style:name="P1101" style:parent-style-name="TableParagraph" style:family="paragraph">
      <style:paragraph-properties fo:margin-top="0.034in" fo:margin-left="0.0375in" fo:margin-right="0.0618in">
        <style:tab-stops/>
      </style:paragraph-properties>
    </style:style>
    <style:style style:name="T1102" style:parent-style-name="Absatz-Standardschriftart" style:family="text">
      <style:text-properties style:font-name="Arial" fo:letter-spacing="-0.0006in" fo:font-size="12pt" style:font-size-asian="12pt"/>
    </style:style>
    <style:style style:name="T1103" style:parent-style-name="Absatz-Standardschriftart" style:family="text">
      <style:text-properties style:font-name="Arial" fo:font-size="12pt" style:font-size-asian="12pt"/>
    </style:style>
    <style:style style:name="T1104" style:parent-style-name="Absatz-Standardschriftart" style:family="text">
      <style:text-properties style:font-name="Arial" fo:letter-spacing="-0.0006in" fo:font-size="12pt" style:font-size-asian="12pt"/>
    </style:style>
    <style:style style:name="T1105" style:parent-style-name="Absatz-Standardschriftart" style:family="text">
      <style:text-properties style:font-name="Arial" fo:font-size="12pt" style:font-size-asian="12pt"/>
    </style:style>
    <style:style style:name="T1106" style:parent-style-name="Absatz-Standardschriftart" style:family="text">
      <style:text-properties style:font-name="Arial" fo:letter-spacing="-0.0006in" fo:font-size="12pt" style:font-size-asian="12pt"/>
    </style:style>
    <style:style style:name="T1107" style:parent-style-name="Absatz-Standardschriftart" style:family="text">
      <style:text-properties style:font-name="Arial" fo:font-size="12pt" style:font-size-asian="12pt"/>
    </style:style>
    <style:style style:name="T1108" style:parent-style-name="Absatz-Standardschriftart" style:family="text">
      <style:text-properties style:font-name="Times New Roman" fo:letter-spacing="0.0194in" fo:font-size="12pt" style:font-size-asian="12pt"/>
    </style:style>
    <style:style style:name="T1109" style:parent-style-name="Absatz-Standardschriftart" style:family="text">
      <style:text-properties style:font-name="Arial" fo:font-size="12pt" style:font-size-asian="12pt"/>
    </style:style>
    <style:style style:name="T1110" style:parent-style-name="Absatz-Standardschriftart" style:family="text">
      <style:text-properties style:font-name="Arial" fo:letter-spacing="-0.0013in" fo:font-size="12pt" style:font-size-asian="12pt"/>
    </style:style>
    <style:style style:name="T1111" style:parent-style-name="Absatz-Standardschriftart" style:family="text">
      <style:text-properties style:font-name="Arial" fo:font-size="12pt" style:font-size-asian="12pt"/>
    </style:style>
    <style:style style:name="T1112" style:parent-style-name="Absatz-Standardschriftart" style:family="text">
      <style:text-properties style:font-name="Arial" fo:letter-spacing="-0.0006in" fo:font-size="12pt" style:font-size-asian="12pt"/>
    </style:style>
    <style:style style:name="T1113" style:parent-style-name="Absatz-Standardschriftart" style:family="text">
      <style:text-properties style:font-name="Arial" fo:font-size="12pt" style:font-size-asian="12pt"/>
    </style:style>
    <style:style style:name="T1114" style:parent-style-name="Absatz-Standardschriftart" style:family="text">
      <style:text-properties style:font-name="Arial" fo:letter-spacing="-0.0013in" fo:font-size="12pt" style:font-size-asian="12pt"/>
    </style:style>
    <style:style style:name="T1115" style:parent-style-name="Absatz-Standardschriftart" style:family="text">
      <style:text-properties style:font-name="Arial" fo:letter-spacing="-0.0006in" fo:font-size="12pt" style:font-size-asian="12pt"/>
    </style:style>
    <style:style style:name="T1116" style:parent-style-name="Absatz-Standardschriftart" style:family="text">
      <style:text-properties style:font-name="Arial" fo:font-size="12pt" style:font-size-asian="12pt"/>
    </style:style>
    <style:style style:name="TableRow1117" style:family="table-row">
      <style:table-row-properties style:row-height="0.8437in" style:use-optimal-row-height="false"/>
    </style:style>
    <style:style style:name="TableCell1118" style:family="table-cell">
      <style:table-cell-properties fo:border="0.0069in solid #000000" fo:padding-top="0in" fo:padding-left="0in" fo:padding-bottom="0in" fo:padding-right="0in"/>
    </style:style>
    <style:style style:name="P1119" style:parent-style-name="TableParagraph" style:family="paragraph">
      <style:paragraph-properties fo:margin-top="0.034in" fo:margin-left="0.0375in" fo:margin-right="0.5736in">
        <style:tab-stops/>
      </style:paragraph-properties>
    </style:style>
    <style:style style:name="T1120" style:parent-style-name="Absatz-Standardschriftart" style:family="text">
      <style:text-properties style:font-name="Arial" fo:font-size="12pt" style:font-size-asian="12pt"/>
    </style:style>
    <style:style style:name="T1121" style:parent-style-name="Absatz-Standardschriftart" style:family="text">
      <style:text-properties style:font-name="Arial" fo:letter-spacing="-0.0006in" fo:font-size="12pt" style:font-size-asian="12pt"/>
    </style:style>
    <style:style style:name="T1122" style:parent-style-name="Absatz-Standardschriftart" style:family="text">
      <style:text-properties style:font-name="Arial" fo:font-size="12pt" style:font-size-asian="12pt"/>
    </style:style>
    <style:style style:name="T1123" style:parent-style-name="Absatz-Standardschriftart" style:family="text">
      <style:text-properties style:font-name="Times New Roman" fo:letter-spacing="0.0159in" fo:font-size="12pt" style:font-size-asian="12pt"/>
    </style:style>
    <style:style style:name="T1124" style:parent-style-name="Absatz-Standardschriftart" style:family="text">
      <style:text-properties style:font-name="Arial" fo:font-size="12pt" style:font-size-asian="12pt"/>
    </style:style>
    <style:style style:name="TableCell1125" style:family="table-cell">
      <style:table-cell-properties fo:border="0.0069in solid #000000" fo:padding-top="0in" fo:padding-left="0in" fo:padding-bottom="0in" fo:padding-right="0in"/>
    </style:style>
    <style:style style:name="P1126" style:parent-style-name="TableParagraph" style:family="paragraph">
      <style:paragraph-properties fo:margin-top="0.034in" fo:margin-left="0.0375in" fo:margin-right="0.0423in">
        <style:tab-stops/>
      </style:paragraph-properties>
    </style:style>
    <style:style style:name="T1127" style:parent-style-name="Absatz-Standardschriftart" style:family="text">
      <style:text-properties style:font-name="Arial" fo:font-size="12pt" style:font-size-asian="12pt"/>
    </style:style>
    <style:style style:name="T1128" style:parent-style-name="Absatz-Standardschriftart" style:family="text">
      <style:text-properties style:font-name="Arial" fo:letter-spacing="-0.002in" fo:font-size="12pt" style:font-size-asian="12pt"/>
    </style:style>
    <style:style style:name="T1129" style:parent-style-name="Absatz-Standardschriftart" style:family="text">
      <style:text-properties style:font-name="Arial" fo:letter-spacing="-0.0006in" fo:font-size="12pt" style:font-size-asian="12pt"/>
    </style:style>
    <style:style style:name="T1130" style:parent-style-name="Absatz-Standardschriftart" style:family="text">
      <style:text-properties style:font-name="Arial" fo:letter-spacing="-0.0013in" fo:font-size="12pt" style:font-size-asian="12pt"/>
    </style:style>
    <style:style style:name="T1131" style:parent-style-name="Absatz-Standardschriftart" style:family="text">
      <style:text-properties style:font-name="Arial" fo:font-size="12pt" style:font-size-asian="12pt"/>
    </style:style>
    <style:style style:name="T1132" style:parent-style-name="Absatz-Standardschriftart" style:family="text">
      <style:text-properties style:font-name="Times New Roman" fo:letter-spacing="0.0159in" fo:font-size="12pt" style:font-size-asian="12pt"/>
    </style:style>
    <style:style style:name="T1133" style:parent-style-name="Absatz-Standardschriftart" style:family="text">
      <style:text-properties style:font-name="Arial" fo:font-size="12pt" style:font-size-asian="12pt"/>
    </style:style>
    <style:style style:name="T1134" style:parent-style-name="Absatz-Standardschriftart" style:family="text">
      <style:text-properties style:font-name="Arial" fo:letter-spacing="-0.0041in" fo:font-size="12pt" style:font-size-asian="12pt"/>
    </style:style>
    <style:style style:name="T1135" style:parent-style-name="Absatz-Standardschriftart" style:family="text">
      <style:text-properties style:font-name="Arial" fo:letter-spacing="-0.0006in" fo:font-size="12pt" style:font-size-asian="12pt"/>
    </style:style>
    <style:style style:name="T1136" style:parent-style-name="Absatz-Standardschriftart" style:family="text">
      <style:text-properties style:font-name="Times New Roman" fo:letter-spacing="0.0138in" fo:font-size="12pt" style:font-size-asian="12pt"/>
    </style:style>
    <style:style style:name="T1137" style:parent-style-name="Absatz-Standardschriftart" style:family="text">
      <style:text-properties style:font-name="Arial" fo:font-size="12pt" style:font-size-asian="12pt"/>
    </style:style>
    <style:style style:name="T1138" style:parent-style-name="Absatz-Standardschriftart" style:family="text">
      <style:text-properties style:font-name="Arial" fo:letter-spacing="-0.0041in" fo:font-size="12pt" style:font-size-asian="12pt"/>
    </style:style>
    <style:style style:name="T1139" style:parent-style-name="Absatz-Standardschriftart" style:family="text">
      <style:text-properties style:font-name="Arial" fo:letter-spacing="-0.0006in" fo:font-size="12pt" style:font-size-asian="12pt"/>
    </style:style>
    <style:style style:name="T1140" style:parent-style-name="Absatz-Standardschriftart" style:family="text">
      <style:text-properties style:font-name="Arial" fo:letter-spacing="-0.0041in" fo:font-size="12pt" style:font-size-asian="12pt"/>
    </style:style>
    <style:style style:name="T1141" style:parent-style-name="Absatz-Standardschriftart" style:family="text">
      <style:text-properties style:font-name="Arial" fo:font-size="12pt" style:font-size-asian="12pt"/>
    </style:style>
    <style:style style:name="T1142" style:parent-style-name="Absatz-Standardschriftart" style:family="text">
      <style:text-properties style:font-name="Times New Roman" fo:letter-spacing="0.0166in" fo:font-size="12pt" style:font-size-asian="12pt"/>
    </style:style>
    <style:style style:name="T1143" style:parent-style-name="Absatz-Standardschriftart" style:family="text">
      <style:text-properties style:font-name="Arial" fo:font-size="12pt" style:font-size-asian="12pt"/>
    </style:style>
    <style:style style:name="T1144" style:parent-style-name="Absatz-Standardschriftart" style:family="text">
      <style:text-properties style:font-name="Arial" fo:letter-spacing="-0.0027in" fo:font-size="12pt" style:font-size-asian="12pt"/>
    </style:style>
    <style:style style:name="T1145" style:parent-style-name="Absatz-Standardschriftart" style:family="text">
      <style:text-properties style:font-name="Arial" fo:letter-spacing="-0.0006in" fo:font-size="12pt" style:font-size-asian="12pt"/>
    </style:style>
    <style:style style:name="TableCell1146" style:family="table-cell">
      <style:table-cell-properties fo:border="0.0069in solid #000000" fo:padding-top="0in" fo:padding-left="0in" fo:padding-bottom="0in" fo:padding-right="0in"/>
    </style:style>
    <style:style style:name="P1147" style:parent-style-name="TableParagraph" style:family="paragraph">
      <style:paragraph-properties fo:margin-top="0.034in" fo:margin-left="0.0375in" fo:margin-right="0.5062in">
        <style:tab-stops/>
      </style:paragraph-properties>
    </style:style>
    <style:style style:name="T1148" style:parent-style-name="Absatz-Standardschriftart" style:family="text">
      <style:text-properties style:font-name="Arial" fo:font-size="12pt" style:font-size-asian="12pt"/>
    </style:style>
    <style:style style:name="T1149" style:parent-style-name="Absatz-Standardschriftart" style:family="text">
      <style:text-properties style:font-name="Arial" fo:letter-spacing="-0.0013in" fo:font-size="12pt" style:font-size-asian="12pt"/>
    </style:style>
    <style:style style:name="T1150" style:parent-style-name="Absatz-Standardschriftart" style:family="text">
      <style:text-properties style:font-name="Arial" fo:font-size="12pt" style:font-size-asian="12pt"/>
    </style:style>
    <style:style style:name="T1151" style:parent-style-name="Absatz-Standardschriftart" style:family="text">
      <style:text-properties style:font-name="Arial" fo:letter-spacing="-0.0006in" fo:font-size="12pt" style:font-size-asian="12pt"/>
    </style:style>
    <style:style style:name="T1152" style:parent-style-name="Absatz-Standardschriftart" style:family="text">
      <style:text-properties style:font-name="Arial" fo:letter-spacing="-0.0013in" fo:font-size="12pt" style:font-size-asian="12pt"/>
    </style:style>
    <style:style style:name="T1153" style:parent-style-name="Absatz-Standardschriftart" style:family="text">
      <style:text-properties style:font-name="Arial" fo:font-size="12pt" style:font-size-asian="12pt"/>
    </style:style>
    <style:style style:name="T1154" style:parent-style-name="Absatz-Standardschriftart" style:family="text">
      <style:text-properties style:font-name="Times New Roman" fo:letter-spacing="0.0166in" fo:font-size="12pt" style:font-size-asian="12pt"/>
    </style:style>
    <style:style style:name="T1155" style:parent-style-name="Absatz-Standardschriftart" style:family="text">
      <style:text-properties style:font-name="Arial" fo:font-size="12pt" style:font-size-asian="12pt"/>
    </style:style>
    <style:style style:name="T1156" style:parent-style-name="Absatz-Standardschriftart" style:family="text">
      <style:text-properties style:font-name="Arial" fo:letter-spacing="-0.0041in" fo:font-size="12pt" style:font-size-asian="12pt"/>
    </style:style>
    <style:style style:name="T1157" style:parent-style-name="Absatz-Standardschriftart" style:family="text">
      <style:text-properties style:font-name="Arial" fo:letter-spacing="-0.0006in" fo:font-size="12pt" style:font-size-asian="12pt"/>
    </style:style>
    <style:style style:name="T1158" style:parent-style-name="Absatz-Standardschriftart" style:family="text">
      <style:text-properties style:font-name="Times New Roman" fo:letter-spacing="0.0152in" fo:font-size="12pt" style:font-size-asian="12pt"/>
    </style:style>
    <style:style style:name="T1159" style:parent-style-name="Absatz-Standardschriftart" style:family="text">
      <style:text-properties style:font-name="Arial" fo:font-size="12pt" style:font-size-asian="12pt"/>
    </style:style>
    <style:style style:name="TableRow1160" style:family="table-row">
      <style:table-row-properties style:row-height="0.8409in" style:use-optimal-row-height="false"/>
    </style:style>
    <style:style style:name="TableCell1161" style:family="table-cell">
      <style:table-cell-properties fo:border="0.0069in solid #000000" fo:padding-top="0in" fo:padding-left="0in" fo:padding-bottom="0in" fo:padding-right="0in"/>
    </style:style>
    <style:style style:name="P1162" style:parent-style-name="TableParagraph" style:family="paragraph">
      <style:paragraph-properties fo:margin-top="0.034in" fo:margin-left="0.0375in">
        <style:tab-stops/>
      </style:paragraph-properties>
    </style:style>
    <style:style style:name="T1163" style:parent-style-name="Absatz-Standardschriftart" style:family="text">
      <style:text-properties style:font-name="Arial" fo:font-size="12pt" style:font-size-asian="12pt"/>
    </style:style>
    <style:style style:name="T1164" style:parent-style-name="Absatz-Standardschriftart" style:family="text">
      <style:text-properties style:font-name="Arial" fo:letter-spacing="-0.002in" fo:font-size="12pt" style:font-size-asian="12pt"/>
    </style:style>
    <style:style style:name="T1165" style:parent-style-name="Absatz-Standardschriftart" style:family="text">
      <style:text-properties style:font-name="Arial" fo:letter-spacing="-0.0006in" fo:font-size="12pt" style:font-size-asian="12pt"/>
    </style:style>
    <style:style style:name="TableCell1166" style:family="table-cell">
      <style:table-cell-properties fo:border="0.0069in solid #000000" fo:padding-top="0in" fo:padding-left="0in" fo:padding-bottom="0in" fo:padding-right="0in"/>
    </style:style>
    <style:style style:name="P1167" style:parent-style-name="TableParagraph" style:family="paragraph">
      <style:paragraph-properties fo:margin-top="0.034in" fo:margin-left="0.0375in" fo:margin-right="0.068in">
        <style:tab-stops/>
      </style:paragraph-properties>
    </style:style>
    <style:style style:name="T1168" style:parent-style-name="Absatz-Standardschriftart" style:family="text">
      <style:text-properties style:font-name="Arial" fo:font-size="12pt" style:font-size-asian="12pt"/>
    </style:style>
    <style:style style:name="T1169" style:parent-style-name="Absatz-Standardschriftart" style:family="text">
      <style:text-properties style:font-name="Arial" fo:letter-spacing="-0.0013in" fo:font-size="12pt" style:font-size-asian="12pt"/>
    </style:style>
    <style:style style:name="T1170" style:parent-style-name="Absatz-Standardschriftart" style:family="text">
      <style:text-properties style:font-name="Arial" fo:font-size="12pt" style:font-size-asian="12pt"/>
    </style:style>
    <style:style style:name="T1171" style:parent-style-name="Absatz-Standardschriftart" style:family="text">
      <style:text-properties style:font-name="Times New Roman" fo:letter-spacing="0.0166in" fo:font-size="12pt" style:font-size-asian="12pt"/>
    </style:style>
    <style:style style:name="T1172" style:parent-style-name="Absatz-Standardschriftart" style:family="text">
      <style:text-properties style:font-name="Arial" fo:letter-spacing="-0.0006in" fo:font-size="12pt" style:font-size-asian="12pt"/>
    </style:style>
    <style:style style:name="T1173" style:parent-style-name="Absatz-Standardschriftart" style:family="text">
      <style:text-properties style:font-name="Arial" fo:letter-spacing="-0.0069in" fo:font-size="12pt" style:font-size-asian="12pt"/>
    </style:style>
    <style:style style:name="T1174" style:parent-style-name="Absatz-Standardschriftart" style:family="text">
      <style:text-properties style:font-name="Arial" fo:font-size="12pt" style:font-size-asian="12pt"/>
    </style:style>
    <style:style style:name="T1175" style:parent-style-name="Absatz-Standardschriftart" style:family="text">
      <style:text-properties style:font-name="Times New Roman" fo:letter-spacing="0.0236in" style:text-scale="99%" fo:font-size="12pt" style:font-size-asian="12pt"/>
    </style:style>
    <style:style style:name="T1176" style:parent-style-name="Absatz-Standardschriftart" style:family="text">
      <style:text-properties style:font-name="Arial" fo:font-size="12pt" style:font-size-asian="12pt"/>
    </style:style>
    <style:style style:name="T1177" style:parent-style-name="Absatz-Standardschriftart" style:family="text">
      <style:text-properties style:font-name="Arial" fo:letter-spacing="-0.0048in" fo:font-size="12pt" style:font-size-asian="12pt"/>
    </style:style>
    <style:style style:name="T1178" style:parent-style-name="Absatz-Standardschriftart" style:family="text">
      <style:text-properties style:font-name="Arial" fo:letter-spacing="-0.0006in" fo:font-size="12pt" style:font-size-asian="12pt"/>
    </style:style>
    <style:style style:name="T1179" style:parent-style-name="Absatz-Standardschriftart" style:family="text">
      <style:text-properties style:font-name="Times New Roman" fo:letter-spacing="0.018in" style:text-scale="99%" fo:font-size="12pt" style:font-size-asian="12pt"/>
    </style:style>
    <style:style style:name="T1180" style:parent-style-name="Absatz-Standardschriftart" style:family="text">
      <style:text-properties style:font-name="Arial" fo:font-size="12pt" style:font-size-asian="12pt"/>
    </style:style>
    <style:style style:name="T1181" style:parent-style-name="Absatz-Standardschriftart" style:family="text">
      <style:text-properties style:font-name="Arial" fo:letter-spacing="-0.0048in" fo:font-size="12pt" style:font-size-asian="12pt"/>
    </style:style>
    <style:style style:name="T1182" style:parent-style-name="Absatz-Standardschriftart" style:family="text">
      <style:text-properties style:font-name="Arial" fo:letter-spacing="-0.0006in" fo:font-size="12pt" style:font-size-asian="12pt"/>
    </style:style>
    <style:style style:name="TableCell1183" style:family="table-cell">
      <style:table-cell-properties fo:border="0.0069in solid #000000" fo:padding-top="0in" fo:padding-left="0in" fo:padding-bottom="0in" fo:padding-right="0in"/>
    </style:style>
    <style:style style:name="P1184" style:parent-style-name="TableParagraph" style:family="paragraph">
      <style:paragraph-properties fo:margin-top="0.034in" fo:margin-left="0.0375in" fo:margin-right="0.0937in">
        <style:tab-stops/>
      </style:paragraph-properties>
    </style:style>
    <style:style style:name="T1185" style:parent-style-name="Absatz-Standardschriftart" style:family="text">
      <style:text-properties style:font-name="Arial" fo:letter-spacing="-0.0006in" fo:font-size="12pt" style:font-size-asian="12pt"/>
    </style:style>
    <style:style style:name="T1186" style:parent-style-name="Absatz-Standardschriftart" style:family="text">
      <style:text-properties style:font-name="Arial" fo:letter-spacing="-0.0034in" fo:font-size="12pt" style:font-size-asian="12pt"/>
    </style:style>
    <style:style style:name="T1187" style:parent-style-name="Absatz-Standardschriftart" style:family="text">
      <style:text-properties style:font-name="Arial" fo:font-size="12pt" style:font-size-asian="12pt"/>
    </style:style>
    <style:style style:name="T1188" style:parent-style-name="Absatz-Standardschriftart" style:family="text">
      <style:text-properties style:font-name="Arial" fo:letter-spacing="-0.0006in" fo:font-size="12pt" style:font-size-asian="12pt"/>
    </style:style>
    <style:style style:name="T1189" style:parent-style-name="Absatz-Standardschriftart" style:family="text">
      <style:text-properties style:font-name="Arial" fo:font-size="12pt" style:font-size-asian="12pt"/>
    </style:style>
    <style:style style:name="T1190" style:parent-style-name="Absatz-Standardschriftart" style:family="text">
      <style:text-properties style:font-name="Arial" fo:letter-spacing="-0.002in" fo:font-size="12pt" style:font-size-asian="12pt"/>
    </style:style>
    <style:style style:name="T1191" style:parent-style-name="Absatz-Standardschriftart" style:family="text">
      <style:text-properties style:font-name="Arial" fo:font-size="12pt" style:font-size-asian="12pt"/>
    </style:style>
    <style:style style:name="T1192" style:parent-style-name="Absatz-Standardschriftart" style:family="text">
      <style:text-properties style:font-name="Times New Roman" fo:letter-spacing="0.0201in" fo:font-size="12pt" style:font-size-asian="12pt"/>
    </style:style>
    <style:style style:name="T1193" style:parent-style-name="Absatz-Standardschriftart" style:family="text">
      <style:text-properties style:font-name="Arial" fo:letter-spacing="-0.0006in" fo:font-size="12pt" style:font-size-asian="12pt"/>
    </style:style>
    <style:style style:name="T1194" style:parent-style-name="Absatz-Standardschriftart" style:family="text">
      <style:text-properties style:font-name="Arial" fo:letter-spacing="-0.0027in" fo:font-size="12pt" style:font-size-asian="12pt"/>
    </style:style>
    <style:style style:name="T1195" style:parent-style-name="Absatz-Standardschriftart" style:family="text">
      <style:text-properties style:font-name="Arial" fo:letter-spacing="-0.0006in" fo:font-size="12pt" style:font-size-asian="12pt"/>
    </style:style>
    <style:style style:name="TableRow1196" style:family="table-row">
      <style:table-row-properties style:row-height="1.0347in" style:use-optimal-row-height="false"/>
    </style:style>
    <style:style style:name="TableCell1197" style:family="table-cell">
      <style:table-cell-properties fo:border="0.0069in solid #000000" fo:padding-top="0in" fo:padding-left="0in" fo:padding-bottom="0in" fo:padding-right="0in"/>
    </style:style>
    <style:style style:name="P1198" style:parent-style-name="TableParagraph" style:family="paragraph">
      <style:paragraph-properties fo:margin-top="0.034in" fo:line-height="101%" fo:margin-left="0.0375in" fo:margin-right="0.1569in">
        <style:tab-stops/>
      </style:paragraph-properties>
    </style:style>
    <style:style style:name="T1199" style:parent-style-name="Absatz-Standardschriftart" style:family="text">
      <style:text-properties style:font-name="Arial" fo:font-size="12pt" style:font-size-asian="12pt"/>
    </style:style>
    <style:style style:name="T1200" style:parent-style-name="Absatz-Standardschriftart" style:family="text">
      <style:text-properties style:font-name="Arial" fo:letter-spacing="-0.0006in" fo:font-size="12pt" style:font-size-asian="12pt"/>
    </style:style>
    <style:style style:name="T1201" style:parent-style-name="Absatz-Standardschriftart" style:family="text">
      <style:text-properties style:font-name="Arial" fo:letter-spacing="-0.0027in" fo:font-size="12pt" style:font-size-asian="12pt"/>
    </style:style>
    <style:style style:name="T1202" style:parent-style-name="Absatz-Standardschriftart" style:family="text">
      <style:text-properties style:font-name="Arial" fo:font-size="12pt" style:font-size-asian="12pt"/>
    </style:style>
    <style:style style:name="T1203" style:parent-style-name="Absatz-Standardschriftart" style:family="text">
      <style:text-properties style:font-name="Arial" fo:letter-spacing="-0.0013in" fo:font-size="12pt" style:font-size-asian="12pt"/>
    </style:style>
    <style:style style:name="T1204" style:parent-style-name="Absatz-Standardschriftart" style:family="text">
      <style:text-properties style:font-name="Arial" fo:font-size="12pt" style:font-size-asian="12pt"/>
    </style:style>
    <style:style style:name="T1205" style:parent-style-name="Absatz-Standardschriftart" style:family="text">
      <style:text-properties style:font-name="Times New Roman" fo:letter-spacing="0.0208in" fo:font-size="12pt" style:font-size-asian="12pt"/>
    </style:style>
    <style:style style:name="T1206" style:parent-style-name="Absatz-Standardschriftart" style:family="text">
      <style:text-properties style:font-name="Arial" fo:font-size="12pt" style:font-size-asian="12pt"/>
    </style:style>
    <style:style style:name="TableCell1207" style:family="table-cell">
      <style:table-cell-properties fo:border="0.0069in solid #000000" fo:padding-top="0in" fo:padding-left="0in" fo:padding-bottom="0in" fo:padding-right="0in"/>
    </style:style>
    <style:style style:name="P1208" style:parent-style-name="TableParagraph" style:family="paragraph">
      <style:paragraph-properties fo:margin-top="0.034in" fo:margin-left="0.0375in" fo:margin-right="0.0979in">
        <style:tab-stops/>
      </style:paragraph-properties>
    </style:style>
    <style:style style:name="T1209" style:parent-style-name="Absatz-Standardschriftart" style:family="text">
      <style:text-properties style:font-name="Arial" fo:font-size="12pt" style:font-size-asian="12pt"/>
    </style:style>
    <style:style style:name="T1210" style:parent-style-name="Absatz-Standardschriftart" style:family="text">
      <style:text-properties style:font-name="Arial" fo:letter-spacing="-0.0034in" fo:font-size="12pt" style:font-size-asian="12pt"/>
    </style:style>
    <style:style style:name="T1211" style:parent-style-name="Absatz-Standardschriftart" style:family="text">
      <style:text-properties style:font-name="Arial" fo:font-size="12pt" style:font-size-asian="12pt"/>
    </style:style>
    <style:style style:name="T1212" style:parent-style-name="Absatz-Standardschriftart" style:family="text">
      <style:text-properties style:font-name="Arial" fo:letter-spacing="-0.0006in" fo:font-size="12pt" style:font-size-asian="12pt"/>
    </style:style>
    <style:style style:name="T1213" style:parent-style-name="Absatz-Standardschriftart" style:family="text">
      <style:text-properties style:font-name="Arial" fo:font-size="12pt" style:font-size-asian="12pt"/>
    </style:style>
    <style:style style:name="T1214" style:parent-style-name="Absatz-Standardschriftart" style:family="text">
      <style:text-properties style:font-name="Times New Roman" fo:letter-spacing="0.0145in" style:text-scale="99%" fo:font-size="12pt" style:font-size-asian="12pt"/>
    </style:style>
    <style:style style:name="T1215" style:parent-style-name="Absatz-Standardschriftart" style:family="text">
      <style:text-properties style:font-name="Arial" fo:font-size="12pt" style:font-size-asian="12pt"/>
    </style:style>
    <style:style style:name="T1216" style:parent-style-name="Absatz-Standardschriftart" style:family="text">
      <style:text-properties style:font-name="Arial" fo:letter-spacing="-0.002in" fo:font-size="12pt" style:font-size-asian="12pt"/>
    </style:style>
    <style:style style:name="T1217" style:parent-style-name="Absatz-Standardschriftart" style:family="text">
      <style:text-properties style:font-name="Arial" fo:letter-spacing="-0.0013in" fo:font-size="12pt" style:font-size-asian="12pt"/>
    </style:style>
    <style:style style:name="T1218" style:parent-style-name="Absatz-Standardschriftart" style:family="text">
      <style:text-properties style:font-name="Arial" fo:letter-spacing="-0.0006in" fo:font-size="12pt" style:font-size-asian="12pt"/>
    </style:style>
    <style:style style:name="T1219" style:parent-style-name="Absatz-Standardschriftart" style:family="text">
      <style:text-properties style:font-name="Arial" fo:font-size="12pt" style:font-size-asian="12pt"/>
    </style:style>
    <style:style style:name="T1220" style:parent-style-name="Absatz-Standardschriftart" style:family="text">
      <style:text-properties style:font-name="Arial" fo:letter-spacing="-0.0027in" fo:font-size="12pt" style:font-size-asian="12pt"/>
    </style:style>
    <style:style style:name="T1221" style:parent-style-name="Absatz-Standardschriftart" style:family="text">
      <style:text-properties style:font-name="Arial" fo:font-size="12pt" style:font-size-asian="12pt"/>
    </style:style>
    <style:style style:name="T1222" style:parent-style-name="Absatz-Standardschriftart" style:family="text">
      <style:text-properties style:font-name="Times New Roman" fo:letter-spacing="0.0194in" fo:font-size="12pt" style:font-size-asian="12pt"/>
    </style:style>
    <style:style style:name="T1223" style:parent-style-name="Absatz-Standardschriftart" style:family="text">
      <style:text-properties style:font-name="Arial" fo:font-size="12pt" style:font-size-asian="12pt"/>
    </style:style>
    <style:style style:name="T1224" style:parent-style-name="Absatz-Standardschriftart" style:family="text">
      <style:text-properties style:font-name="Arial" fo:letter-spacing="-0.0034in" fo:font-size="12pt" style:font-size-asian="12pt"/>
    </style:style>
    <style:style style:name="T1225" style:parent-style-name="Absatz-Standardschriftart" style:family="text">
      <style:text-properties style:font-name="Arial" fo:font-size="12pt" style:font-size-asian="12pt"/>
    </style:style>
    <style:style style:name="T1226" style:parent-style-name="Absatz-Standardschriftart" style:family="text">
      <style:text-properties style:font-name="Arial" fo:letter-spacing="-0.0006in" fo:font-size="12pt" style:font-size-asian="12pt"/>
    </style:style>
    <style:style style:name="T1227" style:parent-style-name="Absatz-Standardschriftart" style:family="text">
      <style:text-properties style:font-name="Arial" fo:font-size="12pt" style:font-size-asian="12pt"/>
    </style:style>
    <style:style style:name="T1228" style:parent-style-name="Absatz-Standardschriftart" style:family="text">
      <style:text-properties style:font-name="Arial" fo:letter-spacing="-0.0027in" fo:font-size="12pt" style:font-size-asian="12pt"/>
    </style:style>
    <style:style style:name="T1229" style:parent-style-name="Absatz-Standardschriftart" style:family="text">
      <style:text-properties style:font-name="Arial" fo:font-size="12pt" style:font-size-asian="12pt"/>
    </style:style>
    <style:style style:name="T1230" style:parent-style-name="Absatz-Standardschriftart" style:family="text">
      <style:text-properties style:font-name="Arial" fo:letter-spacing="-0.0006in" fo:font-size="12pt" style:font-size-asian="12pt"/>
    </style:style>
    <style:style style:name="T1231" style:parent-style-name="Absatz-Standardschriftart" style:family="text">
      <style:text-properties style:font-name="Times New Roman" fo:letter-spacing="0.0201in" fo:font-size="12pt" style:font-size-asian="12pt"/>
    </style:style>
    <style:style style:name="T1232" style:parent-style-name="Absatz-Standardschriftart" style:family="text">
      <style:text-properties style:font-name="Arial" fo:font-size="12pt" style:font-size-asian="12pt"/>
    </style:style>
    <style:style style:name="T1233" style:parent-style-name="Absatz-Standardschriftart" style:family="text">
      <style:text-properties style:font-name="Arial" fo:letter-spacing="-0.0013in" fo:font-size="12pt" style:font-size-asian="12pt"/>
    </style:style>
    <style:style style:name="T1234" style:parent-style-name="Absatz-Standardschriftart" style:family="text">
      <style:text-properties style:font-name="Arial" fo:font-size="12pt" style:font-size-asian="12pt"/>
    </style:style>
    <style:style style:name="T1235" style:parent-style-name="Absatz-Standardschriftart" style:family="text">
      <style:text-properties style:font-name="Arial" fo:letter-spacing="-0.0027in" fo:font-size="12pt" style:font-size-asian="12pt"/>
    </style:style>
    <style:style style:name="T1236" style:parent-style-name="Absatz-Standardschriftart" style:family="text">
      <style:text-properties style:font-name="Arial" fo:font-size="12pt" style:font-size-asian="12pt"/>
    </style:style>
    <style:style style:name="T1237" style:parent-style-name="Absatz-Standardschriftart" style:family="text">
      <style:text-properties style:font-name="Arial" fo:letter-spacing="-0.0006in" fo:font-size="12pt" style:font-size-asian="12pt"/>
    </style:style>
    <style:style style:name="T1238" style:parent-style-name="Absatz-Standardschriftart" style:family="text">
      <style:text-properties style:font-name="Arial" fo:font-size="12pt" style:font-size-asian="12pt"/>
    </style:style>
    <style:style style:name="T1239" style:parent-style-name="Absatz-Standardschriftart" style:family="text">
      <style:text-properties style:font-name="Times New Roman" fo:letter-spacing="0.0145in" style:text-scale="99%" fo:font-size="12pt" style:font-size-asian="12pt"/>
    </style:style>
    <style:style style:name="T1240" style:parent-style-name="Absatz-Standardschriftart" style:family="text">
      <style:text-properties style:font-name="Arial" fo:letter-spacing="-0.0006in" fo:font-size="12pt" style:font-size-asian="12pt"/>
    </style:style>
    <style:style style:name="T1241" style:parent-style-name="Absatz-Standardschriftart" style:family="text">
      <style:text-properties style:font-name="Arial" fo:letter-spacing="-0.002in" fo:font-size="12pt" style:font-size-asian="12pt"/>
    </style:style>
    <style:style style:name="T1242" style:parent-style-name="Absatz-Standardschriftart" style:family="text">
      <style:text-properties style:font-name="Arial" fo:font-size="12pt" style:font-size-asian="12pt"/>
    </style:style>
    <style:style style:name="T1243" style:parent-style-name="Absatz-Standardschriftart" style:family="text">
      <style:text-properties style:font-name="Arial" fo:letter-spacing="-0.0013in" fo:font-size="12pt" style:font-size-asian="12pt"/>
    </style:style>
    <style:style style:name="T1244" style:parent-style-name="Absatz-Standardschriftart" style:family="text">
      <style:text-properties style:font-name="Arial" fo:letter-spacing="-0.0006in" fo:font-size="12pt" style:font-size-asian="12pt"/>
    </style:style>
    <style:style style:name="TableCell1245" style:family="table-cell">
      <style:table-cell-properties fo:border="0.0069in solid #000000" fo:padding-top="0in" fo:padding-left="0in" fo:padding-bottom="0in" fo:padding-right="0in"/>
    </style:style>
    <style:style style:name="P1246" style:parent-style-name="TableParagraph" style:family="paragraph">
      <style:paragraph-properties fo:margin-top="0.034in" fo:margin-left="0.0375in" fo:margin-right="0.2576in">
        <style:tab-stops/>
      </style:paragraph-properties>
    </style:style>
    <style:style style:name="T1247" style:parent-style-name="Absatz-Standardschriftart" style:family="text">
      <style:text-properties style:font-name="Arial" fo:font-size="12pt" style:font-size-asian="12pt"/>
    </style:style>
    <style:style style:name="T1248" style:parent-style-name="Absatz-Standardschriftart" style:family="text">
      <style:text-properties style:font-name="Arial" fo:letter-spacing="-0.002in" fo:font-size="12pt" style:font-size-asian="12pt"/>
    </style:style>
    <style:style style:name="T1249" style:parent-style-name="Absatz-Standardschriftart" style:family="text">
      <style:text-properties style:font-name="Arial" fo:font-size="12pt" style:font-size-asian="12pt"/>
    </style:style>
    <style:style style:name="T1250" style:parent-style-name="Absatz-Standardschriftart" style:family="text">
      <style:text-properties style:font-name="Arial" fo:letter-spacing="-0.0013in" fo:font-size="12pt" style:font-size-asian="12pt"/>
    </style:style>
    <style:style style:name="T1251" style:parent-style-name="Absatz-Standardschriftart" style:family="text">
      <style:text-properties style:font-name="Arial" fo:letter-spacing="-0.0006in" fo:font-size="12pt" style:font-size-asian="12pt"/>
    </style:style>
    <style:style style:name="T1252" style:parent-style-name="Absatz-Standardschriftart" style:family="text">
      <style:text-properties style:font-name="Times New Roman" fo:letter-spacing="0.0187in" style:text-scale="99%" fo:font-size="12pt" style:font-size-asian="12pt"/>
    </style:style>
    <style:style style:name="T1253" style:parent-style-name="Absatz-Standardschriftart" style:family="text">
      <style:text-properties style:font-name="Arial" fo:font-size="12pt" style:font-size-asian="12pt"/>
    </style:style>
    <style:style style:name="T1254" style:parent-style-name="Absatz-Standardschriftart" style:family="text">
      <style:text-properties style:font-name="Arial" fo:letter-spacing="-0.0034in" fo:font-size="12pt" style:font-size-asian="12pt"/>
    </style:style>
    <style:style style:name="T1255" style:parent-style-name="Absatz-Standardschriftart" style:family="text">
      <style:text-properties style:font-name="Arial" fo:font-size="12pt" style:font-size-asian="12pt"/>
    </style:style>
    <style:style style:name="T1256" style:parent-style-name="Absatz-Standardschriftart" style:family="text">
      <style:text-properties style:font-name="Arial" fo:letter-spacing="-0.0013in" fo:font-size="12pt" style:font-size-asian="12pt"/>
    </style:style>
    <style:style style:name="T1257" style:parent-style-name="Absatz-Standardschriftart" style:family="text">
      <style:text-properties style:font-name="Arial" fo:letter-spacing="-0.0006in" fo:font-size="12pt" style:font-size-asian="12pt"/>
    </style:style>
    <style:style style:name="T1258" style:parent-style-name="Absatz-Standardschriftart" style:family="text">
      <style:text-properties style:font-name="Arial" fo:letter-spacing="-0.0034in" fo:font-size="12pt" style:font-size-asian="12pt"/>
    </style:style>
    <style:style style:name="T1259" style:parent-style-name="Absatz-Standardschriftart" style:family="text">
      <style:text-properties style:font-name="Arial" fo:font-size="12pt" style:font-size-asian="12pt"/>
    </style:style>
    <style:style style:name="T1260" style:parent-style-name="Absatz-Standardschriftart" style:family="text">
      <style:text-properties style:font-name="Arial" fo:letter-spacing="-0.0013in" fo:font-size="12pt" style:font-size-asian="12pt"/>
    </style:style>
    <style:style style:name="T1261" style:parent-style-name="Absatz-Standardschriftart" style:family="text">
      <style:text-properties style:font-name="Arial" fo:font-size="12pt" style:font-size-asian="12pt"/>
    </style:style>
    <style:style style:name="T1262" style:parent-style-name="Absatz-Standardschriftart" style:family="text">
      <style:text-properties style:font-name="Times New Roman" fo:letter-spacing="0.0166in" fo:font-size="12pt" style:font-size-asian="12pt"/>
    </style:style>
    <style:style style:name="T1263" style:parent-style-name="Absatz-Standardschriftart" style:family="text">
      <style:text-properties style:font-name="Arial" fo:font-size="12pt" style:font-size-asian="12pt"/>
    </style:style>
    <style:style style:name="T1264" style:parent-style-name="Absatz-Standardschriftart" style:family="text">
      <style:text-properties style:font-name="Arial" fo:letter-spacing="-0.0006in" fo:font-size="12pt" style:font-size-asian="12pt"/>
    </style:style>
    <style:style style:name="T1265" style:parent-style-name="Absatz-Standardschriftart" style:family="text">
      <style:text-properties style:font-name="Arial" fo:font-size="12pt" style:font-size-asian="12pt"/>
    </style:style>
    <style:style style:name="T1266" style:parent-style-name="Absatz-Standardschriftart" style:family="text">
      <style:text-properties style:font-name="Arial" fo:letter-spacing="-0.0006in" fo:font-size="12pt" style:font-size-asian="12pt"/>
    </style:style>
    <style:style style:name="T1267" style:parent-style-name="Absatz-Standardschriftart" style:family="text">
      <style:text-properties style:font-name="Times New Roman" fo:letter-spacing="0.0152in" fo:font-size="12pt" style:font-size-asian="12pt"/>
    </style:style>
    <style:style style:name="T1268" style:parent-style-name="Absatz-Standardschriftart" style:family="text">
      <style:text-properties style:font-name="Arial" fo:font-size="12pt" style:font-size-asian="12pt"/>
    </style:style>
  </office:automatic-styles>
  <office:body>
    <office:text text:use-soft-page-breaks="true">
      <text:p text:style-name="P1"><text:span text:style-name="T2">Exercicis</text:span><text:span text:style-name="T3"><text:s/></text:span><text:span text:style-name="T4">T</text:span><text:span text:style-name="T5">ema</text:span><text:span text:style-name="T6"><text:s/></text:span><text:span text:style-name="T7">1</text:span><text:span text:style-name="T8"><text:s/></text:span><text:span text:style-name="T9">(recordeu</text:span><text:span text:style-name="T10"><text:s/></text:span><text:span text:style-name="T11">que</text:span><text:span text:style-name="T12"><text:s/></text:span><text:span text:style-name="T13">sempre</text:span><text:span text:style-name="T14"><text:s/></text:span><text:span text:style-name="T15">heu</text:span><text:span text:style-name="T16"><text:s/></text:span><text:span text:style-name="T17">de</text:span><text:span text:style-name="T18"><text:s/></text:span><text:span text:style-name="T19">raonar</text:span><text:span text:style-name="T20"><text:s/></text:span><text:span text:style-name="T21">les</text:span><text:span text:style-name="T22"><text:s/></text:span><text:span text:style-name="T23">respostes)</text:span></text:p>
      <text:p text:style-name="P24"/>
      <text:list text:style-name="LFO1" text:continue-numbering="true">
        <text:list-item>
          <text:p text:style-name="P25"><text:span text:style-name="T26">Quins</text:span><text:span text:style-name="T27"><text:s/></text:span>2<text:span text:style-name="T28"><text:s/></text:span><text:span text:style-name="T29">principis</text:span><text:span text:style-name="T30"><text:s/></text:span>fonamentals<text:span text:style-name="T31"><text:s/></text:span><text:span text:style-name="T32">ha</text:span><text:span text:style-name="T33"><text:s/></text:span><text:span text:style-name="T34">de</text:span><text:span text:style-name="T35"><text:s/></text:span>complir<text:span text:style-name="T36"><text:s/></text:span><text:span text:style-name="T37">una</text:span><text:span text:style-name="T38"><text:s/></text:span><text:span text:style-name="T39">nova</text:span><text:span text:style-name="T40"><text:s/></text:span><text:span text:style-name="T41">idea</text:span><text:span text:style-name="T42"><text:s/></text:span><text:span text:style-name="T43">de</text:span><text:span text:style-name="T44"><text:s/></text:span>negoci<text:span text:style-name="T45"><text:s/></text:span><text:span text:style-name="T46">per</text:span><text:span text:style-name="T47"><text:s/></text:span>tal<text:span text:style-name="T48"><text:s/></text:span><text:span text:style-name="T49">de</text:span><text:span text:style-name="T50"><text:s/></text:span><text:span text:style-name="T51">tenir</text:span><text:span text:style-name="T52"><text:s/></text:span>certes<text:span text:style-name="T53"><text:s/></text:span><text:span text:style-name="T54">opcions</text:span><text:span text:style-name="T55"><text:s/></text:span>d'èxit?</text:p>
        </text:list-item>
      </text:list>
      <text:p text:style-name="P56"/>
      <text:p text:style-name="Textkörper"><text:span text:style-name="T57">Principis</text:span><text:span text:style-name="T58"><text:s/></text:span><text:span text:style-name="T59">fonamentals</text:span><text:span text:style-name="T60"><text:s/></text:span><text:span text:style-name="T61">d'una</text:span><text:span text:style-name="T62"><text:s/></text:span><text:span text:style-name="T63">nova</text:span><text:span text:style-name="T64"><text:s/></text:span><text:span text:style-name="T65">idea</text:span><text:span text:style-name="T66"><text:s/></text:span><text:span text:style-name="T67">de</text:span><text:s/><text:span text:style-name="T68">negoci</text:span><text:span text:style-name="T69"><text:s/></text:span><text:span text:style-name="T70">per</text:span><text:span text:style-name="T71"><text:s/></text:span>tenir<text:span text:style-name="T72"><text:s/>opcions</text:span><text:span text:style-name="T73"><text:s/></text:span>d'èxit:</text:p>
      <text:p text:style-name="P74"/>
      <text:list text:style-name="LFO1" text:continue-numbering="true">
        <text:list-item>
          <text:list>
            <text:list-item>
              <text:p text:style-name="P75"><text:span text:style-name="T76">Satisfacció<text:s/></text:span><text:span text:style-name="T77">d'una</text:span><text:s/><text:span text:style-name="T78">necessitat</text:span><text:span text:style-name="T79"><text:s/></text:span>o<text:span text:style-name="T80"><text:s/>demanda</text:span><text:s/><text:span text:style-name="T81">del</text:span><text:span text:style-name="T82"><text:s/></text:span><text:span text:style-name="T83">mercat.</text:span></text:p>
            </text:list-item>
            <text:list-item>
              <text:p text:style-name="P84"><text:span text:style-name="T85">Viabilitat</text:span><text:span text:style-name="T86"><text:s/></text:span><text:span text:style-name="T87">econòmica</text:span><text:s/>i<text:span text:style-name="T88"><text:s/></text:span><text:span text:style-name="T89">financera</text:span><text:s/><text:span text:style-name="T90">de</text:span><text:s/><text:span text:style-name="T91">la</text:span><text:span text:style-name="T92"><text:s/></text:span>idea.</text:p>
            </text:list-item>
          </text:list>
        </text:list-item>
      </text:list>
      <text:p text:style-name="P93"/>
      <text:p text:style-name="P94">Una<text:s/><text:span text:style-name="T95">idea</text:span><text:span text:style-name="T96"><text:s/></text:span><text:span text:style-name="T97">de</text:span><text:span text:style-name="T98"><text:s/></text:span><text:span text:style-name="T99">negoci</text:span><text:span text:style-name="T100"><text:s/>ha</text:span><text:span text:style-name="T101"><text:s/>de<text:s/></text:span><text:span text:style-name="T102">tenir</text:span><text:span text:style-name="T103"><text:s/>una</text:span><text:span text:style-name="T104"><text:s/></text:span><text:span text:style-name="T105">base</text:span><text:span text:style-name="T106"><text:s/></text:span>real<text:span text:style-name="T107"><text:s/>en</text:span><text:span text:style-name="T108"><text:s/></text:span>les<text:span text:style-name="T109"><text:s/></text:span><text:span text:style-name="T110">necessitats</text:span><text:span text:style-name="T111"><text:s/></text:span><text:span text:style-name="T112">del<text:s/></text:span>mercat<text:span text:style-name="T113"><text:s/></text:span><text:span text:style-name="T114">perquè</text:span><text:span text:style-name="T115"><text:s/></text:span><text:span text:style-name="T116">pugui</text:span><text:span text:style-name="T117"><text:s/></text:span>tenir<text:span text:style-name="T118"><text:s/></text:span>èxit.<text:span text:style-name="T119"><text:s/></text:span>A<text:span text:style-name="T120"><text:s/></text:span>més,<text:span text:style-name="T121"><text:s/></text:span><text:span text:style-name="T122">ha</text:span><text:s/><text:span text:style-name="T123">de</text:span><text:s/><text:span text:style-name="T124">ser</text:span><text:s/><text:span text:style-name="T125">viable</text:span><text:span text:style-name="T126"><text:s/></text:span><text:span text:style-name="T127">econòmica</text:span><text:s/>i<text:span text:style-name="T128"><text:s/></text:span><text:span text:style-name="T129">financera</text:span><text:span text:style-name="T130"><text:s/></text:span><text:span text:style-name="T131">per garantir<text:s/></text:span><text:span text:style-name="T132">la</text:span><text:s/><text:span text:style-name="T133">seva</text:span><text:span text:style-name="T134"><text:s/></text:span><text:span text:style-name="T135">sostenibilitat</text:span><text:span text:style-name="T136"><text:s/></text:span>a<text:span text:style-name="T137"><text:s/></text:span>llarg<text:span text:style-name="T138"><text:s/></text:span><text:span text:style-name="T139">termini.</text:span></text:p>
      <text:p text:style-name="P140"/>
      <text:list text:style-name="LFO1" text:continue-numbering="true">
        <text:list-item>
          <text:p text:style-name="P141"><text:span text:style-name="T142">Una</text:span><text:span text:style-name="T143"><text:s/></text:span><text:span text:style-name="T144">idea</text:span><text:span text:style-name="T145"><text:s/></text:span><text:span text:style-name="T146">de</text:span><text:span text:style-name="T147"><text:s/></text:span>negoci<text:span text:style-name="T148"><text:s/></text:span><text:span text:style-name="T149">pot</text:span><text:span text:style-name="T150"><text:s/></text:span><text:span text:style-name="T151">sorgir</text:span><text:span text:style-name="T152"><text:s/></text:span>fonamentalment<text:span text:style-name="T153"><text:s/></text:span><text:span text:style-name="T154">de</text:span><text:span text:style-name="T155"><text:s/></text:span>2<text:span text:style-name="T156"><text:s/></text:span>fonts<text:span text:style-name="T157"><text:s/></text:span><text:span text:style-name="T158">diferents.</text:span><text:span text:style-name="T159"><text:s/></text:span><text:span text:style-name="T160">Quines</text:span><text:span text:style-name="T161"><text:s/></text:span><text:span text:style-name="T162">són</text:span><text:span text:style-name="T163"><text:s/></text:span>aquestes<text:span text:style-name="T164"><text:s/></text:span><text:span text:style-name="T165">fonts?</text:span></text:p>
        </text:list-item>
      </text:list>
      <text:p text:style-name="P166"/>
      <text:p text:style-name="Textkörper">Fonts<text:span text:style-name="T167"><text:s/></text:span><text:span text:style-name="T168">d'una</text:span><text:s/><text:span text:style-name="T169">idea</text:span><text:s/><text:span text:style-name="T170">de</text:span><text:s/><text:span text:style-name="T171">negoci:</text:span></text:p>
      <text:p text:style-name="P172"/>
      <text:list text:style-name="LFO1" text:continue-numbering="true">
        <text:list-item>
          <text:list>
            <text:list-item>
              <text:p text:style-name="P173"><text:span text:style-name="T174">Identificació</text:span><text:s/><text:span text:style-name="T175">d'una</text:span><text:s/><text:span text:style-name="T176">necessitat</text:span><text:span text:style-name="T177"><text:s/></text:span>o<text:span text:style-name="T178"><text:s/></text:span><text:span text:style-name="T179">problema</text:span><text:span text:style-name="T180"><text:s/></text:span><text:span text:style-name="T181">en<text:s/></text:span><text:span text:style-name="T182">el<text:s/></text:span><text:span text:style-name="T183">mercat.</text:span></text:p>
            </text:list-item>
          </text:list>
        </text:list-item>
      </text:list>
      <text:p text:style-name="P184">-<text:span text:style-name="T185"><text:s/>Innovació</text:span><text:s/>i<text:span text:style-name="T186"><text:s/>creació</text:span><text:s/><text:span text:style-name="T187">de</text:span><text:span text:style-name="T188"><text:s/></text:span>noves<text:span text:style-name="T189"><text:s/></text:span>solucions.</text:p>
      <text:p text:style-name="P190"/>
      <text:p text:style-name="P191"><text:span text:style-name="T192">Les</text:span><text:span text:style-name="T193"><text:s/></text:span><text:span text:style-name="T194">idees</text:span><text:span text:style-name="T195"><text:s/></text:span><text:span text:style-name="T196">poden</text:span><text:span text:style-name="T197"><text:s/></text:span><text:span text:style-name="T198">sorgir quan</text:span><text:s/><text:span text:style-name="T199">es</text:span><text:span text:style-name="T200"><text:s/>detecta</text:span><text:span text:style-name="T201"><text:s/></text:span><text:span text:style-name="T202">una</text:span><text:span text:style-name="T203"><text:s/></text:span><text:span text:style-name="T204">necessitat</text:span><text:span text:style-name="T205"><text:s/></text:span>sense<text:s/><text:span text:style-name="T206">satisfacció</text:span><text:span text:style-name="T207"><text:s/></text:span>o<text:s/><text:span text:style-name="T208">quan</text:span><text:span text:style-name="T209"><text:s/>es</text:span><text:span text:style-name="T210"><text:s/></text:span><text:span text:style-name="T211">presenta</text:span><text:s/><text:span text:style-name="T212">una</text:span><text:s/><text:span text:style-name="T213">nova</text:span><text:span text:style-name="T214"><text:s/></text:span><text:span text:style-name="T215">manera</text:span><text:span text:style-name="T216"><text:s/></text:span><text:span text:style-name="T217">d'abordar</text:span><text:span text:style-name="T218"><text:s/></text:span><text:span text:style-name="T219">un</text:span><text:s/><text:span text:style-name="T220">problema</text:span><text:s/><text:span text:style-name="T221">existent.</text:span></text:p>
      <text:p text:style-name="P222"/>
      <text:list text:style-name="LFO1" text:continue-numbering="true">
        <text:list-item>
          <text:p text:style-name="P223">Carles<text:span text:style-name="T224"><text:s/></text:span>Jiménez<text:span text:style-name="T225"><text:s/></text:span><text:span text:style-name="T226">ha</text:span><text:span text:style-name="T227"><text:s/></text:span><text:span text:style-name="T228">quedat</text:span><text:span text:style-name="T229"><text:s/></text:span>a<text:span text:style-name="T230"><text:s/></text:span><text:span text:style-name="T231">l'atur</text:span><text:span text:style-name="T232"><text:s/></text:span>i<text:span text:style-name="T233"><text:s/></text:span><text:span text:style-name="T234">com</text:span><text:span text:style-name="T235"><text:s/></text:span>a<text:span text:style-name="T236"><text:s/></text:span>manera<text:span text:style-name="T237"><text:s/></text:span><text:span text:style-name="T238">de</text:span><text:span text:style-name="T239"><text:s/></text:span><text:span text:style-name="T240">trobar</text:span><text:span text:style-name="T241"><text:s/></text:span><text:span text:style-name="T242">feina</text:span><text:span text:style-name="T243"><text:s/></text:span><text:span text:style-name="T244">ha</text:span><text:span text:style-name="T245"><text:s/></text:span><text:span text:style-name="T246">decidit</text:span><text:span text:style-name="T247"><text:s/></text:span><text:span text:style-name="T248">muntar</text:span><text:span text:style-name="T249"><text:s/></text:span><text:span text:style-name="T250">un</text:span><text:span text:style-name="T251"><text:s/></text:span><text:span text:style-name="T252">xicotet</text:span><text:s/><text:span text:style-name="T253">negoci</text:span><text:span text:style-name="T254"><text:s/></text:span><text:span text:style-name="T255">de</text:span><text:span text:style-name="T256"><text:s/></text:span><text:span text:style-name="T257">reparació</text:span><text:span text:style-name="T258"><text:s/></text:span><text:span text:style-name="T259">d'ordinadors.</text:span><text:span text:style-name="T260"><text:s/></text:span>Un<text:span text:style-name="T261"><text:s/></text:span>amic<text:span text:style-name="T262"><text:s/></text:span><text:span text:style-name="T263">li<text:s/></text:span><text:span text:style-name="T264">diu que</text:span><text:span text:style-name="T265"><text:s/></text:span>és<text:span text:style-name="T266"><text:s/></text:span><text:span text:style-name="T267">una</text:span><text:span text:style-name="T268"><text:s/></text:span>errada<text:span text:style-name="T269"><text:s/></text:span><text:span text:style-name="T270">muntar</text:span><text:span text:style-name="T271"><text:s/></text:span><text:span text:style-name="T272">un</text:span><text:span text:style-name="T273"><text:s/></text:span><text:span text:style-name="T274">negoci</text:span><text:span text:style-name="T275"><text:s/></text:span><text:span text:style-name="T276">per</text:span><text:span text:style-name="T277"><text:s/></text:span>necessitat,<text:span text:style-name="T278"><text:s/></text:span><text:span text:style-name="T279">que</text:span><text:span text:style-name="T280"><text:s/></text:span>al<text:span text:style-name="T281"><text:s/></text:span><text:span text:style-name="T282">primer</text:span><text:span text:style-name="T283"><text:s/></text:span>problema<text:span text:style-name="T284"><text:s/></text:span>es<text:span text:style-name="T285"><text:s/></text:span><text:span text:style-name="T286">vindrà</text:span><text:span text:style-name="T287"><text:s/></text:span><text:span text:style-name="T288">baix.</text:span><text:span text:style-name="T289"><text:s/></text:span><text:span text:style-name="T290">Tanmateix,</text:span><text:span text:style-name="T291"><text:s/></text:span><text:span text:style-name="T292">Carles</text:span><text:span text:style-name="T293"><text:s/></text:span><text:span text:style-name="T294">insisteix.</text:span><text:span text:style-name="T295"><text:s/></text:span>És<text:span text:style-name="T296"><text:s/></text:span>cert<text:span text:style-name="T297"><text:s/></text:span><text:span text:style-name="T298">que</text:span><text:span text:style-name="T299"><text:s/></text:span><text:span text:style-name="T300">com</text:span><text:span text:style-name="T301"><text:s/></text:span><text:span text:style-name="T302">li</text:span><text:span text:style-name="T303"><text:s/></text:span><text:span text:style-name="T304">ha</text:span><text:span text:style-name="T305"><text:s/></text:span><text:span text:style-name="T306">dit</text:span><text:span text:style-name="T307"><text:s/></text:span><text:span text:style-name="T308">l'amic</text:span><text:span text:style-name="T309"><text:s/></text:span><text:span text:style-name="T310">crear</text:span><text:span text:style-name="T311"><text:s/></text:span><text:span text:style-name="T312">un</text:span><text:span text:style-name="T313"><text:s/></text:span><text:span text:style-name="T314">negoci</text:span><text:span text:style-name="T315"><text:s/></text:span><text:span text:style-name="T316">per</text:span><text:span text:style-name="T317"><text:s/></text:span>necessitat<text:span text:style-name="T318"><text:s/></text:span><text:span text:style-name="T319">pot</text:span><text:span text:style-name="T320"><text:s/></text:span><text:span text:style-name="T321">ser</text:span><text:span text:style-name="T322"><text:s/></text:span><text:span text:style-name="T323">perillós?</text:span><text:span text:style-name="T324"><text:s/></text:span>En<text:span text:style-name="T325"><text:s/></text:span>cas<text:span text:style-name="T326"><text:s/></text:span><text:span text:style-name="T327">afirmatiu,</text:span><text:span text:style-name="T328"><text:s/></text:span><text:span text:style-name="T329">quines</text:span><text:span text:style-name="T330"><text:s/></text:span><text:span text:style-name="T331">característiques</text:span><text:span text:style-name="T332"><text:s/></text:span><text:span text:style-name="T333">ha</text:span><text:span text:style-name="T334"><text:s/></text:span><text:span text:style-name="T335">de</text:span><text:span text:style-name="T336"><text:s/></text:span><text:span text:style-name="T337">reunir</text:span><text:span text:style-name="T338"><text:s/></text:span>Carles<text:span text:style-name="T339"><text:s/></text:span><text:span text:style-name="T340">per</text:span><text:span text:style-name="T341"><text:s/></text:span><text:span text:style-name="T342">resoldre</text:span><text:span text:style-name="T343"><text:s/></text:span><text:span text:style-name="T344">l'esmentat</text:span><text:span text:style-name="T345"><text:s/></text:span><text:span text:style-name="T346">handicap?</text:span></text:p>
        </text:list-item>
      </text:list>
      <text:p text:style-name="P347"/>
      <text:p text:style-name="Textkörper">Crear<text:span text:style-name="T348"><text:s/></text:span><text:span text:style-name="T349">un</text:span><text:s/><text:span text:style-name="T350">negoci per necessitat:</text:span></text:p>
      <text:p text:style-name="P351"><text:span text:style-name="T352">Sí,</text:span><text:span text:style-name="T353"><text:s/></text:span><text:span text:style-name="T354">és</text:span><text:span text:style-name="T355"><text:s/></text:span>cert<text:span text:style-name="T356"><text:s/></text:span><text:span text:style-name="T357">que</text:span><text:s/>crear<text:s/><text:span text:style-name="T358">un</text:span><text:s/><text:span text:style-name="T359">negoci</text:span><text:span text:style-name="T360"><text:s/></text:span><text:span text:style-name="T361">per</text:span><text:s/><text:span text:style-name="T362">necessitat</text:span><text:span text:style-name="T363"><text:s/></text:span><text:span text:style-name="T364">pot</text:span><text:span text:style-name="T365"><text:s/></text:span><text:span text:style-name="T366">ser</text:span><text:span text:style-name="T367"><text:s/>perillós.</text:span><text:span text:style-name="T368"><text:s/></text:span>Carles<text:span text:style-name="T369"><text:s/></text:span><text:span text:style-name="T370">hauria</text:span><text:s/><text:span text:style-name="T371">de</text:span><text:span text:style-name="T372"><text:s/></text:span><text:span text:style-name="T373">reunir<text:s/></text:span>les<text:span text:style-name="T374"><text:s/></text:span><text:span text:style-name="T375">següents</text:span><text:span text:style-name="T376"><text:s/></text:span><text:span text:style-name="T377">característiques</text:span><text:span text:style-name="T378"><text:s/></text:span><text:span text:style-name="T379">per superar</text:span><text:span text:style-name="T380"><text:s/></text:span>aquest<text:span text:style-name="T381"><text:s/></text:span><text:span text:style-name="T382">handicap:</text:span></text:p>
      <text:p text:style-name="P383"/>
      <text:list text:style-name="LFO1" text:continue-numbering="true">
        <text:list-item>
          <text:list>
            <text:list-item>
              <text:p text:style-name="P384"><text:span text:style-name="T385">Investigació</text:span><text:s/><text:span text:style-name="T386">de</text:span><text:s/>mercat<text:span text:style-name="T387"><text:s/></text:span><text:span text:style-name="T388">per validar<text:s/></text:span><text:span text:style-name="T389">la</text:span><text:span text:style-name="T390"><text:s/></text:span><text:span text:style-name="T391">demanda</text:span><text:s/><text:span text:style-name="T392">del</text:span><text:span text:style-name="T393"><text:s/></text:span>servei.</text:p>
            </text:list-item>
            <text:list-item>
              <text:p text:style-name="P394"><text:span text:style-name="T395">Planificació financera</text:span><text:span text:style-name="T396"><text:s/></text:span><text:span text:style-name="T397">adequada</text:span><text:span text:style-name="T398"><text:s/></text:span><text:span text:style-name="T399">per gestionar</text:span><text:span text:style-name="T400"><text:s/></text:span>els<text:span text:style-name="T401"><text:s/></text:span><text:span text:style-name="T402">riscos.</text:span></text:p>
            </text:list-item>
            <text:list-item>
              <text:p text:style-name="P403"><text:span text:style-name="T404">Compromís,</text:span><text:span text:style-name="T405"><text:s/></text:span><text:span text:style-name="T406">perseverança</text:span><text:s/>i<text:span text:style-name="T407"><text:s/></text:span><text:span text:style-name="T408">adaptabilitat</text:span><text:span text:style-name="T409"><text:s/></text:span><text:span text:style-name="T410">per</text:span><text:span text:style-name="T411"><text:s/></text:span><text:span text:style-name="T412">superar<text:s/></text:span>els<text:span text:style-name="T413"><text:s/></text:span>obstacles.</text:p>
            </text:list-item>
          </text:list>
        </text:list-item>
      </text:list>
      <text:p text:style-name="P414"/>
      <text:p text:style-name="P415"><text:span text:style-name="T416">Iniciar<text:s/></text:span><text:span text:style-name="T417">un</text:span><text:span text:style-name="T418"><text:s/></text:span><text:span text:style-name="T419">negoci</text:span><text:span text:style-name="T420"><text:s/></text:span><text:span text:style-name="T421">per</text:span><text:s/><text:span text:style-name="T422">necessitat</text:span><text:span text:style-name="T423"><text:s/></text:span><text:span text:style-name="T424">pot</text:span><text:span text:style-name="T425"><text:s/></text:span><text:span text:style-name="T426">ser arriscat,</text:span><text:span text:style-name="T427"><text:s/></text:span><text:span text:style-name="T428">però</text:span><text:span text:style-name="T429"><text:s/></text:span><text:span text:style-name="T430">amb<text:s/></text:span><text:span text:style-name="T431">una</text:span><text:s/><text:span text:style-name="T432">preparació</text:span><text:span text:style-name="T433"><text:s/></text:span>adequada,<text:span text:style-name="T434"><text:s/></text:span><text:span text:style-name="T435">es</text:span><text:span text:style-name="T436"><text:s/></text:span><text:span text:style-name="T437">poden augmentar les</text:span><text:span text:style-name="T438"><text:s/></text:span><text:span text:style-name="T439">possibilitats</text:span><text:span text:style-name="T440"><text:s/></text:span><text:span text:style-name="T441">d'èxit.</text:span></text:p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list text:style-name="LFO1" text:continue-numbering="true">
        <text:list-item>
          <text:p text:style-name="P450"><text:span text:style-name="T451">La</text:span><text:span text:style-name="T452"><text:s/></text:span>creació<text:span text:style-name="T453"><text:s/>d'una</text:span><text:span text:style-name="T454"><text:s/></text:span><text:span text:style-name="T455">guarderia</text:span><text:span text:style-name="T456"><text:s/></text:span>és<text:span text:style-name="T457"><text:s/></text:span><text:span text:style-name="T458">una</text:span><text:span text:style-name="T459"><text:s/></text:span>idea<text:span text:style-name="T460"><text:s/></text:span><text:span text:style-name="T461">que</text:span><text:span text:style-name="T462"><text:s/></text:span><text:span text:style-name="T463">pot</text:span><text:span text:style-name="T464"><text:s/>tenir</text:span><text:span text:style-name="T465"><text:s/></text:span>èxit?<text:span text:style-name="T466"><text:s/></text:span><text:span text:style-name="T467">Quin tipus</text:span><text:span text:style-name="T468"><text:s/></text:span><text:span text:style-name="T469">de</text:span><text:span text:style-name="T470"><text:s/></text:span>canvi</text:p>
        </text:list-item>
      </text:list>
      <text:p text:style-name="P471"><text:span text:style-name="T472">ha</text:span><text:span text:style-name="T473"><text:s/></text:span><text:span text:style-name="T474">provocat</text:span><text:span text:style-name="T475"><text:s/></text:span><text:span text:style-name="T476">l’augment</text:span><text:span text:style-name="T477"><text:s/></text:span><text:span text:style-name="T478">de</text:span><text:span text:style-name="T479"><text:s/></text:span><text:span text:style-name="T480">guarderies</text:span><text:span text:style-name="T481"><text:s/></text:span><text:span text:style-name="T482">als</text:span><text:span text:style-name="T483"><text:s/></text:span><text:span text:style-name="T484">països</text:span><text:span text:style-name="T485"><text:s/>occidentals?</text:span></text:p>
      <text:p text:style-name="P486"/>
      <text:p text:style-name="Textkörper"><text:span text:style-name="T487">Èxit</text:span><text:span text:style-name="T488"><text:s/></text:span>d'una<text:span text:style-name="T489"><text:s/>guarderia:</text:span></text:p>
      <text:soft-page-break/>
      <text:p text:style-name="P490"><text:span text:style-name="T491">Sí,</text:span><text:span text:style-name="T492"><text:s/></text:span>la creació<text:s/><text:span text:style-name="T493">d'una</text:span><text:s/><text:span text:style-name="T494">guarderia</text:span><text:span text:style-name="T495"><text:s/></text:span><text:span text:style-name="T496">pot</text:span><text:span text:style-name="T497"><text:s/></text:span><text:span text:style-name="T498">tenir<text:s/></text:span>èxit,<text:span text:style-name="T499"><text:s/></text:span><text:span text:style-name="T500">especialment</text:span><text:span text:style-name="T501"><text:s/></text:span><text:span text:style-name="T502">amb</text:span><text:s/><text:span text:style-name="T503">l'augment</text:span><text:span text:style-name="T504"><text:s/></text:span><text:span text:style-name="T505">de</text:span><text:s/>les<text:span text:style-name="T506"><text:s/></text:span><text:span text:style-name="T507">responsabilitats</text:span><text:span text:style-name="T508"><text:s/></text:span><text:span text:style-name="T509">laborals</text:span><text:span text:style-name="T510"><text:s/></text:span><text:span text:style-name="T511">dels</text:span><text:span text:style-name="T512"><text:s/></text:span><text:span text:style-name="T513">pares.</text:span><text:span text:style-name="T514"><text:s/></text:span><text:span text:style-name="T515">El<text:s/></text:span>canvi<text:span text:style-name="T516"><text:s/>social<text:s/></text:span><text:span text:style-name="T517">que</text:span><text:s/><text:span text:style-name="T518">ha</text:span><text:span text:style-name="T519"><text:s/></text:span><text:span text:style-name="T520">provocat</text:span><text:span text:style-name="T521"><text:s/></text:span>aquest<text:span text:style-name="T522"><text:s/></text:span><text:span text:style-name="T523">augment</text:span><text:span text:style-name="T524"><text:s/></text:span><text:span text:style-name="T525">és</text:span><text:span text:style-name="T526"><text:s/></text:span><text:span text:style-name="T527">l'entrada</text:span><text:s/><text:span text:style-name="T528">massiva</text:span><text:span text:style-name="T529"><text:s/></text:span><text:span text:style-name="T530">de</text:span><text:s/>les<text:span text:style-name="T531"><text:s/></text:span>dones<text:span text:style-name="T532"><text:s/></text:span><text:span text:style-name="T533">al</text:span><text:span text:style-name="T534"><text:s/></text:span>mercat<text:span text:style-name="T535"><text:s/></text:span><text:span text:style-name="T536">laboral.</text:span></text:p>
      <text:p text:style-name="P537"/>
      <text:p text:style-name="P538"><text:span text:style-name="T539">La</text:span><text:s/><text:span text:style-name="T540">demanda</text:span><text:span text:style-name="T541"><text:s/></text:span><text:span text:style-name="T542">de<text:s/></text:span><text:span text:style-name="T543">serveis<text:s/></text:span><text:span text:style-name="T544">de</text:span><text:s/><text:span text:style-name="T545">guarderia</text:span><text:span text:style-name="T546"><text:s/></text:span><text:span text:style-name="T547">ha<text:s/></text:span><text:span text:style-name="T548">augmentat</text:span><text:span text:style-name="T549"><text:s/></text:span>a<text:s/><text:span text:style-name="T550">causa</text:span><text:span text:style-name="T551"><text:s/></text:span><text:span text:style-name="T552">del canvi<text:s/></text:span><text:span text:style-name="T553">en</text:span><text:s/>els<text:span text:style-name="T554"><text:s/>rols</text:span><text:span text:style-name="T555"><text:s/></text:span><text:span text:style-name="T556">de<text:s/></text:span><text:span text:style-name="T557">gènere</text:span><text:span text:style-name="T558"><text:s/></text:span>i<text:span text:style-name="T559"><text:s/></text:span>les<text:span text:style-name="T560"><text:s/></text:span><text:span text:style-name="T561">demandes</text:span><text:span text:style-name="T562"><text:s/></text:span><text:span text:style-name="T563">laborals.</text:span></text:p>
      <text:p text:style-name="P564"/>
      <text:list text:style-name="LFO1" text:continue-numbering="true">
        <text:list-item>
          <text:p text:style-name="P565">Pensa<text:span text:style-name="T566"><text:s/></text:span><text:span text:style-name="T567">almenys</text:span><text:span text:style-name="T568"><text:s/></text:span>en<text:span text:style-name="T569"><text:s/></text:span><text:span text:style-name="T570">una</text:span><text:span text:style-name="T571"><text:s/></text:span><text:span text:style-name="T572">idea</text:span><text:span text:style-name="T573"><text:s/></text:span><text:span text:style-name="T574">de</text:span><text:span text:style-name="T575"><text:s/></text:span>negoci<text:span text:style-name="T576"><text:s/></text:span><text:span text:style-name="T577">que</text:span><text:span text:style-name="T578"><text:s/></text:span>es<text:span text:style-name="T579"><text:s/></text:span><text:span text:style-name="T580">puga</text:span><text:span text:style-name="T581"><text:s/></text:span><text:span text:style-name="T582">aprofitar</text:span><text:span text:style-name="T583"><text:s/></text:span><text:span text:style-name="T584">dels</text:span><text:span text:style-name="T585"><text:s/></text:span><text:span text:style-name="T586">canvis</text:span><text:span text:style-name="T587"><text:s/></text:span><text:span text:style-name="T588">que</text:span><text:span text:style-name="T589"><text:s/></text:span><text:span text:style-name="T590">s'han</text:span><text:span text:style-name="T591"><text:s/></text:span><text:span text:style-name="T592">produït</text:span><text:span text:style-name="T593"><text:s/></text:span>en<text:span text:style-name="T594"><text:s/></text:span><text:span text:style-name="T595">les</text:span><text:span text:style-name="T596"><text:s/></text:span><text:span text:style-name="T597">pors</text:span><text:span text:style-name="T598"><text:s/></text:span><text:span text:style-name="T599">de</text:span><text:span text:style-name="T600"><text:s/></text:span><text:span text:style-name="T601">la</text:span><text:span text:style-name="T602"><text:s/></text:span>població.</text:p>
        </text:list-item>
      </text:list>
      <text:p text:style-name="P603"/>
      <text:p text:style-name="P604">Idea<text:span text:style-name="T605"><text:s/></text:span><text:span text:style-name="T606">de</text:span><text:span text:style-name="T607"><text:s/></text:span>negoci<text:span text:style-name="T608"><text:s/></text:span><text:span text:style-name="T609">basada</text:span><text:s/><text:span text:style-name="T610">en</text:span><text:span text:style-name="T611"><text:s/></text:span><text:span text:style-name="T612">canvis<text:s/></text:span><text:span text:style-name="T613">en<text:s/></text:span><text:span text:style-name="T614">les</text:span><text:span text:style-name="T615"><text:s/></text:span>pors<text:span text:style-name="T616"><text:s/></text:span><text:span text:style-name="T617">de</text:span><text:span text:style-name="T618"><text:s/></text:span><text:span text:style-name="T619">la</text:span><text:span text:style-name="T620"><text:s/></text:span><text:span text:style-name="T621">població:</text:span></text:p>
      <text:p text:style-name="P622">Una<text:s/><text:span text:style-name="T623">idea</text:span><text:span text:style-name="T624"><text:s/></text:span><text:span text:style-name="T625">podria</text:span><text:s/><text:span text:style-name="T626">ser</text:span><text:s/><text:span text:style-name="T627">la</text:span><text:s/>creació<text:span text:style-name="T628"><text:s/></text:span><text:span text:style-name="T629">d'una</text:span><text:s/><text:span text:style-name="T630">plataforma</text:span><text:span text:style-name="T631"><text:s/></text:span><text:span text:style-name="T632">en</text:span><text:s/>línia<text:span text:style-name="T633"><text:s/></text:span><text:span text:style-name="T634">que</text:span><text:span text:style-name="T635"><text:s/></text:span><text:span text:style-name="T636">ofereixi</text:span><text:span text:style-name="T637"><text:s/></text:span><text:span text:style-name="T638">assessorament</text:span><text:span text:style-name="T639"><text:s/></text:span>i<text:span text:style-name="T640"><text:s/></text:span><text:span text:style-name="T641">suport</text:span><text:span text:style-name="T642"><text:s/></text:span><text:span text:style-name="T643">psicològic,</text:span><text:span text:style-name="T644"><text:s/></text:span><text:span text:style-name="T645">aprofitant</text:span><text:span text:style-name="T646"><text:s/></text:span><text:span text:style-name="T647">l'augment</text:span><text:span text:style-name="T648"><text:s/></text:span><text:span text:style-name="T649">de</text:span><text:s/>la<text:s/><text:span text:style-name="T650">consciència</text:span><text:s/><text:span text:style-name="T651">sobre</text:span><text:s/><text:span text:style-name="T652">la</text:span><text:span text:style-name="T653"><text:s/></text:span>salut<text:span text:style-name="T654"><text:s/></text:span>mental.</text:p>
      <text:p text:style-name="P655"/>
      <text:p text:style-name="P656"><text:span text:style-name="T657">La</text:span><text:s/><text:span text:style-name="T658">creixent</text:span><text:span text:style-name="T659"><text:s/></text:span><text:span text:style-name="T660">preocupació</text:span><text:s/><text:span text:style-name="T661">pel benestar</text:span><text:span text:style-name="T662"><text:s/></text:span>mental<text:span text:style-name="T663"><text:s/>pot</text:span><text:span text:style-name="T664"><text:s/></text:span>crear<text:s/><text:span text:style-name="T665">una</text:span><text:span text:style-name="T666"><text:s/></text:span><text:span text:style-name="T667">demanda</text:span><text:span text:style-name="T668"><text:s/></text:span><text:span text:style-name="T669">per serveis</text:span><text:span text:style-name="T670"><text:s/></text:span><text:span text:style-name="T671">innovadors</text:span><text:span text:style-name="T672"><text:s/></text:span><text:span text:style-name="T673">en</text:span><text:s/>aquest<text:span text:style-name="T674"><text:s/></text:span><text:span text:style-name="T675">àmbit.</text:span></text:p>
      <text:p text:style-name="P676"/>
      <text:list text:style-name="LFO1" text:continue-numbering="true">
        <text:list-item>
          <text:p text:style-name="P677"><text:span text:style-name="T678">Què</text:span><text:span text:style-name="T679"><text:s/></text:span>és<text:span text:style-name="T680"><text:s/></text:span>el<text:span text:style-name="T681"><text:s/></text:span>factor<text:span text:style-name="T682"><text:s/></text:span><text:span text:style-name="T683">diferenciador</text:span><text:span text:style-name="T684"><text:s/></text:span><text:span text:style-name="T685">d'una</text:span><text:span text:style-name="T686"><text:s/></text:span><text:span text:style-name="T687">empresa?</text:span><text:span text:style-name="T688"><text:s/></text:span>Pensa<text:span text:style-name="T689"><text:s/></text:span>en<text:span text:style-name="T690"><text:s/></text:span><text:span text:style-name="T691">un</text:span><text:span text:style-name="T692"><text:s/></text:span>factor<text:span text:style-name="T693"><text:s/></text:span><text:span text:style-name="T694">diferenciador</text:span><text:span text:style-name="T695"><text:s/></text:span><text:span text:style-name="T696">de</text:span><text:span text:style-name="T697"><text:s/></text:span><text:span text:style-name="T698">tipus</text:span><text:s/><text:span text:style-name="T699">pràctic</text:span><text:span text:style-name="T700"><text:s/></text:span><text:span text:style-name="T701">per</text:span><text:span text:style-name="T702"><text:s/></text:span>a<text:span text:style-name="T703"><text:s/></text:span><text:span text:style-name="T704">un</text:span><text:span text:style-name="T705"><text:s/></text:span>negoci<text:span text:style-name="T706"><text:s/></text:span>d'informàtica.</text:p>
        </text:list-item>
      </text:list>
      <text:p text:style-name="P707"/>
      <text:p text:style-name="P708">Factor<text:span text:style-name="T709"><text:s/></text:span><text:span text:style-name="T710">diferenciador</text:span><text:span text:style-name="T711"><text:s/></text:span><text:span text:style-name="T712">d'una</text:span><text:span text:style-name="T713"><text:s/></text:span><text:span text:style-name="T714">empresa:</text:span></text:p>
      <text:p text:style-name="P715"/>
      <text:p text:style-name="P716">Un factor<text:span text:style-name="T717"><text:s/></text:span><text:span text:style-name="T718">diferenciador per<text:s/></text:span>a<text:span text:style-name="T719"><text:s/></text:span><text:span text:style-name="T720">un</text:span><text:span text:style-name="T721"><text:s/></text:span>negoci<text:span text:style-name="T722"><text:s/></text:span><text:span text:style-name="T723">d'</text:span><text:span text:style-name="T724">informàtica</text:span><text:span text:style-name="T725"><text:s/></text:span>podria<text:span text:style-name="T726"><text:s/></text:span><text:span text:style-name="T727">ser</text:span><text:span text:style-name="T728"><text:s/>oferir serveis</text:span><text:span text:style-name="T729"><text:s/></text:span><text:span text:style-name="T730">d'assistència</text:span><text:span text:style-name="T731"><text:s/></text:span><text:span text:style-name="T732">tècnica</text:span><text:s/><text:span text:style-name="T733">amb</text:span><text:s/><text:span text:style-name="T734">temps<text:s/></text:span><text:span text:style-name="T735">de</text:span><text:s/><text:span text:style-name="T736">resposta</text:span><text:s/>molt<text:span text:style-name="T737"><text:s/></text:span><text:span text:style-name="T738">ràpids</text:span><text:span text:style-name="T739"><text:s/></text:span>i<text:span text:style-name="T740"><text:s/></text:span><text:span text:style-name="T741">garanties<text:s/></text:span><text:span text:style-name="T742">de</text:span><text:s/><text:span text:style-name="T743">resolució</text:span><text:s/><text:span text:style-name="T744">eficient</text:span></text:p>
      <text:p text:style-name="P745"><text:span text:style-name="T746">dels</text:span><text:span text:style-name="T747"><text:s/></text:span><text:span text:style-name="T748">problemes.</text:span></text:p>
      <text:p text:style-name="P749"/>
      <text:p text:style-name="P750"><text:span text:style-name="T751">En</text:span><text:s/><text:span text:style-name="T752">un</text:span><text:s/><text:span text:style-name="T753">mercat</text:span><text:span text:style-name="T754"><text:s/></text:span><text:span text:style-name="T755">saturat,</text:span><text:span text:style-name="T756"><text:s/></text:span><text:span text:style-name="T757">oferir<text:s/></text:span><text:span text:style-name="T758">un</text:span><text:s/><text:span text:style-name="T759">servei</text:span><text:span text:style-name="T760"><text:s/></text:span><text:span text:style-name="T761">molt</text:span><text:span text:style-name="T762"><text:s/></text:span>eficient<text:span text:style-name="T763"><text:s/></text:span>i<text:span text:style-name="T764"><text:s/></text:span><text:span text:style-name="T765">personalitzat</text:span><text:span text:style-name="T766"><text:s/></text:span><text:span text:style-name="T767">pot</text:span><text:span text:style-name="T768"><text:s/></text:span><text:span text:style-name="T769">diferenciar</text:span><text:span text:style-name="T770"><text:s/></text:span>Una<text:span text:style-name="T771"><text:s/></text:span><text:span text:style-name="T772">empresa</text:span><text:span text:style-name="T773"><text:s/></text:span><text:span text:style-name="T774">de</text:span><text:s/>la<text:span text:style-name="T775"><text:s/></text:span><text:span text:style-name="T776">competència.</text:span></text:p>
      <text:p text:style-name="P777"/>
      <text:list text:style-name="LFO1" text:continue-numbering="true">
        <text:list-item>
          <text:p text:style-name="P778"><text:span text:style-name="T779">Pots</text:span><text:span text:style-name="T780"><text:s/></text:span><text:span text:style-name="T781">pensar</text:span><text:span text:style-name="T782"><text:s/></text:span>en<text:span text:style-name="T783"><text:s/></text:span><text:span text:style-name="T784">algun</text:span><text:span text:style-name="T785"><text:s/></text:span>canvi<text:span text:style-name="T786"><text:s/></text:span><text:span text:style-name="T787">del</text:span><text:span text:style-name="T788"><text:s/></text:span>macro<text:span text:style-name="T789"><text:s/></text:span><text:span text:style-name="T790">entorn,</text:span><text:span text:style-name="T791"><text:s/></text:span><text:span text:style-name="T792">com</text:span><text:span text:style-name="T793"><text:s/></text:span>ara<text:span text:style-name="T794"><text:s/></text:span><text:span text:style-name="T795">una</text:span><text:span text:style-name="T796"><text:s/></text:span><text:span text:style-name="T797">normativa</text:span><text:span text:style-name="T798"><text:s/></text:span><text:span text:style-name="T799">legal,</text:span><text:span text:style-name="T800"><text:s/></text:span><text:span text:style-name="T801">que</text:span><text:span text:style-name="T802"><text:s/></text:span><text:span text:style-name="T803">puga</text:span><text:span text:style-name="T804"><text:s/></text:span>influir<text:span text:style-name="T805"><text:s/></text:span>en<text:span text:style-name="T806"><text:s/></text:span><text:span text:style-name="T807">la</text:span><text:span text:style-name="T808"><text:s/></text:span><text:span text:style-name="T809">viabilitat</text:span><text:span text:style-name="T810"><text:s/></text:span>d'algun<text:span text:style-name="T811"><text:s/></text:span><text:span text:style-name="T812">negoci</text:span><text:span text:style-name="T813"><text:s/></text:span><text:span text:style-name="T814">informàtic?</text:span><text:span text:style-name="T815"><text:s/></text:span><text:span text:style-name="T816">Alguna</text:span><text:span text:style-name="T817"><text:s/></text:span>oportunitat<text:span text:style-name="T818"><text:s/></text:span>o<text:span text:style-name="T819"><text:s/></text:span><text:span text:style-name="T820">algun</text:span><text:span text:style-name="T821"><text:s/></text:span><text:span text:style-name="T822">perill</text:span><text:span text:style-name="T823"><text:s/>que</text:span><text:span text:style-name="T824"><text:s/></text:span><text:span text:style-name="T825">hagen<text:s/></text:span><text:span text:style-name="T826">dut</text:span><text:span text:style-name="T827"><text:s/></text:span>aquests<text:span text:style-name="T828"><text:s/></text:span><text:span text:style-name="T829">canvis</text:span><text:span text:style-name="T830"><text:s/></text:span><text:span text:style-name="T831">per</text:span><text:span text:style-name="T832"><text:s/></text:span>a<text:span text:style-name="T833"><text:s/></text:span><text:span text:style-name="T834">determinades</text:span><text:span text:style-name="T835"><text:s/></text:span><text:span text:style-name="T836">idees</text:span><text:span text:style-name="T837"><text:s/></text:span><text:span text:style-name="T838">de</text:span><text:span text:style-name="T839"><text:s/></text:span><text:span text:style-name="T840">negoci</text:span><text:span text:style-name="T841"><text:s/></text:span><text:span text:style-name="T842">relacionades</text:span><text:span text:style-name="T843"><text:s/></text:span>amb<text:span text:style-name="T844"><text:s/></text:span><text:span text:style-name="T845">la</text:span><text:span text:style-name="T846"><text:s/></text:span>informàtica?<text:span text:style-name="T847"><text:s/></text:span><text:span text:style-name="T848">(penseu</text:span><text:span text:style-name="T849"><text:s/></text:span><text:span text:style-name="T850">per</text:span><text:span text:style-name="T851"><text:s/></text:span><text:span text:style-name="T852">exemple</text:span><text:span text:style-name="T853"><text:s/></text:span>en<text:span text:style-name="T854"><text:s/></text:span><text:span text:style-name="T855">la</text:span><text:span text:style-name="T856"><text:s/></text:span><text:span text:style-name="T857">creació</text:span><text:span text:style-name="T858"><text:s/></text:span><text:span text:style-name="T859">d'un</text:span><text:span text:style-name="T860"><text:s/></text:span><text:span text:style-name="T861">programa</text:span><text:span text:style-name="T862"><text:s/></text:span><text:span text:style-name="T863">per</text:span><text:span text:style-name="T864"><text:s/></text:span><text:span text:style-name="T865">controlar</text:span><text:span text:style-name="T866"><text:s/></text:span><text:span text:style-name="T867">determinades</text:span><text:span text:style-name="T868"><text:s/></text:span><text:span text:style-name="T869">actituds</text:span><text:span text:style-name="T870"><text:s/></text:span><text:span text:style-name="T871">prohibides</text:span><text:span text:style-name="T872"><text:s/></text:span><text:span text:style-name="T873">per</text:span><text:span text:style-name="T874"><text:s/></text:span>una<text:span text:style-name="T875"><text:s/></text:span><text:span text:style-name="T876">normativa)</text:span></text:p>
        </text:list-item>
      </text:list>
      <text:p text:style-name="P877"/>
      <text:p text:style-name="P878"><text:span text:style-name="T879">Canvis</text:span><text:span text:style-name="T880"><text:s/></text:span><text:span text:style-name="T881">en</text:span><text:span text:style-name="T882"><text:s/></text:span><text:span text:style-name="T883">el</text:span><text:span text:style-name="T884"><text:s/></text:span><text:span text:style-name="T885">macroentorn</text:span><text:s/><text:span text:style-name="T886">relacionats amb</text:span><text:s/>la<text:s/><text:span text:style-name="T887">informàtica:</text:span></text:p>
      <text:p text:style-name="P888"/>
      <text:p text:style-name="P889">Un<text:s/><text:span text:style-name="T890">canvi podria</text:span><text:s/><text:span text:style-name="T891">ser</text:span><text:s/><text:span text:style-name="T892">una</text:span><text:span text:style-name="T893"><text:s/></text:span><text:span text:style-name="T894">nova</text:span><text:s/><text:span text:style-name="T895">normativa</text:span><text:span text:style-name="T896"><text:s/></text:span><text:span text:style-name="T897">de</text:span><text:s/><text:span text:style-name="T898">seguretat<text:s/></text:span><text:span text:style-name="T899">informàtica</text:span><text:span text:style-name="T900"><text:s/></text:span><text:span text:style-name="T901">que</text:span><text:s/><text:span text:style-name="T902">obligui les</text:span><text:span text:style-name="T903"><text:s/></text:span>empreses<text:span text:style-name="T904"><text:s/></text:span>a<text:s/><text:span text:style-name="T905">implementar solucions</text:span><text:span text:style-name="T906"><text:s/></text:span><text:span text:style-name="T907">avançades<text:s/></text:span><text:span text:style-name="T908">de</text:span><text:span text:style-name="T909"><text:s/></text:span><text:span text:style-name="T910">protecció</text:span><text:s/><text:span text:style-name="T911">de</text:span><text:span text:style-name="T912"><text:s/></text:span>dades.<text:span text:style-name="T913"><text:s/></text:span><text:span text:style-name="T914">Això</text:span><text:span text:style-name="T915"><text:s/></text:span><text:span text:style-name="T916">podria</text:span><text:s/><text:span text:style-name="T917">representar</text:span></text:p>
      <text:p text:style-name="P918"><text:span text:style-name="T919">una</text:span><text:s/><text:span text:style-name="T920">oportunitat</text:span><text:span text:style-name="T921"><text:s/></text:span><text:span text:style-name="T922">per</text:span><text:s/>a<text:s/><text:span text:style-name="T923">empreses que</text:span><text:s/><text:span text:style-name="T924">ofereixen</text:span><text:span text:style-name="T925"><text:s/></text:span><text:span text:style-name="T926">serveis</text:span><text:span text:style-name="T927"><text:s/></text:span><text:span text:style-name="T928">de</text:span><text:s/><text:span text:style-name="T929">ciberseguretat,</text:span><text:span text:style-name="T930"><text:s/></text:span>però<text:s/><text:span text:style-name="T931">també</text:span><text:span text:style-name="T932"><text:s/></text:span><text:span text:style-name="T933">un</text:span><text:span text:style-name="T934"><text:s/></text:span>perill<text:span text:style-name="T935"><text:s/></text:span><text:span text:style-name="T936">per</text:span><text:span text:style-name="T937"><text:s/></text:span>a<text:span text:style-name="T938"><text:s/></text:span>aquelles<text:span text:style-name="T939"><text:s/>que</text:span><text:s/><text:span text:style-name="T940">no</text:span><text:span text:style-name="T941"><text:s/></text:span><text:span text:style-name="T942">s'adapten.</text:span></text:p>
      <text:p text:style-name="P943"/>
      <text:p text:style-name="P944"><text:span text:style-name="T945">Les</text:span><text:span text:style-name="T946"><text:s/></text:span><text:span text:style-name="T947">normatives poden</text:span><text:s/><text:span text:style-name="T948">canviar</text:span><text:s/><text:span text:style-name="T949">les</text:span><text:span text:style-name="T950"><text:s/></text:span>condicions<text:span text:style-name="T951"><text:s/></text:span><text:span text:style-name="T952">del</text:span><text:span text:style-name="T953"><text:s/></text:span>mercat<text:span text:style-name="T954"><text:s/></text:span>i<text:span text:style-name="T955"><text:s/></text:span>crear<text:span text:style-name="T956"><text:s/>oportunitats per</text:span><text:span text:style-name="T957"><text:s/></text:span>a<text:span text:style-name="T958"><text:s/></text:span><text:span text:style-name="T959">empreses</text:span><text:span text:style-name="T960"><text:s/></text:span><text:span text:style-name="T961">que</text:span><text:s/><text:span text:style-name="T962">ofereixen</text:span><text:span text:style-name="T963"><text:s/></text:span>solucions<text:span text:style-name="T964"><text:s/></text:span><text:span text:style-name="T965">de<text:s/></text:span><text:span text:style-name="T966">compliment</text:span><text:span text:style-name="T967"><text:s/></text:span><text:span text:style-name="T968">normatiu.</text:span></text:p>
      <text:p text:style-name="P969"/>
      <text:p text:style-name="P970"/>
      <text:p text:style-name="P971"/>
      <text:list text:style-name="LFO1" text:continue-numbering="true">
        <text:list-item>
          <text:p text:style-name="P972"><text:span text:style-name="T973">Completa</text:span><text:span text:style-name="T974"><text:s/></text:span><text:span text:style-name="T975">la</text:span><text:span text:style-name="T976"><text:s/></text:span><text:span text:style-name="T977">taula:</text:span></text:p>
        </text:list-item>
      </text:list>
      <text:p text:style-name="P978"/>
      <table:table table:style-name="Table979">
        <table:table-columns>
          <table:table-column table:style-name="TableColumn980"/>
          <table:table-column table:style-name="TableColumn981"/>
          <table:table-column table:style-name="TableColumn982"/>
        </table:table-columns>
        <table:table-row table:style-name="TableRow983">
          <table:table-cell table:style-name="TableCell984">
            <text:p text:style-name="P985"><text:span text:style-name="T986">Canvi</text:span><text:span text:style-name="T987"><text:s/></text:span><text:span text:style-name="T988">social</text:span></text:p>
          </table:table-cell>
          <table:table-cell table:style-name="TableCell989">
            <text:p text:style-name="P990"><text:span text:style-name="T991">Necessitats</text:span><text:span text:style-name="T992"><text:s/></text:span><text:span text:style-name="T993">i</text:span><text:span text:style-name="T994"><text:s/></text:span><text:span text:style-name="T995">negocis</text:span></text:p>
          </table:table-cell>
          <table:table-cell table:style-name="TableCell996">
            <text:p text:style-name="P997"><text:span text:style-name="T998">Idees</text:span><text:span text:style-name="T999"><text:s/></text:span><text:span text:style-name="T1000">innovadores</text:span></text:p>
          </table:table-cell>
        </table:table-row>
        <table:table-row table:style-name="TableRow1001">
          <table:table-cell table:style-name="TableCell1002">
            <text:p text:style-name="P1003"><text:span text:style-name="T1004">Augment</text:span><text:span text:style-name="T1005"><text:s/></text:span><text:span text:style-name="T1006">en</text:span><text:span text:style-name="T1007"><text:s/></text:span><text:span text:style-name="T1008">l'esperança</text:span><text:span text:style-name="T1009"><text:s/></text:span><text:span text:style-name="T1010">de</text:span><text:span text:style-name="T1011"><text:s/></text:span><text:span text:style-name="T1012">vida</text:span></text:p>
          </table:table-cell>
          <table:table-cell table:style-name="TableCell1013">
            <text:p text:style-name="P1014"><text:span text:style-name="T1015">Proliferació<text:s/></text:span><text:span text:style-name="T1016">de</text:span><text:span text:style-name="T1017"><text:s/>resicències</text:span><text:span text:style-name="T1018"><text:s/></text:span><text:span text:style-name="T1019">i</text:span><text:span text:style-name="T1020"><text:s/></text:span><text:span text:style-name="T1021">centres</text:span><text:span text:style-name="T1022"><text:s/></text:span><text:span text:style-name="T1023">de</text:span><text:span text:style-name="T1024"><text:s/></text:span><text:span text:style-name="T1025">dia,</text:span><text:span text:style-name="T1026"><text:s/></text:span><text:span text:style-name="T1027">serveis</text:span><text:span text:style-name="T1028"><text:s/></text:span><text:span text:style-name="T1029">a</text:span></text:p>
          </table:table-cell>
          <table:table-cell table:style-name="TableCell1030">
            <text:p text:style-name="P1031"><text:span text:style-name="T1032">Programa</text:span><text:span text:style-name="T1033"><text:s/></text:span><text:span text:style-name="T1034">d'acompanyament</text:span><text:span text:style-name="T1035"><text:s/></text:span><text:span text:style-name="T1036">per</text:span><text:span text:style-name="T1037"><text:s/></text:span><text:span text:style-name="T1038">a</text:span><text:span text:style-name="T1039"><text:s/></text:span><text:span text:style-name="T1040">la</text:span><text:span text:style-name="T1041"><text:s/></text:span><text:span text:style-name="T1042">gent</text:span><text:span text:style-name="T1043"><text:s/></text:span><text:span text:style-name="T1044">gran<text:s/></text:span><text:span text:style-name="T1045">a</text:span><text:span text:style-name="T1046"><text:s/></text:span><text:span text:style-name="T1047">través</text:span><text:span text:style-name="T1048"><text:s/></text:span><text:span text:style-name="T1049">de</text:span><text:span text:style-name="T1050"><text:s/></text:span><text:span text:style-name="T1051">la</text:span><text:span text:style-name="T1052"><text:s/>tecnologia</text:span></text:p>
          </table:table-cell>
        </table:table-row>
      </table:table>
      <text:p text:style-name="P1053"/>
      <table:table table:style-name="Table1054">
        <table:table-columns>
          <table:table-column table:style-name="TableColumn1055"/>
          <table:table-column table:style-name="TableColumn1056"/>
          <table:table-column table:style-name="TableColumn1057"/>
        </table:table-columns>
        <table:table-row table:style-name="TableRow1058">
          <table:table-cell table:style-name="TableCell1059">
            <text:p text:style-name="Standard"/>
          </table:table-cell>
          <table:table-cell table:style-name="TableCell1060">
            <text:p text:style-name="P1061"><text:span text:style-name="T1062">domicili,</text:span><text:span text:style-name="T1063"><text:s/></text:span><text:span text:style-name="T1064">serveis</text:span><text:span text:style-name="T1065"><text:s/></text:span><text:span text:style-name="T1066">d'oci,</text:span><text:span text:style-name="T1067"><text:s/></text:span><text:span text:style-name="T1068">cultura...</text:span></text:p>
          </table:table-cell>
          <table:table-cell table:style-name="TableCell1069">
            <text:p text:style-name="Standard"/>
          </table:table-cell>
        </table:table-row>
        <table:table-row table:style-name="TableRow1070">
          <table:table-cell table:style-name="TableCell1071">
            <text:p text:style-name="P1072"><text:span text:style-name="T1073">Mes</text:span><text:span text:style-name="T1074"><text:s/></text:span><text:span text:style-name="T1075">soletat</text:span></text:p>
          </table:table-cell>
          <table:table-cell table:style-name="TableCell1076">
            <text:p text:style-name="P1077"><text:span text:style-name="T1078">Buscar</text:span><text:span text:style-name="T1079"><text:s/></text:span><text:span text:style-name="T1080">parella</text:span><text:span text:style-name="T1081"><text:s/></text:span><text:span text:style-name="T1082">per</text:span><text:span text:style-name="T1083"><text:s/></text:span><text:span text:style-name="T1084">internet,</text:span><text:span text:style-name="T1085"><text:s/></text:span><text:span text:style-name="T1086">xarxes</text:span><text:span text:style-name="T1087"><text:s/></text:span><text:span text:style-name="T1088">socials,</text:span><text:span text:style-name="T1089"><text:s/></text:span><text:span text:style-name="T1090">associacions</text:span><text:span text:style-name="T1091"><text:s/></text:span><text:span text:style-name="T1092">de</text:span><text:span text:style-name="T1093"><text:s/></text:span><text:span text:style-name="T1094">temps</text:span><text:span text:style-name="T1095"><text:s/></text:span><text:span text:style-name="T1096">lleure</text:span><text:span text:style-name="T1097"><text:s/></text:span><text:span text:style-name="T1098">i</text:span><text:span text:style-name="T1099"><text:s/>oci...</text:span></text:p>
          </table:table-cell>
          <table:table-cell table:style-name="TableCell1100">
            <text:p text:style-name="P1101"><text:span text:style-name="T1102">Aplicació<text:s/></text:span><text:span text:style-name="T1103">de</text:span><text:span text:style-name="T1104"><text:s/>connexió<text:s/></text:span><text:span text:style-name="T1105">per</text:span><text:span text:style-name="T1106"><text:s/></text:span><text:span text:style-name="T1107">a</text:span><text:span text:style-name="T1108"><text:s/></text:span><text:span text:style-name="T1109">persones</text:span><text:span text:style-name="T1110"><text:s/></text:span><text:span text:style-name="T1111">que</text:span><text:span text:style-name="T1112"><text:s/></text:span><text:span text:style-name="T1113">es</text:span><text:span text:style-name="T1114"><text:s/></text:span><text:span text:style-name="T1115">senten<text:s/></text:span><text:span text:style-name="T1116">sols</text:span></text:p>
          </table:table-cell>
        </table:table-row>
        <table:table-row table:style-name="TableRow1117">
          <table:table-cell table:style-name="TableCell1118">
            <text:p text:style-name="P1119"><text:span text:style-name="T1120">Preocupació</text:span><text:span text:style-name="T1121"><text:s/>pel<text:s/></text:span><text:span text:style-name="T1122">medi</text:span><text:span text:style-name="T1123"><text:s/></text:span><text:span text:style-name="T1124">ambient</text:span></text:p>
          </table:table-cell>
          <table:table-cell table:style-name="TableCell1125">
            <text:p text:style-name="P1126"><text:span text:style-name="T1127">Empreses</text:span><text:span text:style-name="T1128"><text:s/></text:span><text:span text:style-name="T1129">del</text:span><text:span text:style-name="T1130"><text:s/></text:span><text:span text:style-name="T1131">sector</text:span><text:span text:style-name="T1132"><text:s/></text:span><text:span text:style-name="T1133">ambiental:</text:span><text:span text:style-name="T1134"><text:s/></text:span><text:span text:style-name="T1135">agricultura</text:span><text:span text:style-name="T1136"><text:s/></text:span><text:span text:style-name="T1137">ecològica,</text:span><text:span text:style-name="T1138"><text:s/></text:span><text:span text:style-name="T1139">ecoturisme,</text:span><text:span text:style-name="T1140"><text:s/></text:span><text:span text:style-name="T1141">gestió</text:span><text:span text:style-name="T1142"><text:s/></text:span><text:span text:style-name="T1143">de</text:span><text:span text:style-name="T1144"><text:s/></text:span><text:span text:style-name="T1145">residus..</text:span></text:p>
          </table:table-cell>
          <table:table-cell table:style-name="TableCell1146">
            <text:p text:style-name="P1147"><text:span text:style-name="T1148">Plataforma</text:span><text:span text:style-name="T1149"><text:s/></text:span><text:span text:style-name="T1150">en</text:span><text:span text:style-name="T1151"><text:s/>línia</text:span><text:span text:style-name="T1152"><text:s/></text:span><text:span text:style-name="T1153">per</text:span><text:span text:style-name="T1154"><text:s/></text:span><text:span text:style-name="T1155">compartir</text:span><text:span text:style-name="T1156"><text:s/></text:span><text:span text:style-name="T1157">pràctiques</text:span><text:span text:style-name="T1158"><text:s/></text:span><text:span text:style-name="T1159">sostenibles</text:span></text:p>
          </table:table-cell>
        </table:table-row>
        <table:table-row table:style-name="TableRow1160">
          <table:table-cell table:style-name="TableCell1161">
            <text:p text:style-name="P1162"><text:span text:style-name="T1163">Noves</text:span><text:span text:style-name="T1164"><text:s/></text:span><text:span text:style-name="T1165">tecnologies</text:span></text:p>
          </table:table-cell>
          <table:table-cell table:style-name="TableCell1166">
            <text:p text:style-name="P1167"><text:span text:style-name="T1168">Empreses</text:span><text:span text:style-name="T1169"><text:s/></text:span><text:span text:style-name="T1170">de</text:span><text:span text:style-name="T1171"><text:s/></text:span><text:span text:style-name="T1172">telecomunicaions,</text:span><text:span text:style-name="T1173"><text:s/></text:span><text:span text:style-name="T1174">videojocs,</text:span><text:span text:style-name="T1175"><text:s/></text:span><text:span text:style-name="T1176">programació,</text:span><text:span text:style-name="T1177"><text:s/></text:span><text:span text:style-name="T1178">internet,</text:span><text:span text:style-name="T1179"><text:s/></text:span><text:span text:style-name="T1180">telèfons</text:span><text:span text:style-name="T1181"><text:s/></text:span><text:span text:style-name="T1182">mòbils...</text:span></text:p>
          </table:table-cell>
          <table:table-cell table:style-name="TableCell1183">
            <text:p text:style-name="P1184"><text:span text:style-name="T1185">Realitat</text:span><text:span text:style-name="T1186"><text:s/></text:span><text:span text:style-name="T1187">augmentada</text:span><text:span text:style-name="T1188"><text:s/></text:span><text:span text:style-name="T1189">per</text:span><text:span text:style-name="T1190"><text:s/></text:span><text:span text:style-name="T1191">a</text:span><text:span text:style-name="T1192"><text:s/></text:span><text:span text:style-name="T1193">experiències</text:span><text:span text:style-name="T1194"><text:s/></text:span><text:span text:style-name="T1195">d'aprenentatge</text:span></text:p>
          </table:table-cell>
        </table:table-row>
        <table:table-row table:style-name="TableRow1196">
          <table:table-cell table:style-name="TableCell1197">
            <text:p text:style-name="P1198"><text:span text:style-name="T1199">Preocupació</text:span><text:span text:style-name="T1200"><text:s/>creixent</text:span><text:span text:style-name="T1201"><text:s/></text:span><text:span text:style-name="T1202">per</text:span><text:span text:style-name="T1203"><text:s/></text:span><text:span text:style-name="T1204">la</text:span><text:span text:style-name="T1205"><text:s/></text:span><text:span text:style-name="T1206">seguretat</text:span></text:p>
          </table:table-cell>
          <table:table-cell table:style-name="TableCell1207">
            <text:p text:style-name="P1208"><text:span text:style-name="T1209">Enviament</text:span><text:span text:style-name="T1210"><text:s/></text:span><text:span text:style-name="T1211">a</text:span><text:span text:style-name="T1212"><text:s/></text:span><text:span text:style-name="T1213">domicili,</text:span><text:span text:style-name="T1214"><text:s/></text:span><text:span text:style-name="T1215">empreses</text:span><text:span text:style-name="T1216"><text:s/></text:span><text:span text:style-name="T1217">de</text:span><text:span text:style-name="T1218"><text:s/></text:span><text:span text:style-name="T1219">neteja,</text:span><text:span text:style-name="T1220"><text:s/></text:span><text:span text:style-name="T1221">de</text:span><text:span text:style-name="T1222"><text:s/></text:span><text:span text:style-name="T1223">rentat</text:span><text:span text:style-name="T1224"><text:s/></text:span><text:span text:style-name="T1225">i</text:span><text:span text:style-name="T1226"><text:s/></text:span><text:span text:style-name="T1227">planxat</text:span><text:span text:style-name="T1228"><text:s/></text:span><text:span text:style-name="T1229">amb</text:span><text:span text:style-name="T1230"><text:s/>recolida</text:span><text:span text:style-name="T1231"><text:s/></text:span><text:span text:style-name="T1232">i</text:span><text:span text:style-name="T1233"><text:s/></text:span><text:span text:style-name="T1234">enviament</text:span><text:span text:style-name="T1235"><text:s/></text:span><text:span text:style-name="T1236">a</text:span><text:span text:style-name="T1237"><text:s/></text:span><text:span text:style-name="T1238">domicili,</text:span><text:span text:style-name="T1239"><text:s/></text:span><text:span text:style-name="T1240">negocis</text:span><text:span text:style-name="T1241"><text:s/></text:span><text:span text:style-name="T1242">24</text:span><text:span text:style-name="T1243"><text:s/></text:span><text:span text:style-name="T1244">h...</text:span></text:p>
          </table:table-cell>
          <table:table-cell table:style-name="TableCell1245">
            <text:p text:style-name="P1246"><text:span text:style-name="T1247">Sistema</text:span><text:span text:style-name="T1248"><text:s/></text:span><text:span text:style-name="T1249">de</text:span><text:span text:style-name="T1250"><text:s/></text:span><text:span text:style-name="T1251">seguretat</text:span><text:span text:style-name="T1252"><text:s/></text:span><text:span text:style-name="T1253">connectat</text:span><text:span text:style-name="T1254"><text:s/></text:span><text:span text:style-name="T1255">a</text:span><text:span text:style-name="T1256"><text:s/></text:span><text:span text:style-name="T1257">internet</text:span><text:span text:style-name="T1258"><text:s/></text:span><text:span text:style-name="T1259">per</text:span><text:span text:style-name="T1260"><text:s/></text:span><text:span text:style-name="T1261">al</text:span><text:span text:style-name="T1262"><text:s/></text:span><text:span text:style-name="T1263">control</text:span><text:span text:style-name="T1264"><text:s/></text:span><text:span text:style-name="T1265">i</text:span><text:span text:style-name="T1266"><text:s/>prevenció dels</text:span><text:span text:style-name="T1267"><text:s/></text:span><text:span text:style-name="T1268">risco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3298in" fo:text-indent="-0.2506in">
        <style:tab-stops/>
      </style:paragraph-properties>
      <style:text-properties style:font-name="Arial" style:font-name-asian="Arial" fo:font-weight="bold" style:font-weight-asian="bold" style:font-weight-complex="bold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3229in">
        <style:tab-stops/>
      </style:paragraph-properties>
      <style:text-properties style:font-name="Arial" style:font-name-asian="Arial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Arial" style:font-name-asian="Arial" fo:font-weight="bold" style:font-weight-asian="bold" style:font-weight-complex="bold" fo:letter-spacing="0.0006in" style:text-scale="99%" fo:font-size="12pt" style:font-size-asian="12pt" style:font-size-complex="12pt"/>
    </style:style>
    <style:style style:name="WW_CharLFO1LVL2" style:family="text">
      <style:text-properties style:font-name="Arial" style:font-name-asian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98in" text:min-label-width="0.2506in"/>
      </text:list-level-style-number>
      <text:list-level-style-bullet text:level="2" text:style-name="WW_CharLFO1LVL2" text:bullet-char="-">
        <style:list-level-properties text:space-before="0.3652in" text:min-label-width="0.0937in"/>
        <style:text-properties style:font-name="Arial"/>
      </text:list-level-style-bullet>
      <text:list-level-style-bullet text:level="3" text:bullet-char="•">
        <style:list-level-properties text:space-before="0.8159in" text:min-label-width="0.0937in"/>
      </text:list-level-style-bullet>
      <text:list-level-style-bullet text:level="4" text:bullet-char="•">
        <style:list-level-properties text:space-before="0.8576in" text:min-label-width="0.0937in"/>
      </text:list-level-style-bullet>
      <text:list-level-style-bullet text:level="5" text:bullet-char="•">
        <style:list-level-properties text:space-before="1.6645in" text:min-label-width="0.0937in"/>
      </text:list-level-style-bullet>
      <text:list-level-style-bullet text:level="6" text:bullet-char="•">
        <style:list-level-properties text:space-before="2.4715in" text:min-label-width="0.0937in"/>
      </text:list-level-style-bullet>
      <text:list-level-style-bullet text:level="7" text:bullet-char="•">
        <style:list-level-properties text:space-before="3.2784in" text:min-label-width="0.0937in"/>
      </text:list-level-style-bullet>
      <text:list-level-style-bullet text:level="8" text:bullet-char="•">
        <style:list-level-properties text:space-before="4.0861in" text:min-label-width="0.0937in"/>
      </text:list-level-style-bullet>
      <text:list-level-style-bullet text:level="9" text:bullet-char="•">
        <style:list-level-properties text:space-before="4.893in" text:min-label-width="0.0937in"/>
      </text:list-level-style-bullet>
    </text:list-style>
    <style:page-layout style:name="PL0">
      <style:page-layout-properties fo:page-width="8.2708in" fo:page-height="11.6944in" style:print-orientation="portrait" fo:margin-top="0.7638in" fo:margin-left="0.9583in" fo:margin-bottom="0.1944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9305in" fo:margin-left="0.7083in" fo:margin-bottom="0.1944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.7361in" fo:margin-left="0.7222in" fo:margin-bottom="0.1944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23-12-14T18:28:00Z</meta:creation-date>
    <dc:date>2023-12-14T18:28:00Z</dc:date>
    <meta:template xlink:href="Normal.dotm" xlink:type="simple"/>
    <meta:editing-cycles>2</meta:editing-cycles>
    <meta:editing-duration>PT0S</meta:editing-duration>
    <meta:user-defined meta:name="Created" meta:value-type="date">2023-12-14T00:00:00Z</meta:user-defined>
    <meta:user-defined meta:name="LastSaved" meta:value-type="date">2023-12-14T00:00:00Z</meta:user-defined>
    <meta:document-statistic meta:page-count="3" meta:paragraph-count="57" meta:word-count="801" meta:character-count="5069" meta:row-count="153" meta:non-whitespace-character-count="4327"/>
  </office:meta>
</office:document-meta>
</file>